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2.291cm"/>
    </style:style>
    <style:style style:name="co6" style:family="table-column">
      <style:table-column-properties fo:break-before="auto" style:column-width="2.683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6.011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72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Hist_20_0">
      <style:table-properties table:display="true" style:writing-mode="lr-tb"/>
    </style:style>
    <style:style style:name="ta2" style:family="table" style:master-page-name="PageStyle_5f_Hist_20_1">
      <style:table-properties table:display="true" style:writing-mode="lr-tb"/>
    </style:style>
    <style:style style:name="ta3" style:family="table" style:master-page-name="PageStyle_5f_Hist_20_2">
      <style:table-properties table:display="true" style:writing-mode="lr-tb"/>
    </style:style>
    <style:style style:name="ta6" style:family="table" style:master-page-name="PageStyle_5f_ChiSq_20_3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7" style:family="table" style:master-page-name="PageStyle_5f_Hist_20_3">
      <style:table-properties table:display="true" style:writing-mode="lr-tb"/>
    </style:style>
    <style:style style:name="ta9" style:family="table" style:master-page-name="PageStyle_5f_QQ_20_3">
      <style:table-properties table:display="true" style:writing-mode="lr-tb"/>
    </style:style>
    <style:style style:name="ta10" style:family="table" style:master-page-name="PageStyle_5f_ChiSq_20_6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41" style:family="table-cell" style:parent-style-name="Default">
      <style:table-cell-properties fo:padding="0.071cm"/>
    </style:style>
    <style:style style:name="ce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 style:data-style-name="N118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8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30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padding="0.071cm"/>
    </style:style>
    <style:style style:name="ce2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 style:data-style-name="N118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8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36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30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19">
      <style:table-cell-properties fo:padding="0.071c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1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fo:padding="0.071cm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st 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ce27"/>
        <table:table-column table:style-name="co2" table:default-cell-style-name="Default"/>
        <table:table-column table:style-name="co4" table:default-cell-style-name="ce27"/>
        <table:table-column table:style-name="co2" table:number-columns-repeated="1015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table:style-name="ce28" office:value-type="string" calcext:value-type="string">
            <text:p>Next step: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table:style-name="ce28" office:value-type="string" calcext:value-type="string">
            <text:p>Sort data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2*60+37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formula="of:=35+60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2*6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formula="of:=60+53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 table:number-rows-repeated="10481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 1" table:style-name="ta2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7"/>
        <table:table-column table:style-name="co2" table:default-cell-style-name="Default"/>
        <table:table-column table:style-name="co4" table:default-cell-style-name="ce27"/>
        <table:table-column table:style-name="co2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28" office:value-type="string" calcext:value-type="string">
            <text:p>Next step: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28" office:value-type="string" calcext:value-type="string">
            <text:p>Fix interval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style-name="ce28" office:value-type="string" calcext:value-type="string">
            <text:p>Count hits (Oi)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35+60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60+53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2*60+37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2*6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2" table:number-rows-repeated="10481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 2" table:style-name="ta3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7"/>
        <table:table-column table:style-name="co2" table:default-cell-style-name="Default"/>
        <table:table-column table:style-name="co4" table:default-cell-style-name="ce27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100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string" calcext:value-type="string">
            <text:p>xmin</text:p>
          </table:table-cell>
          <table:table-cell table:style-name="ce29" office:value-type="string" calcext:value-type="string">
            <text:p>xmax</text:p>
          </table:table-cell>
          <table:table-cell table:style-name="ce32"/>
          <table:table-cell table:style-name="ce29" office:value-type="string" calcext:value-type="string">
            <text:p>Observed</text:p>
          </table:table-cell>
          <table:table-cell/>
          <table:table-cell table:style-name="ce28" office:value-type="string" calcext:value-type="string">
            <text:p>Next step: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2"/>
          <table:table-cell table:style-name="ce31" office:value-type="float" office:value="160" calcext:value-type="float">
            <text:p>160</text:p>
          </table:table-cell>
          <table:table-cell/>
          <table:table-cell table:style-name="ce28" office:value-type="string" calcext:value-type="string">
            <text:p>Draw histogram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32"/>
          <table:table-cell table:style-name="ce31" office:value-type="float" office:value="83" calcext:value-type="float">
            <text:p>83</text:p>
          </table:table-cell>
          <table:table-cell/>
          <table:table-cell table:style-name="ce2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3]+10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32"/>
          <table:table-cell table:style-name="ce31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4]+10" office:value-type="float" office:value="31" calcext:value-type="float">
            <text:p>31</text:p>
          </table:table-cell>
          <table:table-cell table:style-name="ce31" table:formula="of:=[.E4]+10" office:value-type="float" office:value="40" calcext:value-type="float">
            <text:p>40</text:p>
          </table:table-cell>
          <table:table-cell table:style-name="ce32"/>
          <table:table-cell table:style-name="ce31" office:value-type="float" office:value="33" calcext:value-type="float">
            <text:p>33</text:p>
          </table:table-cell>
          <table:table-cell/>
          <table:table-cell table:style-name="ce28"/>
          <table:table-cell/>
          <table:table-cell table:style-name="ce34" office:value-type="string" calcext:value-type="string">
            <text:p>n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5]+10" office:value-type="float" office:value="41" calcext:value-type="float">
            <text:p>41</text:p>
          </table:table-cell>
          <table:table-cell table:style-name="ce31" table:formula="of:=[.E5]+10" office:value-type="float" office:value="50" calcext:value-type="float">
            <text:p>50</text:p>
          </table:table-cell>
          <table:table-cell table:style-name="ce32"/>
          <table:table-cell table:style-name="ce31" office:value-type="float" office:value="31" calcext:value-type="float">
            <text:p>31</text:p>
          </table:table-cell>
          <table:table-cell/>
          <table:table-cell table:style-name="ce28"/>
          <table:table-cell/>
          <table:table-cell table:style-name="ce34" office:value-type="string" calcext:value-type="string">
            <text:p>k</text:p>
          </table:table-cell>
          <table:table-cell table:style-name="ce34" table:formula="of:=SQRT([.L5])" office:value-type="float" office:value="20.6639783197718" calcext:value-type="float">
            <text:p>20,6639783197718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6]+10" office:value-type="float" office:value="51" calcext:value-type="float">
            <text:p>51</text:p>
          </table:table-cell>
          <table:table-cell table:style-name="ce31" table:formula="of:=[.E6]+10" office:value-type="float" office:value="60" calcext:value-type="float">
            <text:p>60</text:p>
          </table:table-cell>
          <table:table-cell table:style-name="ce32"/>
          <table:table-cell table:style-name="ce31" office:value-type="float" office:value="21" calcext:value-type="float">
            <text:p>21</text:p>
          </table:table-cell>
          <table:table-cell table:number-columns-repeated="3"/>
          <table:table-cell table:style-name="ce34" office:value-type="string" calcext:value-type="string">
            <text:p>lowest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7]+10" office:value-type="float" office:value="61" calcext:value-type="float">
            <text:p>61</text:p>
          </table:table-cell>
          <table:table-cell table:style-name="ce31" table:formula="of:=[.E7]+10" office:value-type="float" office:value="70" calcext:value-type="float">
            <text:p>70</text:p>
          </table:table-cell>
          <table:table-cell table:style-name="ce32"/>
          <table:table-cell table:style-name="ce31" office:value-type="float" office:value="11" calcext:value-type="float">
            <text:p>11</text:p>
          </table:table-cell>
          <table:table-cell table:number-columns-repeated="3"/>
          <table:table-cell table:style-name="ce34" office:value-type="string" calcext:value-type="string">
            <text:p>highest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8]+10" office:value-type="float" office:value="71" calcext:value-type="float">
            <text:p>71</text:p>
          </table:table-cell>
          <table:table-cell table:style-name="ce31" table:formula="of:=[.E8]+10" office:value-type="float" office:value="80" calcext:value-type="float">
            <text:p>80</text:p>
          </table:table-cell>
          <table:table-cell table:style-name="ce32"/>
          <table:table-cell table:style-name="ce31" office:value-type="float" office:value="11" calcext:value-type="float">
            <text:p>11</text:p>
          </table:table-cell>
          <table:table-cell table:number-columns-repeated="3"/>
          <table:table-cell table:style-name="ce34" office:value-type="string" calcext:value-type="string">
            <text:p>range</text:p>
          </table:table-cell>
          <table:table-cell table:style-name="ce34" table:formula="of:=178/20" office:value-type="float" office:value="8.9" calcext:value-type="float">
            <text:p>8,9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9]+10" office:value-type="float" office:value="81" calcext:value-type="float">
            <text:p>81</text:p>
          </table:table-cell>
          <table:table-cell table:style-name="ce31" table:formula="of:=[.E9]+10" office:value-type="float" office:value="90" calcext:value-type="float">
            <text:p>9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10]+10" office:value-type="float" office:value="91" calcext:value-type="float">
            <text:p>91</text:p>
          </table:table-cell>
          <table:table-cell table:style-name="ce31" table:formula="of:=[.E10]+10" office:value-type="float" office:value="100" calcext:value-type="float">
            <text:p>100</text:p>
          </table:table-cell>
          <table:table-cell table:style-name="ce32"/>
          <table:table-cell table:style-name="ce31" office:value-type="float" office:value="5" calcext:value-type="float">
            <text:p>5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18 buckets in 10er steps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11]+10" office:value-type="float" office:value="101" calcext:value-type="float">
            <text:p>101</text:p>
          </table:table-cell>
          <table:table-cell table:style-name="ce31" table:formula="of:=[.E11]+10" office:value-type="float" office:value="110" calcext:value-type="float">
            <text:p>11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2]+10" office:value-type="float" office:value="111" calcext:value-type="float">
            <text:p>111</text:p>
          </table:table-cell>
          <table:table-cell table:style-name="ce31" table:formula="of:=[.E12]+10" office:value-type="float" office:value="120" calcext:value-type="float">
            <text:p>120</text:p>
          </table:table-cell>
          <table:table-cell table:style-name="ce33"/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3]+10" office:value-type="float" office:value="121" calcext:value-type="float">
            <text:p>121</text:p>
          </table:table-cell>
          <table:table-cell table:style-name="ce31" table:formula="of:=[.E13]+10" office:value-type="float" office:value="130" calcext:value-type="float">
            <text:p>13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4]+10" office:value-type="float" office:value="131" calcext:value-type="float">
            <text:p>131</text:p>
          </table:table-cell>
          <table:table-cell table:style-name="ce31" table:formula="of:=[.E14]+10" office:value-type="float" office:value="140" calcext:value-type="float">
            <text:p>14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5]+10" office:value-type="float" office:value="141" calcext:value-type="float">
            <text:p>141</text:p>
          </table:table-cell>
          <table:table-cell table:style-name="ce31" table:formula="of:=[.E15]+10" office:value-type="float" office:value="150" calcext:value-type="float">
            <text:p>15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6]+10" office:value-type="float" office:value="151" calcext:value-type="float">
            <text:p>151</text:p>
          </table:table-cell>
          <table:table-cell table:style-name="ce31" table:formula="of:=[.E16]+10" office:value-type="float" office:value="160" calcext:value-type="float">
            <text:p>16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7]+10" office:value-type="float" office:value="161" calcext:value-type="float">
            <text:p>161</text:p>
          </table:table-cell>
          <table:table-cell table:style-name="ce31" table:formula="of:=[.E17]+10" office:value-type="float" office:value="170" calcext:value-type="float">
            <text:p>17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8]+10" office:value-type="float" office:value="171" calcext:value-type="float">
            <text:p>171</text:p>
          </table:table-cell>
          <table:table-cell table:style-name="ce31" table:formula="of:=[.E18]+10" office:value-type="float" office:value="180" calcext:value-type="float">
            <text:p>18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9" table:number-columns-repeated="2"/>
          <table:table-cell table:style-name="ce32"/>
          <table:table-cell table:style-name="ce29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0"/>
          <table:table-cell table:style-name="ce31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1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1"/>
          <table:table-cell table:style-name="ce33"/>
          <table:table-cell table:style-name="ce31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35+60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60+53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2*60+37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2*6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2" table:number-rows-repeated="10481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 3" table:style-name="ta7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7"/>
        <table:table-column table:style-name="co2" table:default-cell-style-name="Default"/>
        <table:table-column table:style-name="co4" table:default-cell-style-name="ce27"/>
        <table:table-column table:style-name="co2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string" calcext:value-type="string">
            <text:p>xmin</text:p>
          </table:table-cell>
          <table:table-cell table:style-name="ce29" office:value-type="string" calcext:value-type="string">
            <text:p>xmax</text:p>
          </table:table-cell>
          <table:table-cell table:style-name="ce32"/>
          <table:table-cell table:style-name="ce29" office:value-type="string" calcext:value-type="string">
            <text:p>Observed</text:p>
          </table:table-cell>
          <table:table-cell/>
          <table:table-cell table:style-name="ce2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2"/>
          <table:table-cell table:style-name="ce31" office:value-type="float" office:value="160" calcext:value-type="float">
            <text:p>160</text:p>
          </table:table-cell>
          <table:table-cell/>
          <table:table-cell table:style-name="ce28"/>
          <table:table-cell table:number-columns-repeated="4"/>
          <table:table-cell table:style-name="ce29" table:number-columns-repeated="2"/>
          <table:table-cell table:style-name="ce32"/>
          <table:table-cell table:style-name="ce29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32"/>
          <table:table-cell table:style-name="ce31" office:value-type="float" office:value="83" calcext:value-type="float">
            <text:p>83</text:p>
          </table:table-cell>
          <table:table-cell/>
          <table:table-cell table:style-name="ce28"/>
          <table:table-cell table:number-columns-repeated="4"/>
          <table:table-cell table:style-name="ce30"/>
          <table:table-cell table:style-name="ce31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3]+10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32"/>
          <table:table-cell table:style-name="ce31" office:value-type="float" office:value="63" calcext:value-type="float">
            <text:p>63</text:p>
          </table:table-cell>
          <table:table-cell table:number-columns-repeated="2"/>
          <table:table-cell table:style-name="ce28" office:value-type="string" calcext:value-type="string">
            <text:p>Next step:</text:p>
          </table:table-cell>
          <table:table-cell table:number-columns-repeated="3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4]+10" office:value-type="float" office:value="31" calcext:value-type="float">
            <text:p>31</text:p>
          </table:table-cell>
          <table:table-cell table:style-name="ce31" table:formula="of:=[.E4]+10" office:value-type="float" office:value="40" calcext:value-type="float">
            <text:p>40</text:p>
          </table:table-cell>
          <table:table-cell table:style-name="ce32"/>
          <table:table-cell table:style-name="ce31" office:value-type="float" office:value="33" calcext:value-type="float">
            <text:p>33</text:p>
          </table:table-cell>
          <table:table-cell/>
          <table:table-cell table:style-name="ce28"/>
          <table:table-cell table:style-name="ce28" office:value-type="string" calcext:value-type="string">
            <text:p>Compute F^(-1)</text:p>
          </table:table-cell>
          <table:table-cell table:number-columns-repeated="3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5]+10" office:value-type="float" office:value="41" calcext:value-type="float">
            <text:p>41</text:p>
          </table:table-cell>
          <table:table-cell table:style-name="ce31" table:formula="of:=[.E5]+10" office:value-type="float" office:value="50" calcext:value-type="float">
            <text:p>50</text:p>
          </table:table-cell>
          <table:table-cell table:style-name="ce32"/>
          <table:table-cell table:style-name="ce31" office:value-type="float" office:value="31" calcext:value-type="float">
            <text:p>31</text:p>
          </table:table-cell>
          <table:table-cell/>
          <table:table-cell table:style-name="ce28"/>
          <table:table-cell table:number-columns-repeated="4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6]+10" office:value-type="float" office:value="51" calcext:value-type="float">
            <text:p>51</text:p>
          </table:table-cell>
          <table:table-cell table:style-name="ce31" table:formula="of:=[.E6]+10" office:value-type="float" office:value="60" calcext:value-type="float">
            <text:p>60</text:p>
          </table:table-cell>
          <table:table-cell table:style-name="ce32"/>
          <table:table-cell table:style-name="ce31" office:value-type="float" office:value="21" calcext:value-type="float">
            <text:p>21</text:p>
          </table:table-cell>
          <table:table-cell table:number-columns-repeated="6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7]+10" office:value-type="float" office:value="61" calcext:value-type="float">
            <text:p>61</text:p>
          </table:table-cell>
          <table:table-cell table:style-name="ce31" table:formula="of:=[.E7]+10" office:value-type="float" office:value="70" calcext:value-type="float">
            <text:p>70</text:p>
          </table:table-cell>
          <table:table-cell table:style-name="ce32"/>
          <table:table-cell table:style-name="ce31" office:value-type="float" office:value="11" calcext:value-type="float">
            <text:p>11</text:p>
          </table:table-cell>
          <table:table-cell table:number-columns-repeated="4"/>
          <table:table-cell>
            <draw:frame draw:z-index="0" draw:name="Chart 2" draw:style-name="gr1" draw:text-style-name="P1" svg:width="22.833cm" svg:height="13.216cm" svg:x="0.127cm" svg:y="0.671cm">
              <draw:object draw:notify-on-update-of-ranges="'Hist 3'.D2:'Hist 3'.E19 'Hist 3'.G2:'Hist 3'.G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8]+10" office:value-type="float" office:value="71" calcext:value-type="float">
            <text:p>71</text:p>
          </table:table-cell>
          <table:table-cell table:style-name="ce31" table:formula="of:=[.E8]+10" office:value-type="float" office:value="80" calcext:value-type="float">
            <text:p>80</text:p>
          </table:table-cell>
          <table:table-cell table:style-name="ce32"/>
          <table:table-cell table:style-name="ce31" office:value-type="float" office:value="11" calcext:value-type="float">
            <text:p>11</text:p>
          </table:table-cell>
          <table:table-cell table:number-columns-repeated="6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9]+10" office:value-type="float" office:value="81" calcext:value-type="float">
            <text:p>81</text:p>
          </table:table-cell>
          <table:table-cell table:style-name="ce31" table:formula="of:=[.E9]+10" office:value-type="float" office:value="90" calcext:value-type="float">
            <text:p>9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number-columns-repeated="6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10]+10" office:value-type="float" office:value="91" calcext:value-type="float">
            <text:p>91</text:p>
          </table:table-cell>
          <table:table-cell table:style-name="ce31" table:formula="of:=[.E10]+10" office:value-type="float" office:value="100" calcext:value-type="float">
            <text:p>100</text:p>
          </table:table-cell>
          <table:table-cell table:style-name="ce32"/>
          <table:table-cell table:style-name="ce31" office:value-type="float" office:value="5" calcext:value-type="float">
            <text:p>5</text:p>
          </table:table-cell>
          <table:table-cell table:number-columns-repeated="6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31" table:formula="of:=[.D11]+10" office:value-type="float" office:value="101" calcext:value-type="float">
            <text:p>101</text:p>
          </table:table-cell>
          <table:table-cell table:style-name="ce31" table:formula="of:=[.E11]+10" office:value-type="float" office:value="110" calcext:value-type="float">
            <text:p>11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number-columns-repeated="6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2]+10" office:value-type="float" office:value="111" calcext:value-type="float">
            <text:p>111</text:p>
          </table:table-cell>
          <table:table-cell table:style-name="ce31" table:formula="of:=[.E12]+10" office:value-type="float" office:value="120" calcext:value-type="float">
            <text:p>120</text:p>
          </table:table-cell>
          <table:table-cell table:style-name="ce33"/>
          <table:table-cell table:style-name="ce31" office:value-type="float" office:value="1" calcext:value-type="float">
            <text:p>1</text:p>
          </table:table-cell>
          <table:table-cell table:number-columns-repeated="6"/>
          <table:table-cell table:style-name="ce31" table:number-columns-repeated="2"/>
          <table:table-cell table:style-name="ce32"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3]+10" office:value-type="float" office:value="121" calcext:value-type="float">
            <text:p>121</text:p>
          </table:table-cell>
          <table:table-cell table:style-name="ce31" table:formula="of:=[.E13]+10" office:value-type="float" office:value="130" calcext:value-type="float">
            <text:p>13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number-columns-repeated="6"/>
          <table:table-cell table:style-name="ce31" table:number-columns-repeated="2"/>
          <table:table-cell table:style-name="ce33"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4]+10" office:value-type="float" office:value="131" calcext:value-type="float">
            <text:p>131</text:p>
          </table:table-cell>
          <table:table-cell table:style-name="ce31" table:formula="of:=[.E14]+10" office:value-type="float" office:value="140" calcext:value-type="float">
            <text:p>14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6"/>
          <table:table-cell table:style-name="ce31" table:number-columns-repeated="2"/>
          <table:table-cell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5]+10" office:value-type="float" office:value="141" calcext:value-type="float">
            <text:p>141</text:p>
          </table:table-cell>
          <table:table-cell table:style-name="ce31" table:formula="of:=[.E15]+10" office:value-type="float" office:value="150" calcext:value-type="float">
            <text:p>15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6"/>
          <table:table-cell table:style-name="ce31" table:number-columns-repeated="2"/>
          <table:table-cell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6]+10" office:value-type="float" office:value="151" calcext:value-type="float">
            <text:p>151</text:p>
          </table:table-cell>
          <table:table-cell table:style-name="ce31" table:formula="of:=[.E16]+10" office:value-type="float" office:value="160" calcext:value-type="float">
            <text:p>16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6"/>
          <table:table-cell table:style-name="ce31" table:number-columns-repeated="2"/>
          <table:table-cell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7]+10" office:value-type="float" office:value="161" calcext:value-type="float">
            <text:p>161</text:p>
          </table:table-cell>
          <table:table-cell table:style-name="ce31" table:formula="of:=[.E17]+10" office:value-type="float" office:value="170" calcext:value-type="float">
            <text:p>17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Looks exponentially distributed!</text:p>
          </table:table-cell>
          <table:table-cell table:number-columns-repeated="4"/>
          <table:table-cell table:style-name="ce31" table:number-columns-repeated="2"/>
          <table:table-cell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formula="of:=[.D18]+10" office:value-type="float" office:value="171" calcext:value-type="float">
            <text:p>171</text:p>
          </table:table-cell>
          <table:table-cell table:style-name="ce31" table:formula="of:=[.E18]+10" office:value-type="float" office:value="180" calcext:value-type="float">
            <text:p>18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6"/>
          <table:table-cell table:style-name="ce31" table:number-columns-repeated="2"/>
          <table:table-cell/>
          <table:table-cell table:style-name="ce31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  <table:table-cell table:style-name="ce31" table:number-columns-repeated="2"/>
          <table:table-cell/>
          <table:table-cell table:style-name="ce31"/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9" table:number-columns-repeated="2"/>
          <table:table-cell table:style-name="ce32"/>
          <table:table-cell table:style-name="ce29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0"/>
          <table:table-cell table:style-name="ce31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1" table:number-columns-repeated="2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1"/>
          <table:table-cell table:style-name="ce32"/>
          <table:table-cell table:style-name="ce31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1"/>
          <table:table-cell table:style-name="ce33"/>
          <table:table-cell table:style-name="ce31" table:formula="of:=SUM([.G81:.G9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35+60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60+53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2*60+37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2*6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2" table:number-rows-repeated="10481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Q 3" table:style-name="ta9">
        <office:forms form:automatic-focus="false" form:apply-design-mode="false"/>
        <table:shapes>
          <draw:frame draw:z-index="0" draw:style-name="gr2" draw:text-style-name="P1" svg:width="17.908cm" svg:height="10.419cm" svg:x="19.369cm" svg:y="6.754cm">
            <draw:object draw:notify-on-update-of-ranges="'QQ 3'.G2:'QQ 3'.G428 'QQ 3'.F2:'QQ 3'.F4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ce27"/>
        <table:table-column table:style-name="co5" table:default-cell-style-name="ce12"/>
        <table:table-column table:style-name="co5" table:default-cell-style-name="ce14"/>
        <table:table-column table:style-name="co1" table:default-cell-style-name="Default"/>
        <table:table-column table:style-name="co5" table:default-cell-style-name="ce27"/>
        <table:table-column table:style-name="co4" table:default-cell-style-name="ce27"/>
        <table:table-column table:style-name="co2" table:number-columns-repeated="1015" table:default-cell-style-name="Default"/>
        <table:table-row table:style-name="ro1">
          <table:table-cell table:number-columns-repeated="3"/>
          <table:table-cell table:style-name="ce28" office:value-type="string" calcext:value-type="string">
            <text:p>j</text:p>
          </table:table-cell>
          <table:table-cell table:style-name="ce11" office:value-type="string" calcext:value-type="string">
            <text:p>(j-1/2)/n</text:p>
          </table:table-cell>
          <table:table-cell table:style-name="ce31" office:value-type="string" calcext:value-type="string">
            <text:p>F^(-1)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36" office:value-type="string" calcext:value-type="string">
            <text:p>n</text:p>
          </table:table-cell>
          <table:table-cell table:style-name="ce34" office:value-type="float" office:value="427" calcext:value-type="float">
            <text:p>427</text:p>
          </table:table-cell>
          <table:table-cell table:style-name="ce31"/>
          <table:table-cell table:style-name="ce28" office:value-type="float" office:value="1" calcext:value-type="float">
            <text:p>1</text:p>
          </table:table-cell>
          <table:table-cell table:style-name="ce11" table:formula="of:=([.D2]-0.5)/[.$B$2]" office:value-type="float" office:value="0.00117096018735363" calcext:value-type="float">
            <text:p>0,00117096018735363</text:p>
          </table:table-cell>
          <table:table-cell table:style-name="ce13" table:formula="of:=-(1/[.$B$6])*LN(1-[.E2])" office:value-type="float" office:value="0.0284295720891921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8"/>
          <table:table-cell table:number-columns-repeated="1015"/>
        </table:table-row>
        <table:table-row table:style-name="ro1">
          <table:table-cell table:number-columns-repeated="3"/>
          <table:table-cell table:style-name="ce28" office:value-type="float" office:value="2" calcext:value-type="float">
            <text:p>2</text:p>
          </table:table-cell>
          <table:table-cell table:style-name="ce11" table:formula="of:=([.D3]-0.5)/[.$B$2]" office:value-type="float" office:value="0.00351288056206089" calcext:value-type="float">
            <text:p>0,00351288056206089</text:p>
          </table:table-cell>
          <table:table-cell table:style-name="ce13" table:formula="of:=-(1/[.$B$6])*LN(1-[.E3])" office:value-type="float" office:value="0.0853888400342927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8" office:value-type="string" calcext:value-type="string">
            <text:p>Next Step: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Average</text:p>
          </table:table-cell>
          <table:table-cell table:style-name="ce31" table:formula="of:=AVERAGE([.G2:.G428])" office:value-type="float" office:value="24.2646370023419" calcext:value-type="float">
            <text:p>24,2646370023419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11" table:formula="of:=([.D4]-0.5)/[.$B$2]" office:value-type="float" office:value="0.00585480093676815" calcext:value-type="float">
            <text:p>0,00585480093676815</text:p>
          </table:table-cell>
          <table:table-cell table:style-name="ce13" table:formula="of:=-(1/[.$B$6])*LN(1-[.E4])" office:value-type="float" office:value="0.142482129909843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8" office:value-type="string" calcext:value-type="string">
            <text:p>Fix intervals</text:p>
          </table:table-cell>
          <table:table-cell table:number-columns-repeated="1008"/>
        </table:table-row>
        <table:table-row table:style-name="ro1">
          <table:table-cell table:style-name="ce31" table:number-columns-repeated="2"/>
          <table:table-cell/>
          <table:table-cell table:style-name="ce28" office:value-type="float" office:value="4" calcext:value-type="float">
            <text:p>4</text:p>
          </table:table-cell>
          <table:table-cell table:style-name="ce11" table:formula="of:=([.D5]-0.5)/[.$B$2]" office:value-type="float" office:value="0.00819672131147541" calcext:value-type="float">
            <text:p>0,00819672131147541</text:p>
          </table:table-cell>
          <table:table-cell table:style-name="ce13" table:formula="of:=-(1/[.$B$6])*LN(1-[.E5])" office:value-type="float" office:value="0.199710073895637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8" office:value-type="string" calcext:value-type="string">
            <text:p>Count hits (Oi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mbda</text:p>
          </table:table-cell>
          <table:table-cell table:formula="of:=1/[.B4]" office:value-type="float" office:value="0.0412122382009459" calcext:value-type="float">
            <text:p>0,0412122382009459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11" table:formula="of:=([.D6]-0.5)/[.$B$2]" office:value-type="float" office:value="0.0105386416861827" calcext:value-type="float">
            <text:p>0,0105386416861827</text:p>
          </table:table-cell>
          <table:table-cell table:style-name="ce13" table:formula="of:=-(1/[.$B$6])*LN(1-[.E6])" office:value-type="float" office:value="0.257073308655022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" calcext:value-type="float">
            <text:p>6</text:p>
          </table:table-cell>
          <table:table-cell table:style-name="ce11" table:formula="of:=([.D7]-0.5)/[.$B$2]" office:value-type="float" office:value="0.0128805620608899" calcext:value-type="float">
            <text:p>0,0128805620608899</text:p>
          </table:table-cell>
          <table:table-cell table:style-name="ce13" table:formula="of:=-(1/[.$B$6])*LN(1-[.E7])" office:value-type="float" office:value="0.314572475377396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" calcext:value-type="float">
            <text:p>7</text:p>
          </table:table-cell>
          <table:table-cell table:style-name="ce11" table:formula="of:=([.D8]-0.5)/[.$B$2]" office:value-type="float" office:value="0.0152224824355972" calcext:value-type="float">
            <text:p>0,0152224824355972</text:p>
          </table:table-cell>
          <table:table-cell table:style-name="ce13" table:formula="of:=-(1/[.$B$6])*LN(1-[.E8])" office:value-type="float" office:value="0.372208219821212" calcext:value-type="float">
            <text:p>0,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" calcext:value-type="float">
            <text:p>8</text:p>
          </table:table-cell>
          <table:table-cell table:style-name="ce11" table:formula="of:=([.D9]-0.5)/[.$B$2]" office:value-type="float" office:value="0.0175644028103044" calcext:value-type="float">
            <text:p>0,0175644028103044</text:p>
          </table:table-cell>
          <table:table-cell table:style-name="ce13" table:formula="of:=-(1/[.$B$6])*LN(1-[.E9])" office:value-type="float" office:value="0.42998119235749" calcext:value-type="float">
            <text:p>0,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" calcext:value-type="float">
            <text:p>9</text:p>
          </table:table-cell>
          <table:table-cell table:style-name="ce11" table:formula="of:=([.D10]-0.5)/[.$B$2]" office:value-type="float" office:value="0.0199063231850117" calcext:value-type="float">
            <text:p>0,0199063231850117</text:p>
          </table:table-cell>
          <table:table-cell table:style-name="ce13" table:formula="of:=-(1/[.$B$6])*LN(1-[.E10])" office:value-type="float" office:value="0.487892048013861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" calcext:value-type="float">
            <text:p>10</text:p>
          </table:table-cell>
          <table:table-cell table:style-name="ce11" table:formula="of:=([.D11]-0.5)/[.$B$2]" office:value-type="float" office:value="0.022248243559719" calcext:value-type="float">
            <text:p>0,022248243559719</text:p>
          </table:table-cell>
          <table:table-cell table:style-name="ce13" table:formula="of:=-(1/[.$B$6])*LN(1-[.E11])" office:value-type="float" office:value="0.545941446519108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" calcext:value-type="float">
            <text:p>11</text:p>
          </table:table-cell>
          <table:table-cell table:style-name="ce11" table:formula="of:=([.D12]-0.5)/[.$B$2]" office:value-type="float" office:value="0.0245901639344262" calcext:value-type="float">
            <text:p>0,0245901639344262</text:p>
          </table:table-cell>
          <table:table-cell table:style-name="ce13" table:formula="of:=-(1/[.$B$6])*LN(1-[.E12])" office:value-type="float" office:value="0.604130052348277" calcext:value-type="float">
            <text:p>0,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" calcext:value-type="float">
            <text:p>12</text:p>
          </table:table-cell>
          <table:table-cell table:style-name="ce11" table:formula="of:=([.D13]-0.5)/[.$B$2]" office:value-type="float" office:value="0.0269320843091335" calcext:value-type="float">
            <text:p>0,0269320843091335</text:p>
          </table:table-cell>
          <table:table-cell table:style-name="ce13" table:formula="of:=-(1/[.$B$6])*LN(1-[.E13])" office:value-type="float" office:value="0.662458534768323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" calcext:value-type="float">
            <text:p>13</text:p>
          </table:table-cell>
          <table:table-cell table:style-name="ce11" table:formula="of:=([.D14]-0.5)/[.$B$2]" office:value-type="float" office:value="0.0292740046838408" calcext:value-type="float">
            <text:p>0,0292740046838408</text:p>
          </table:table-cell>
          <table:table-cell table:style-name="ce13" table:formula="of:=-(1/[.$B$6])*LN(1-[.E14])" office:value-type="float" office:value="0.720927567884266" calcext:value-type="float">
            <text:p>0,7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11" table:formula="of:=([.D15]-0.5)/[.$B$2]" office:value-type="float" office:value="0.031615925058548" calcext:value-type="float">
            <text:p>0,031615925058548</text:p>
          </table:table-cell>
          <table:table-cell table:style-name="ce13" table:formula="of:=-(1/[.$B$6])*LN(1-[.E15])" office:value-type="float" office:value="0.779537830685965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" calcext:value-type="float">
            <text:p>15</text:p>
          </table:table-cell>
          <table:table-cell table:style-name="ce11" table:formula="of:=([.D16]-0.5)/[.$B$2]" office:value-type="float" office:value="0.0339578454332553" calcext:value-type="float">
            <text:p>0,0339578454332553</text:p>
          </table:table-cell>
          <table:table-cell table:style-name="ce13" table:formula="of:=-(1/[.$B$6])*LN(1-[.E16])" office:value-type="float" office:value="0.838290007095417" calcext:value-type="float">
            <text:p>0,8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" calcext:value-type="float">
            <text:p>16</text:p>
          </table:table-cell>
          <table:table-cell table:style-name="ce11" table:formula="of:=([.D17]-0.5)/[.$B$2]" office:value-type="float" office:value="0.0362997658079625" calcext:value-type="float">
            <text:p>0,0362997658079625</text:p>
          </table:table-cell>
          <table:table-cell table:style-name="ce13" table:formula="of:=-(1/[.$B$6])*LN(1-[.E17])" office:value-type="float" office:value="0.89718478601464" calcext:value-type="float">
            <text:p>0,9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" calcext:value-type="float">
            <text:p>17</text:p>
          </table:table-cell>
          <table:table-cell table:style-name="ce11" table:formula="of:=([.D18]-0.5)/[.$B$2]" office:value-type="float" office:value="0.0386416861826698" calcext:value-type="float">
            <text:p>0,0386416861826698</text:p>
          </table:table-cell>
          <table:table-cell table:style-name="ce13" table:formula="of:=-(1/[.$B$6])*LN(1-[.E18])" office:value-type="float" office:value="0.956222861374155" calcext:value-type="float">
            <text:p>0,9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" calcext:value-type="float">
            <text:p>18</text:p>
          </table:table-cell>
          <table:table-cell table:style-name="ce11" table:formula="of:=([.D19]-0.5)/[.$B$2]" office:value-type="float" office:value="0.040983606557377" calcext:value-type="float">
            <text:p>0,040983606557377</text:p>
          </table:table-cell>
          <table:table-cell table:style-name="ce13" table:formula="of:=-(1/[.$B$6])*LN(1-[.E19])" office:value-type="float" office:value="1.01540493218201" calcext:value-type="float">
            <text:p>1,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" calcext:value-type="float">
            <text:p>19</text:p>
          </table:table-cell>
          <table:table-cell table:style-name="ce11" table:formula="of:=([.D20]-0.5)/[.$B$2]" office:value-type="float" office:value="0.0433255269320843" calcext:value-type="float">
            <text:p>0,0433255269320843</text:p>
          </table:table-cell>
          <table:table-cell table:style-name="ce13" table:formula="of:=-(1/[.$B$6])*LN(1-[.E20])" office:value-type="float" office:value="1.07473170257349" calcext:value-type="float">
            <text:p>1,0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" calcext:value-type="float">
            <text:p>20</text:p>
          </table:table-cell>
          <table:table-cell table:style-name="ce11" table:formula="of:=([.D21]-0.5)/[.$B$2]" office:value-type="float" office:value="0.0456674473067916" calcext:value-type="float">
            <text:p>0,0456674473067916</text:p>
          </table:table-cell>
          <table:table-cell table:style-name="ce13" table:formula="of:=-(1/[.$B$6])*LN(1-[.E21])" office:value-type="float" office:value="1.13420388186135" calcext:value-type="float">
            <text:p>1,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" calcext:value-type="float">
            <text:p>21</text:p>
          </table:table-cell>
          <table:table-cell table:style-name="ce11" table:formula="of:=([.D22]-0.5)/[.$B$2]" office:value-type="float" office:value="0.0480093676814988" calcext:value-type="float">
            <text:p>0,0480093676814988</text:p>
          </table:table-cell>
          <table:table-cell table:style-name="ce13" table:formula="of:=-(1/[.$B$6])*LN(1-[.E22])" office:value-type="float" office:value="1.19382218458667" calcext:value-type="float">
            <text:p>1,1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" calcext:value-type="float">
            <text:p>22</text:p>
          </table:table-cell>
          <table:table-cell table:style-name="ce11" table:formula="of:=([.D23]-0.5)/[.$B$2]" office:value-type="float" office:value="0.0503512880562061" calcext:value-type="float">
            <text:p>0,0503512880562061</text:p>
          </table:table-cell>
          <table:table-cell table:style-name="ce13" table:formula="of:=-(1/[.$B$6])*LN(1-[.E23])" office:value-type="float" office:value="1.25358733057044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" calcext:value-type="float">
            <text:p>23</text:p>
          </table:table-cell>
          <table:table-cell table:style-name="ce11" table:formula="of:=([.D24]-0.5)/[.$B$2]" office:value-type="float" office:value="0.0526932084309134" calcext:value-type="float">
            <text:p>0,0526932084309134</text:p>
          </table:table-cell>
          <table:table-cell table:style-name="ce13" table:formula="of:=-(1/[.$B$6])*LN(1-[.E24])" office:value-type="float" office:value="1.31350004496567" calcext:value-type="float">
            <text:p>1,3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" calcext:value-type="float">
            <text:p>24</text:p>
          </table:table-cell>
          <table:table-cell table:style-name="ce11" table:formula="of:=([.D25]-0.5)/[.$B$2]" office:value-type="float" office:value="0.0550351288056206" calcext:value-type="float">
            <text:p>0,0550351288056206</text:p>
          </table:table-cell>
          <table:table-cell table:style-name="ce13" table:formula="of:=-(1/[.$B$6])*LN(1-[.E25])" office:value-type="float" office:value="1.37356105831015" calcext:value-type="float">
            <text:p>1,3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" calcext:value-type="float">
            <text:p>25</text:p>
          </table:table-cell>
          <table:table-cell table:style-name="ce11" table:formula="of:=([.D26]-0.5)/[.$B$2]" office:value-type="float" office:value="0.0573770491803279" calcext:value-type="float">
            <text:p>0,0573770491803279</text:p>
          </table:table-cell>
          <table:table-cell table:style-name="ce13" table:formula="of:=-(1/[.$B$6])*LN(1-[.E26])" office:value-type="float" office:value="1.43377110657995" calcext:value-type="float">
            <text:p>1,4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" calcext:value-type="float">
            <text:p>26</text:p>
          </table:table-cell>
          <table:table-cell table:style-name="ce11" table:formula="of:=([.D27]-0.5)/[.$B$2]" office:value-type="float" office:value="0.0597189695550351" calcext:value-type="float">
            <text:p>0,0597189695550351</text:p>
          </table:table-cell>
          <table:table-cell table:style-name="ce13" table:formula="of:=-(1/[.$B$6])*LN(1-[.E27])" office:value-type="float" office:value="1.4941309312435" calcext:value-type="float">
            <text:p>1,4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" calcext:value-type="float">
            <text:p>27</text:p>
          </table:table-cell>
          <table:table-cell table:style-name="ce11" table:formula="of:=([.D28]-0.5)/[.$B$2]" office:value-type="float" office:value="0.0620608899297424" calcext:value-type="float">
            <text:p>0,0620608899297424</text:p>
          </table:table-cell>
          <table:table-cell table:style-name="ce13" table:formula="of:=-(1/[.$B$6])*LN(1-[.E28])" office:value-type="float" office:value="1.5546412793164" calcext:value-type="float">
            <text:p>1,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" calcext:value-type="float">
            <text:p>28</text:p>
          </table:table-cell>
          <table:table-cell table:style-name="ce11" table:formula="of:=([.D29]-0.5)/[.$B$2]" office:value-type="float" office:value="0.0644028103044497" calcext:value-type="float">
            <text:p>0,0644028103044497</text:p>
          </table:table-cell>
          <table:table-cell table:style-name="ce13" table:formula="of:=-(1/[.$B$6])*LN(1-[.E29])" office:value-type="float" office:value="1.61530290341687" calcext:value-type="float">
            <text:p>1,6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" calcext:value-type="float">
            <text:p>29</text:p>
          </table:table-cell>
          <table:table-cell table:style-name="ce11" table:formula="of:=([.D30]-0.5)/[.$B$2]" office:value-type="float" office:value="0.0667447306791569" calcext:value-type="float">
            <text:p>0,0667447306791569</text:p>
          </table:table-cell>
          <table:table-cell table:style-name="ce13" table:formula="of:=-(1/[.$B$6])*LN(1-[.E30])" office:value-type="float" office:value="1.67611656182191" calcext:value-type="float">
            <text:p>1,6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" calcext:value-type="float">
            <text:p>30</text:p>
          </table:table-cell>
          <table:table-cell table:style-name="ce11" table:formula="of:=([.D31]-0.5)/[.$B$2]" office:value-type="float" office:value="0.0690866510538642" calcext:value-type="float">
            <text:p>0,0690866510538642</text:p>
          </table:table-cell>
          <table:table-cell table:style-name="ce13" table:formula="of:=-(1/[.$B$6])*LN(1-[.E31])" office:value-type="float" office:value="1.73708301852422" calcext:value-type="float">
            <text:p>1,7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" calcext:value-type="float">
            <text:p>31</text:p>
          </table:table-cell>
          <table:table-cell table:style-name="ce11" table:formula="of:=([.D32]-0.5)/[.$B$2]" office:value-type="float" office:value="0.0714285714285714" calcext:value-type="float">
            <text:p>0,0714285714285714</text:p>
          </table:table-cell>
          <table:table-cell table:style-name="ce13" table:formula="of:=-(1/[.$B$6])*LN(1-[.E32])" office:value-type="float" office:value="1.79820304328972" calcext:value-type="float">
            <text:p>1,8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" calcext:value-type="float">
            <text:p>32</text:p>
          </table:table-cell>
          <table:table-cell table:style-name="ce11" table:formula="of:=([.D33]-0.5)/[.$B$2]" office:value-type="float" office:value="0.0737704918032787" calcext:value-type="float">
            <text:p>0,0737704918032787</text:p>
          </table:table-cell>
          <table:table-cell table:style-name="ce13" table:formula="of:=-(1/[.$B$6])*LN(1-[.E33])" office:value-type="float" office:value="1.85947741171595" calcext:value-type="float">
            <text:p>1,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" calcext:value-type="float">
            <text:p>33</text:p>
          </table:table-cell>
          <table:table-cell table:style-name="ce11" table:formula="of:=([.D34]-0.5)/[.$B$2]" office:value-type="float" office:value="0.076112412177986" calcext:value-type="float">
            <text:p>0,076112412177986</text:p>
          </table:table-cell>
          <table:table-cell table:style-name="ce13" table:formula="of:=-(1/[.$B$6])*LN(1-[.E34])" office:value-type="float" office:value="1.92090690529103" calcext:value-type="float">
            <text:p>1,9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" calcext:value-type="float">
            <text:p>34</text:p>
          </table:table-cell>
          <table:table-cell table:style-name="ce11" table:formula="of:=([.D35]-0.5)/[.$B$2]" office:value-type="float" office:value="0.0784543325526932" calcext:value-type="float">
            <text:p>0,0784543325526932</text:p>
          </table:table-cell>
          <table:table-cell table:style-name="ce13" table:formula="of:=-(1/[.$B$6])*LN(1-[.E35])" office:value-type="float" office:value="1.98249231145353" calcext:value-type="float">
            <text:p>1,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" calcext:value-type="float">
            <text:p>35</text:p>
          </table:table-cell>
          <table:table-cell table:style-name="ce11" table:formula="of:=([.D36]-0.5)/[.$B$2]" office:value-type="float" office:value="0.0807962529274005" calcext:value-type="float">
            <text:p>0,0807962529274005</text:p>
          </table:table-cell>
          <table:table-cell table:style-name="ce13" table:formula="of:=-(1/[.$B$6])*LN(1-[.E36])" office:value-type="float" office:value="2.04423442365302" calcext:value-type="float">
            <text:p>2,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" calcext:value-type="float">
            <text:p>36</text:p>
          </table:table-cell>
          <table:table-cell table:style-name="ce11" table:formula="of:=([.D37]-0.5)/[.$B$2]" office:value-type="float" office:value="0.0831381733021077" calcext:value-type="float">
            <text:p>0,0831381733021077</text:p>
          </table:table-cell>
          <table:table-cell table:style-name="ce13" table:formula="of:=-(1/[.$B$6])*LN(1-[.E37])" office:value-type="float" office:value="2.10613404141138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" calcext:value-type="float">
            <text:p>37</text:p>
          </table:table-cell>
          <table:table-cell table:style-name="ce11" table:formula="of:=([.D38]-0.5)/[.$B$2]" office:value-type="float" office:value="0.085480093676815" calcext:value-type="float">
            <text:p>0,085480093676815</text:p>
          </table:table-cell>
          <table:table-cell table:style-name="ce13" table:formula="of:=-(1/[.$B$6])*LN(1-[.E38])" office:value-type="float" office:value="2.16819197038498" calcext:value-type="float">
            <text:p>2,1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" calcext:value-type="float">
            <text:p>38</text:p>
          </table:table-cell>
          <table:table-cell table:style-name="ce11" table:formula="of:=([.D39]-0.5)/[.$B$2]" office:value-type="float" office:value="0.0878220140515223" calcext:value-type="float">
            <text:p>0,0878220140515223</text:p>
          </table:table-cell>
          <table:table-cell table:style-name="ce13" table:formula="of:=-(1/[.$B$6])*LN(1-[.E39])" office:value-type="float" office:value="2.23040902242752" calcext:value-type="float">
            <text:p>2,2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" calcext:value-type="float">
            <text:p>39</text:p>
          </table:table-cell>
          <table:table-cell table:style-name="ce11" table:formula="of:=([.D40]-0.5)/[.$B$2]" office:value-type="float" office:value="0.0901639344262295" calcext:value-type="float">
            <text:p>0,0901639344262295</text:p>
          </table:table-cell>
          <table:table-cell table:style-name="ce13" table:formula="of:=-(1/[.$B$6])*LN(1-[.E40])" office:value-type="float" office:value="2.29278601565381" calcext:value-type="float">
            <text:p>2,2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" calcext:value-type="float">
            <text:p>40</text:p>
          </table:table-cell>
          <table:table-cell table:style-name="ce11" table:formula="of:=([.D41]-0.5)/[.$B$2]" office:value-type="float" office:value="0.0925058548009368" calcext:value-type="float">
            <text:p>0,0925058548009368</text:p>
          </table:table-cell>
          <table:table-cell table:style-name="ce13" table:formula="of:=-(1/[.$B$6])*LN(1-[.E41])" office:value-type="float" office:value="2.35532377450432" calcext:value-type="float">
            <text:p>2,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" calcext:value-type="float">
            <text:p>41</text:p>
          </table:table-cell>
          <table:table-cell table:style-name="ce11" table:formula="of:=([.D42]-0.5)/[.$B$2]" office:value-type="float" office:value="0.094847775175644" calcext:value-type="float">
            <text:p>0,094847775175644</text:p>
          </table:table-cell>
          <table:table-cell table:style-name="ce13" table:formula="of:=-(1/[.$B$6])*LN(1-[.E42])" office:value-type="float" office:value="2.41802312981052" calcext:value-type="float">
            <text:p>2,4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" calcext:value-type="float">
            <text:p>42</text:p>
          </table:table-cell>
          <table:table-cell table:style-name="ce11" table:formula="of:=([.D43]-0.5)/[.$B$2]" office:value-type="float" office:value="0.0971896955503513" calcext:value-type="float">
            <text:p>0,0971896955503513</text:p>
          </table:table-cell>
          <table:table-cell table:style-name="ce13" table:formula="of:=-(1/[.$B$6])*LN(1-[.E43])" office:value-type="float" office:value="2.48088491886116" calcext:value-type="float">
            <text:p>2,4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3" calcext:value-type="float">
            <text:p>43</text:p>
          </table:table-cell>
          <table:table-cell table:style-name="ce11" table:formula="of:=([.D44]-0.5)/[.$B$2]" office:value-type="float" office:value="0.0995316159250585" calcext:value-type="float">
            <text:p>0,0995316159250585</text:p>
          </table:table-cell>
          <table:table-cell table:style-name="ce13" table:formula="of:=-(1/[.$B$6])*LN(1-[.E44])" office:value-type="float" office:value="2.54390998546931" calcext:value-type="float">
            <text:p>2,5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4" calcext:value-type="float">
            <text:p>44</text:p>
          </table:table-cell>
          <table:table-cell table:style-name="ce11" table:formula="of:=([.D45]-0.5)/[.$B$2]" office:value-type="float" office:value="0.101873536299766" calcext:value-type="float">
            <text:p>0,101873536299766</text:p>
          </table:table-cell>
          <table:table-cell table:style-name="ce13" table:formula="of:=-(1/[.$B$6])*LN(1-[.E45])" office:value-type="float" office:value="2.60709918004036" calcext:value-type="float">
            <text:p>2,6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5" calcext:value-type="float">
            <text:p>45</text:p>
          </table:table-cell>
          <table:table-cell table:style-name="ce11" table:formula="of:=([.D46]-0.5)/[.$B$2]" office:value-type="float" office:value="0.104215456674473" calcext:value-type="float">
            <text:p>0,104215456674473</text:p>
          </table:table-cell>
          <table:table-cell table:style-name="ce13" table:formula="of:=-(1/[.$B$6])*LN(1-[.E46])" office:value-type="float" office:value="2.67045335964083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6" calcext:value-type="float">
            <text:p>46</text:p>
          </table:table-cell>
          <table:table-cell table:style-name="ce11" table:formula="of:=([.D47]-0.5)/[.$B$2]" office:value-type="float" office:value="0.10655737704918" calcext:value-type="float">
            <text:p>0,10655737704918</text:p>
          </table:table-cell>
          <table:table-cell table:style-name="ce13" table:formula="of:=-(1/[.$B$6])*LN(1-[.E47])" office:value-type="float" office:value="2.73397338806817" calcext:value-type="float">
            <text:p>2,7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7" calcext:value-type="float">
            <text:p>47</text:p>
          </table:table-cell>
          <table:table-cell table:style-name="ce11" table:formula="of:=([.D48]-0.5)/[.$B$2]" office:value-type="float" office:value="0.108899297423888" calcext:value-type="float">
            <text:p>0,108899297423888</text:p>
          </table:table-cell>
          <table:table-cell table:style-name="ce13" table:formula="of:=-(1/[.$B$6])*LN(1-[.E48])" office:value-type="float" office:value="2.79766013592143" calcext:value-type="float">
            <text:p>2,8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8" calcext:value-type="float">
            <text:p>48</text:p>
          </table:table-cell>
          <table:table-cell table:style-name="ce11" table:formula="of:=([.D49]-0.5)/[.$B$2]" office:value-type="float" office:value="0.111241217798595" calcext:value-type="float">
            <text:p>0,111241217798595</text:p>
          </table:table-cell>
          <table:table-cell table:style-name="ce13" table:formula="of:=-(1/[.$B$6])*LN(1-[.E49])" office:value-type="float" office:value="2.86151448067272" calcext:value-type="float">
            <text:p>2,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9" calcext:value-type="float">
            <text:p>49</text:p>
          </table:table-cell>
          <table:table-cell table:style-name="ce11" table:formula="of:=([.D50]-0.5)/[.$B$2]" office:value-type="float" office:value="0.113583138173302" calcext:value-type="float">
            <text:p>0,113583138173302</text:p>
          </table:table-cell>
          <table:table-cell table:style-name="ce13" table:formula="of:=-(1/[.$B$6])*LN(1-[.E50])" office:value-type="float" office:value="2.92553730673996" calcext:value-type="float">
            <text:p>2,9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0" calcext:value-type="float">
            <text:p>50</text:p>
          </table:table-cell>
          <table:table-cell table:style-name="ce11" table:formula="of:=([.D51]-0.5)/[.$B$2]" office:value-type="float" office:value="0.115925058548009" calcext:value-type="float">
            <text:p>0,115925058548009</text:p>
          </table:table-cell>
          <table:table-cell table:style-name="ce13" table:formula="of:=-(1/[.$B$6])*LN(1-[.E51])" office:value-type="float" office:value="2.98972950556024" calcext:value-type="float">
            <text:p>2,9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1" calcext:value-type="float">
            <text:p>51</text:p>
          </table:table-cell>
          <table:table-cell table:style-name="ce11" table:formula="of:=([.D52]-0.5)/[.$B$2]" office:value-type="float" office:value="0.118266978922717" calcext:value-type="float">
            <text:p>0,118266978922717</text:p>
          </table:table-cell>
          <table:table-cell table:style-name="ce13" table:formula="of:=-(1/[.$B$6])*LN(1-[.E52])" office:value-type="float" office:value="3.05409197566435" calcext:value-type="float">
            <text:p>3,0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2" calcext:value-type="float">
            <text:p>52</text:p>
          </table:table-cell>
          <table:table-cell table:style-name="ce11" table:formula="of:=([.D53]-0.5)/[.$B$2]" office:value-type="float" office:value="0.120608899297424" calcext:value-type="float">
            <text:p>0,120608899297424</text:p>
          </table:table-cell>
          <table:table-cell table:style-name="ce13" table:formula="of:=-(1/[.$B$6])*LN(1-[.E53])" office:value-type="float" office:value="3.11862562275216" calcext:value-type="float">
            <text:p>3,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3" calcext:value-type="float">
            <text:p>53</text:p>
          </table:table-cell>
          <table:table-cell table:style-name="ce11" table:formula="of:=([.D54]-0.5)/[.$B$2]" office:value-type="float" office:value="0.122950819672131" calcext:value-type="float">
            <text:p>0,122950819672131</text:p>
          </table:table-cell>
          <table:table-cell table:style-name="ce13" table:formula="of:=-(1/[.$B$6])*LN(1-[.E54])" office:value-type="float" office:value="3.18333135976922" calcext:value-type="float">
            <text:p>3,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4" calcext:value-type="float">
            <text:p>54</text:p>
          </table:table-cell>
          <table:table-cell table:style-name="ce11" table:formula="of:=([.D55]-0.5)/[.$B$2]" office:value-type="float" office:value="0.125292740046838" calcext:value-type="float">
            <text:p>0,125292740046838</text:p>
          </table:table-cell>
          <table:table-cell table:style-name="ce13" table:formula="of:=-(1/[.$B$6])*LN(1-[.E55])" office:value-type="float" office:value="3.24821010698419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5" calcext:value-type="float">
            <text:p>55</text:p>
          </table:table-cell>
          <table:table-cell table:style-name="ce11" table:formula="of:=([.D56]-0.5)/[.$B$2]" office:value-type="float" office:value="0.127634660421546" calcext:value-type="float">
            <text:p>0,127634660421546</text:p>
          </table:table-cell>
          <table:table-cell table:style-name="ce13" table:formula="of:=-(1/[.$B$6])*LN(1-[.E56])" office:value-type="float" office:value="3.31326279206735" calcext:value-type="float">
            <text:p>3,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6" calcext:value-type="float">
            <text:p>56</text:p>
          </table:table-cell>
          <table:table-cell table:style-name="ce11" table:formula="of:=([.D57]-0.5)/[.$B$2]" office:value-type="float" office:value="0.129976580796253" calcext:value-type="float">
            <text:p>0,129976580796253</text:p>
          </table:table-cell>
          <table:table-cell table:style-name="ce13" table:formula="of:=-(1/[.$B$6])*LN(1-[.E57])" office:value-type="float" office:value="3.37849035017019" calcext:value-type="float">
            <text:p>3,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7" calcext:value-type="float">
            <text:p>57</text:p>
          </table:table-cell>
          <table:table-cell table:style-name="ce11" table:formula="of:=([.D58]-0.5)/[.$B$2]" office:value-type="float" office:value="0.13231850117096" calcext:value-type="float">
            <text:p>0,13231850117096</text:p>
          </table:table-cell>
          <table:table-cell table:style-name="ce13" table:formula="of:=-(1/[.$B$6])*LN(1-[.E58])" office:value-type="float" office:value="3.44389372400612" calcext:value-type="float">
            <text:p>3,4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8" calcext:value-type="float">
            <text:p>58</text:p>
          </table:table-cell>
          <table:table-cell table:style-name="ce11" table:formula="of:=([.D59]-0.5)/[.$B$2]" office:value-type="float" office:value="0.134660421545667" calcext:value-type="float">
            <text:p>0,134660421545667</text:p>
          </table:table-cell>
          <table:table-cell table:style-name="ce13" table:formula="of:=-(1/[.$B$6])*LN(1-[.E59])" office:value-type="float" office:value="3.5094738639322" calcext:value-type="float">
            <text:p>3,5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9" calcext:value-type="float">
            <text:p>59</text:p>
          </table:table-cell>
          <table:table-cell table:style-name="ce11" table:formula="of:=([.D60]-0.5)/[.$B$2]" office:value-type="float" office:value="0.137002341920375" calcext:value-type="float">
            <text:p>0,137002341920375</text:p>
          </table:table-cell>
          <table:table-cell table:style-name="ce13" table:formula="of:=-(1/[.$B$6])*LN(1-[.E60])" office:value-type="float" office:value="3.57523172803199" calcext:value-type="float">
            <text:p>3,5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0" calcext:value-type="float">
            <text:p>60</text:p>
          </table:table-cell>
          <table:table-cell table:style-name="ce11" table:formula="of:=([.D61]-0.5)/[.$B$2]" office:value-type="float" office:value="0.139344262295082" calcext:value-type="float">
            <text:p>0,139344262295082</text:p>
          </table:table-cell>
          <table:table-cell table:style-name="ce13" table:formula="of:=-(1/[.$B$6])*LN(1-[.E61])" office:value-type="float" office:value="3.64116828219947" calcext:value-type="float">
            <text:p>3,6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1" calcext:value-type="float">
            <text:p>61</text:p>
          </table:table-cell>
          <table:table-cell table:style-name="ce11" table:formula="of:=([.D62]-0.5)/[.$B$2]" office:value-type="float" office:value="0.141686182669789" calcext:value-type="float">
            <text:p>0,141686182669789</text:p>
          </table:table-cell>
          <table:table-cell table:style-name="ce13" table:formula="of:=-(1/[.$B$6])*LN(1-[.E62])" office:value-type="float" office:value="3.7072845002243" calcext:value-type="float">
            <text:p>3,7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2" calcext:value-type="float">
            <text:p>62</text:p>
          </table:table-cell>
          <table:table-cell table:style-name="ce11" table:formula="of:=([.D63]-0.5)/[.$B$2]" office:value-type="float" office:value="0.144028103044496" calcext:value-type="float">
            <text:p>0,144028103044496</text:p>
          </table:table-cell>
          <table:table-cell table:style-name="ce13" table:formula="of:=-(1/[.$B$6])*LN(1-[.E63])" office:value-type="float" office:value="3.77358136387801" calcext:value-type="float">
            <text:p>3,7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3" calcext:value-type="float">
            <text:p>63</text:p>
          </table:table-cell>
          <table:table-cell table:style-name="ce11" table:formula="of:=([.D64]-0.5)/[.$B$2]" office:value-type="float" office:value="0.146370023419204" calcext:value-type="float">
            <text:p>0,146370023419204</text:p>
          </table:table-cell>
          <table:table-cell table:style-name="ce13" table:formula="of:=-(1/[.$B$6])*LN(1-[.E64])" office:value-type="float" office:value="3.84005986300157" calcext:value-type="float">
            <text:p>3,8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4" calcext:value-type="float">
            <text:p>64</text:p>
          </table:table-cell>
          <table:table-cell table:style-name="ce11" table:formula="of:=([.D65]-0.5)/[.$B$2]" office:value-type="float" office:value="0.148711943793911" calcext:value-type="float">
            <text:p>0,148711943793911</text:p>
          </table:table-cell>
          <table:table-cell table:style-name="ce13" table:formula="of:=-(1/[.$B$6])*LN(1-[.E65])" office:value-type="float" office:value="3.90672099559386" calcext:value-type="float">
            <text:p>3,9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5" calcext:value-type="float">
            <text:p>65</text:p>
          </table:table-cell>
          <table:table-cell table:style-name="ce11" table:formula="of:=([.D66]-0.5)/[.$B$2]" office:value-type="float" office:value="0.151053864168618" calcext:value-type="float">
            <text:p>0,151053864168618</text:p>
          </table:table-cell>
          <table:table-cell table:style-name="ce13" table:formula="of:=-(1/[.$B$6])*LN(1-[.E66])" office:value-type="float" office:value="3.97356576790183" calcext:value-type="float">
            <text:p>3,9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6" calcext:value-type="float">
            <text:p>66</text:p>
          </table:table-cell>
          <table:table-cell table:style-name="ce11" table:formula="of:=([.D67]-0.5)/[.$B$2]" office:value-type="float" office:value="0.153395784543326" calcext:value-type="float">
            <text:p>0,153395784543326</text:p>
          </table:table-cell>
          <table:table-cell table:style-name="ce13" table:formula="of:=-(1/[.$B$6])*LN(1-[.E67])" office:value-type="float" office:value="4.04059519451152" calcext:value-type="float">
            <text:p>4,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7" calcext:value-type="float">
            <text:p>67</text:p>
          </table:table-cell>
          <table:table-cell table:style-name="ce11" table:formula="of:=([.D68]-0.5)/[.$B$2]" office:value-type="float" office:value="0.155737704918033" calcext:value-type="float">
            <text:p>0,155737704918033</text:p>
          </table:table-cell>
          <table:table-cell table:style-name="ce13" table:formula="of:=-(1/[.$B$6])*LN(1-[.E68])" office:value-type="float" office:value="4.10781029844032" calcext:value-type="float">
            <text:p>4,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8" calcext:value-type="float">
            <text:p>68</text:p>
          </table:table-cell>
          <table:table-cell table:style-name="ce11" table:formula="of:=([.D69]-0.5)/[.$B$2]" office:value-type="float" office:value="0.15807962529274" calcext:value-type="float">
            <text:p>0,15807962529274</text:p>
          </table:table-cell>
          <table:table-cell table:style-name="ce13" table:formula="of:=-(1/[.$B$6])*LN(1-[.E69])" office:value-type="float" office:value="4.17521211123093" calcext:value-type="float">
            <text:p>4,1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9" calcext:value-type="float">
            <text:p>69</text:p>
          </table:table-cell>
          <table:table-cell table:style-name="ce11" table:formula="of:=([.D70]-0.5)/[.$B$2]" office:value-type="float" office:value="0.160421545667447" calcext:value-type="float">
            <text:p>0,160421545667447</text:p>
          </table:table-cell>
          <table:table-cell table:style-name="ce13" table:formula="of:=-(1/[.$B$6])*LN(1-[.E70])" office:value-type="float" office:value="4.24280167304614" calcext:value-type="float">
            <text:p>4,2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0" calcext:value-type="float">
            <text:p>70</text:p>
          </table:table-cell>
          <table:table-cell table:style-name="ce11" table:formula="of:=([.D71]-0.5)/[.$B$2]" office:value-type="float" office:value="0.162763466042155" calcext:value-type="float">
            <text:p>0,162763466042155</text:p>
          </table:table-cell>
          <table:table-cell table:style-name="ce13" table:formula="of:=-(1/[.$B$6])*LN(1-[.E71])" office:value-type="float" office:value="4.31058003276526" calcext:value-type="float">
            <text:p>4,3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1" calcext:value-type="float">
            <text:p>71</text:p>
          </table:table-cell>
          <table:table-cell table:style-name="ce11" table:formula="of:=([.D72]-0.5)/[.$B$2]" office:value-type="float" office:value="0.165105386416862" calcext:value-type="float">
            <text:p>0,165105386416862</text:p>
          </table:table-cell>
          <table:table-cell table:style-name="ce13" table:formula="of:=-(1/[.$B$6])*LN(1-[.E72])" office:value-type="float" office:value="4.37854824808163" calcext:value-type="float">
            <text:p>4,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2" calcext:value-type="float">
            <text:p>72</text:p>
          </table:table-cell>
          <table:table-cell table:style-name="ce11" table:formula="of:=([.D73]-0.5)/[.$B$2]" office:value-type="float" office:value="0.167447306791569" calcext:value-type="float">
            <text:p>0,167447306791569</text:p>
          </table:table-cell>
          <table:table-cell table:style-name="ce13" table:formula="of:=-(1/[.$B$6])*LN(1-[.E73])" office:value-type="float" office:value="4.44670738560185" calcext:value-type="float">
            <text:p>4,4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3" calcext:value-type="float">
            <text:p>73</text:p>
          </table:table-cell>
          <table:table-cell table:style-name="ce11" table:formula="of:=([.D74]-0.5)/[.$B$2]" office:value-type="float" office:value="0.169789227166276" calcext:value-type="float">
            <text:p>0,169789227166276</text:p>
          </table:table-cell>
          <table:table-cell table:style-name="ce13" table:formula="of:=-(1/[.$B$6])*LN(1-[.E74])" office:value-type="float" office:value="4.51505852094612" calcext:value-type="float">
            <text:p>4,5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4" calcext:value-type="float">
            <text:p>74</text:p>
          </table:table-cell>
          <table:table-cell table:style-name="ce11" table:formula="of:=([.D75]-0.5)/[.$B$2]" office:value-type="float" office:value="0.172131147540984" calcext:value-type="float">
            <text:p>0,172131147540984</text:p>
          </table:table-cell>
          <table:table-cell table:style-name="ce13" table:formula="of:=-(1/[.$B$6])*LN(1-[.E75])" office:value-type="float" office:value="4.58360273885009" calcext:value-type="float">
            <text:p>4,5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5" calcext:value-type="float">
            <text:p>75</text:p>
          </table:table-cell>
          <table:table-cell table:style-name="ce11" table:formula="of:=([.D76]-0.5)/[.$B$2]" office:value-type="float" office:value="0.174473067915691" calcext:value-type="float">
            <text:p>0,174473067915691</text:p>
          </table:table-cell>
          <table:table-cell table:style-name="ce13" table:formula="of:=-(1/[.$B$6])*LN(1-[.E76])" office:value-type="float" office:value="4.65234113326805" calcext:value-type="float">
            <text:p>4,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6" calcext:value-type="float">
            <text:p>76</text:p>
          </table:table-cell>
          <table:table-cell table:style-name="ce11" table:formula="of:=([.D77]-0.5)/[.$B$2]" office:value-type="float" office:value="0.176814988290398" calcext:value-type="float">
            <text:p>0,176814988290398</text:p>
          </table:table-cell>
          <table:table-cell table:style-name="ce13" table:formula="of:=-(1/[.$B$6])*LN(1-[.E77])" office:value-type="float" office:value="4.72127480747792" calcext:value-type="float">
            <text:p>4,7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7" calcext:value-type="float">
            <text:p>77</text:p>
          </table:table-cell>
          <table:table-cell table:style-name="ce11" table:formula="of:=([.D78]-0.5)/[.$B$2]" office:value-type="float" office:value="0.179156908665105" calcext:value-type="float">
            <text:p>0,179156908665105</text:p>
          </table:table-cell>
          <table:table-cell table:style-name="ce13" table:formula="of:=-(1/[.$B$6])*LN(1-[.E78])" office:value-type="float" office:value="4.79040487418731" calcext:value-type="float">
            <text:p>4,7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8" calcext:value-type="float">
            <text:p>78</text:p>
          </table:table-cell>
          <table:table-cell table:style-name="ce11" table:formula="of:=([.D79]-0.5)/[.$B$2]" office:value-type="float" office:value="0.181498829039813" calcext:value-type="float">
            <text:p>0,181498829039813</text:p>
          </table:table-cell>
          <table:table-cell table:style-name="ce13" table:formula="of:=-(1/[.$B$6])*LN(1-[.E79])" office:value-type="float" office:value="4.85973245564138" calcext:value-type="float">
            <text:p>4,8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9" calcext:value-type="float">
            <text:p>79</text:p>
          </table:table-cell>
          <table:table-cell table:style-name="ce11" table:formula="of:=([.D80]-0.5)/[.$B$2]" office:value-type="float" office:value="0.18384074941452" calcext:value-type="float">
            <text:p>0,18384074941452</text:p>
          </table:table-cell>
          <table:table-cell table:style-name="ce13" table:formula="of:=-(1/[.$B$6])*LN(1-[.E80])" office:value-type="float" office:value="4.92925868373205" calcext:value-type="float">
            <text:p>4,9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0" calcext:value-type="float">
            <text:p>80</text:p>
          </table:table-cell>
          <table:table-cell table:style-name="ce11" table:formula="of:=([.D81]-0.5)/[.$B$2]" office:value-type="float" office:value="0.186182669789227" calcext:value-type="float">
            <text:p>0,186182669789227</text:p>
          </table:table-cell>
          <table:table-cell table:style-name="ce13" table:formula="of:=-(1/[.$B$6])*LN(1-[.E81])" office:value-type="float" office:value="4.99898470010904" calcext:value-type="float">
            <text:p>5,0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1" calcext:value-type="float">
            <text:p>81</text:p>
          </table:table-cell>
          <table:table-cell table:style-name="ce11" table:formula="of:=([.D82]-0.5)/[.$B$2]" office:value-type="float" office:value="0.188524590163934" calcext:value-type="float">
            <text:p>0,188524590163934</text:p>
          </table:table-cell>
          <table:table-cell table:style-name="ce13" table:formula="of:=-(1/[.$B$6])*LN(1-[.E82])" office:value-type="float" office:value="5.06891165629222" calcext:value-type="float">
            <text:p>5,0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2" calcext:value-type="float">
            <text:p>82</text:p>
          </table:table-cell>
          <table:table-cell table:style-name="ce11" table:formula="of:=([.D83]-0.5)/[.$B$2]" office:value-type="float" office:value="0.190866510538642" calcext:value-type="float">
            <text:p>0,190866510538642</text:p>
          </table:table-cell>
          <table:table-cell table:style-name="ce13" table:formula="of:=-(1/[.$B$6])*LN(1-[.E83])" office:value-type="float" office:value="5.13904071378583" calcext:value-type="float">
            <text:p>5,1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3" calcext:value-type="float">
            <text:p>83</text:p>
          </table:table-cell>
          <table:table-cell table:style-name="ce11" table:formula="of:=([.D84]-0.5)/[.$B$2]" office:value-type="float" office:value="0.193208430913349" calcext:value-type="float">
            <text:p>0,193208430913349</text:p>
          </table:table-cell>
          <table:table-cell table:style-name="ce13" table:formula="of:=-(1/[.$B$6])*LN(1-[.E84])" office:value-type="float" office:value="5.20937304419405" calcext:value-type="float">
            <text:p>5,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4" calcext:value-type="float">
            <text:p>84</text:p>
          </table:table-cell>
          <table:table-cell table:style-name="ce11" table:formula="of:=([.D85]-0.5)/[.$B$2]" office:value-type="float" office:value="0.195550351288056" calcext:value-type="float">
            <text:p>0,195550351288056</text:p>
          </table:table-cell>
          <table:table-cell table:style-name="ce13" table:formula="of:=-(1/[.$B$6])*LN(1-[.E85])" office:value-type="float" office:value="5.27990982933866" calcext:value-type="float">
            <text:p>5,2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5" calcext:value-type="float">
            <text:p>85</text:p>
          </table:table-cell>
          <table:table-cell table:style-name="ce11" table:formula="of:=([.D86]-0.5)/[.$B$2]" office:value-type="float" office:value="0.197892271662763" calcext:value-type="float">
            <text:p>0,197892271662763</text:p>
          </table:table-cell>
          <table:table-cell table:style-name="ce13" table:formula="of:=-(1/[.$B$6])*LN(1-[.E86])" office:value-type="float" office:value="5.3506522613781" calcext:value-type="float">
            <text:p>5,3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6" calcext:value-type="float">
            <text:p>86</text:p>
          </table:table-cell>
          <table:table-cell table:style-name="ce11" table:formula="of:=([.D87]-0.5)/[.$B$2]" office:value-type="float" office:value="0.200234192037471" calcext:value-type="float">
            <text:p>0,200234192037471</text:p>
          </table:table-cell>
          <table:table-cell table:style-name="ce13" table:formula="of:=-(1/[.$B$6])*LN(1-[.E87])" office:value-type="float" office:value="5.42160154292839" calcext:value-type="float">
            <text:p>5,4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7" calcext:value-type="float">
            <text:p>87</text:p>
          </table:table-cell>
          <table:table-cell table:style-name="ce11" table:formula="of:=([.D88]-0.5)/[.$B$2]" office:value-type="float" office:value="0.202576112412178" calcext:value-type="float">
            <text:p>0,202576112412178</text:p>
          </table:table-cell>
          <table:table-cell table:style-name="ce13" table:formula="of:=-(1/[.$B$6])*LN(1-[.E88])" office:value-type="float" office:value="5.49275888718566" calcext:value-type="float">
            <text:p>5,4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8" calcext:value-type="float">
            <text:p>88</text:p>
          </table:table-cell>
          <table:table-cell table:style-name="ce11" table:formula="of:=([.D89]-0.5)/[.$B$2]" office:value-type="float" office:value="0.204918032786885" calcext:value-type="float">
            <text:p>0,204918032786885</text:p>
          </table:table-cell>
          <table:table-cell table:style-name="ce13" table:formula="of:=-(1/[.$B$6])*LN(1-[.E89])" office:value-type="float" office:value="5.56412551805086" calcext:value-type="float">
            <text:p>5,5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89" calcext:value-type="float">
            <text:p>89</text:p>
          </table:table-cell>
          <table:table-cell table:style-name="ce11" table:formula="of:=([.D90]-0.5)/[.$B$2]" office:value-type="float" office:value="0.207259953161592" calcext:value-type="float">
            <text:p>0,207259953161592</text:p>
          </table:table-cell>
          <table:table-cell table:style-name="ce13" table:formula="of:=-(1/[.$B$6])*LN(1-[.E90])" office:value-type="float" office:value="5.63570267025593" calcext:value-type="float">
            <text:p>5,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0" calcext:value-type="float">
            <text:p>90</text:p>
          </table:table-cell>
          <table:table-cell table:style-name="ce11" table:formula="of:=([.D91]-0.5)/[.$B$2]" office:value-type="float" office:value="0.2096018735363" calcext:value-type="float">
            <text:p>0,2096018735363</text:p>
          </table:table-cell>
          <table:table-cell table:style-name="ce13" table:formula="of:=-(1/[.$B$6])*LN(1-[.E91])" office:value-type="float" office:value="5.70749158949202" calcext:value-type="float">
            <text:p>5,7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1" calcext:value-type="float">
            <text:p>91</text:p>
          </table:table-cell>
          <table:table-cell table:style-name="ce11" table:formula="of:=([.D92]-0.5)/[.$B$2]" office:value-type="float" office:value="0.211943793911007" calcext:value-type="float">
            <text:p>0,211943793911007</text:p>
          </table:table-cell>
          <table:table-cell table:style-name="ce13" table:formula="of:=-(1/[.$B$6])*LN(1-[.E92])" office:value-type="float" office:value="5.77949353253946" calcext:value-type="float">
            <text:p>5,7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2" calcext:value-type="float">
            <text:p>92</text:p>
          </table:table-cell>
          <table:table-cell table:style-name="ce11" table:formula="of:=([.D93]-0.5)/[.$B$2]" office:value-type="float" office:value="0.214285714285714" calcext:value-type="float">
            <text:p>0,214285714285714</text:p>
          </table:table-cell>
          <table:table-cell table:style-name="ce13" table:formula="of:=-(1/[.$B$6])*LN(1-[.E93])" office:value-type="float" office:value="5.85170976739994" calcext:value-type="float">
            <text:p>5,8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3" calcext:value-type="float">
            <text:p>93</text:p>
          </table:table-cell>
          <table:table-cell table:style-name="ce11" table:formula="of:=([.D94]-0.5)/[.$B$2]" office:value-type="float" office:value="0.216627634660422" calcext:value-type="float">
            <text:p>0,216627634660422</text:p>
          </table:table-cell>
          <table:table-cell table:style-name="ce13" table:formula="of:=-(1/[.$B$6])*LN(1-[.E94])" office:value-type="float" office:value="5.92414157343045" calcext:value-type="float">
            <text:p>5,9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4" calcext:value-type="float">
            <text:p>94</text:p>
          </table:table-cell>
          <table:table-cell table:style-name="ce11" table:formula="of:=([.D95]-0.5)/[.$B$2]" office:value-type="float" office:value="0.218969555035129" calcext:value-type="float">
            <text:p>0,218969555035129</text:p>
          </table:table-cell>
          <table:table-cell table:style-name="ce13" table:formula="of:=-(1/[.$B$6])*LN(1-[.E95])" office:value-type="float" office:value="5.99679024147915" calcext:value-type="float">
            <text:p>6,0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5" calcext:value-type="float">
            <text:p>95</text:p>
          </table:table-cell>
          <table:table-cell table:style-name="ce11" table:formula="of:=([.D96]-0.5)/[.$B$2]" office:value-type="float" office:value="0.221311475409836" calcext:value-type="float">
            <text:p>0,221311475409836</text:p>
          </table:table-cell>
          <table:table-cell table:style-name="ce13" table:formula="of:=-(1/[.$B$6])*LN(1-[.E96])" office:value-type="float" office:value="6.06965707402357" calcext:value-type="float">
            <text:p>6,0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6" calcext:value-type="float">
            <text:p>96</text:p>
          </table:table-cell>
          <table:table-cell table:style-name="ce11" table:formula="of:=([.D97]-0.5)/[.$B$2]" office:value-type="float" office:value="0.223653395784543" calcext:value-type="float">
            <text:p>0,223653395784543</text:p>
          </table:table-cell>
          <table:table-cell table:style-name="ce13" table:formula="of:=-(1/[.$B$6])*LN(1-[.E97])" office:value-type="float" office:value="6.14274338531065" calcext:value-type="float">
            <text:p>6,1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7" calcext:value-type="float">
            <text:p>97</text:p>
          </table:table-cell>
          <table:table-cell table:style-name="ce11" table:formula="of:=([.D98]-0.5)/[.$B$2]" office:value-type="float" office:value="0.225995316159251" calcext:value-type="float">
            <text:p>0,225995316159251</text:p>
          </table:table-cell>
          <table:table-cell table:style-name="ce13" table:formula="of:=-(1/[.$B$6])*LN(1-[.E98])" office:value-type="float" office:value="6.21605050149896" calcext:value-type="float">
            <text:p>6,2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8" calcext:value-type="float">
            <text:p>98</text:p>
          </table:table-cell>
          <table:table-cell table:style-name="ce11" table:formula="of:=([.D99]-0.5)/[.$B$2]" office:value-type="float" office:value="0.228337236533958" calcext:value-type="float">
            <text:p>0,228337236533958</text:p>
          </table:table-cell>
          <table:table-cell table:style-name="ce13" table:formula="of:=-(1/[.$B$6])*LN(1-[.E99])" office:value-type="float" office:value="6.28957976080304" calcext:value-type="float">
            <text:p>6,2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99" calcext:value-type="float">
            <text:p>99</text:p>
          </table:table-cell>
          <table:table-cell table:style-name="ce11" table:formula="of:=([.D100]-0.5)/[.$B$2]" office:value-type="float" office:value="0.230679156908665" calcext:value-type="float">
            <text:p>0,230679156908665</text:p>
          </table:table-cell>
          <table:table-cell table:style-name="ce13" table:formula="of:=-(1/[.$B$6])*LN(1-[.E100])" office:value-type="float" office:value="6.3633325136401" calcext:value-type="float">
            <text:p>6,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0" calcext:value-type="float">
            <text:p>100</text:p>
          </table:table-cell>
          <table:table-cell table:style-name="ce11" table:formula="of:=([.D101]-0.5)/[.$B$2]" office:value-type="float" office:value="0.233021077283372" calcext:value-type="float">
            <text:p>0,233021077283372</text:p>
          </table:table-cell>
          <table:table-cell table:style-name="ce13" table:formula="of:=-(1/[.$B$6])*LN(1-[.E101])" office:value-type="float" office:value="6.43731012277874" calcext:value-type="float">
            <text:p>6,4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1" calcext:value-type="float">
            <text:p>101</text:p>
          </table:table-cell>
          <table:table-cell table:style-name="ce11" table:formula="of:=([.D102]-0.5)/[.$B$2]" office:value-type="float" office:value="0.23536299765808" calcext:value-type="float">
            <text:p>0,23536299765808</text:p>
          </table:table-cell>
          <table:table-cell table:style-name="ce13" table:formula="of:=-(1/[.$B$6])*LN(1-[.E102])" office:value-type="float" office:value="6.51151396349011" calcext:value-type="float">
            <text:p>6,5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2" calcext:value-type="float">
            <text:p>102</text:p>
          </table:table-cell>
          <table:table-cell table:style-name="ce11" table:formula="of:=([.D103]-0.5)/[.$B$2]" office:value-type="float" office:value="0.237704918032787" calcext:value-type="float">
            <text:p>0,237704918032787</text:p>
          </table:table-cell>
          <table:table-cell table:style-name="ce13" table:formula="of:=-(1/[.$B$6])*LN(1-[.E103])" office:value-type="float" office:value="6.58594542370114" calcext:value-type="float">
            <text:p>6,5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3" calcext:value-type="float">
            <text:p>103</text:p>
          </table:table-cell>
          <table:table-cell table:style-name="ce11" table:formula="of:=([.D104]-0.5)/[.$B$2]" office:value-type="float" office:value="0.240046838407494" calcext:value-type="float">
            <text:p>0,240046838407494</text:p>
          </table:table-cell>
          <table:table-cell table:style-name="ce13" table:formula="of:=-(1/[.$B$6])*LN(1-[.E104])" office:value-type="float" office:value="6.66060590415057" calcext:value-type="float">
            <text:p>6,6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4" calcext:value-type="float">
            <text:p>104</text:p>
          </table:table-cell>
          <table:table-cell table:style-name="ce11" table:formula="of:=([.D105]-0.5)/[.$B$2]" office:value-type="float" office:value="0.242388758782201" calcext:value-type="float">
            <text:p>0,242388758782201</text:p>
          </table:table-cell>
          <table:table-cell table:style-name="ce13" table:formula="of:=-(1/[.$B$6])*LN(1-[.E105])" office:value-type="float" office:value="6.73549681854692" calcext:value-type="float">
            <text:p>6,7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5" calcext:value-type="float">
            <text:p>105</text:p>
          </table:table-cell>
          <table:table-cell table:style-name="ce11" table:formula="of:=([.D106]-0.5)/[.$B$2]" office:value-type="float" office:value="0.244730679156909" calcext:value-type="float">
            <text:p>0,244730679156909</text:p>
          </table:table-cell>
          <table:table-cell table:style-name="ce13" table:formula="of:=-(1/[.$B$6])*LN(1-[.E106])" office:value-type="float" office:value="6.81061959372922" calcext:value-type="float">
            <text:p>6,8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6" calcext:value-type="float">
            <text:p>106</text:p>
          </table:table-cell>
          <table:table-cell table:style-name="ce11" table:formula="of:=([.D107]-0.5)/[.$B$2]" office:value-type="float" office:value="0.247072599531616" calcext:value-type="float">
            <text:p>0,247072599531616</text:p>
          </table:table-cell>
          <table:table-cell table:style-name="ce13" table:formula="of:=-(1/[.$B$6])*LN(1-[.E107])" office:value-type="float" office:value="6.88597566982997" calcext:value-type="float">
            <text:p>6,8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7" calcext:value-type="float">
            <text:p>107</text:p>
          </table:table-cell>
          <table:table-cell table:style-name="ce11" table:formula="of:=([.D108]-0.5)/[.$B$2]" office:value-type="float" office:value="0.249414519906323" calcext:value-type="float">
            <text:p>0,249414519906323</text:p>
          </table:table-cell>
          <table:table-cell table:style-name="ce13" table:formula="of:=-(1/[.$B$6])*LN(1-[.E108])" office:value-type="float" office:value="6.961566500441" calcext:value-type="float">
            <text:p>6,9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8" calcext:value-type="float">
            <text:p>108</text:p>
          </table:table-cell>
          <table:table-cell table:style-name="ce11" table:formula="of:=([.D109]-0.5)/[.$B$2]" office:value-type="float" office:value="0.25175644028103" calcext:value-type="float">
            <text:p>0,25175644028103</text:p>
          </table:table-cell>
          <table:table-cell table:style-name="ce13" table:formula="of:=-(1/[.$B$6])*LN(1-[.E109])" office:value-type="float" office:value="7.03739355278156" calcext:value-type="float">
            <text:p>7,0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09" calcext:value-type="float">
            <text:p>109</text:p>
          </table:table-cell>
          <table:table-cell table:style-name="ce11" table:formula="of:=([.D110]-0.5)/[.$B$2]" office:value-type="float" office:value="0.254098360655738" calcext:value-type="float">
            <text:p>0,254098360655738</text:p>
          </table:table-cell>
          <table:table-cell table:style-name="ce13" table:formula="of:=-(1/[.$B$6])*LN(1-[.E110])" office:value-type="float" office:value="7.1134583078693" calcext:value-type="float">
            <text:p>7,1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0" calcext:value-type="float">
            <text:p>110</text:p>
          </table:table-cell>
          <table:table-cell table:style-name="ce11" table:formula="of:=([.D111]-0.5)/[.$B$2]" office:value-type="float" office:value="0.256440281030445" calcext:value-type="float">
            <text:p>0,256440281030445</text:p>
          </table:table-cell>
          <table:table-cell table:style-name="ce13" table:formula="of:=-(1/[.$B$6])*LN(1-[.E111])" office:value-type="float" office:value="7.18976226069367" calcext:value-type="float">
            <text:p>7,1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1" calcext:value-type="float">
            <text:p>111</text:p>
          </table:table-cell>
          <table:table-cell table:style-name="ce11" table:formula="of:=([.D112]-0.5)/[.$B$2]" office:value-type="float" office:value="0.258782201405152" calcext:value-type="float">
            <text:p>0,258782201405152</text:p>
          </table:table-cell>
          <table:table-cell table:style-name="ce13" table:formula="of:=-(1/[.$B$6])*LN(1-[.E112])" office:value-type="float" office:value="7.26630692039241" calcext:value-type="float">
            <text:p>7,2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2" calcext:value-type="float">
            <text:p>112</text:p>
          </table:table-cell>
          <table:table-cell table:style-name="ce11" table:formula="of:=([.D113]-0.5)/[.$B$2]" office:value-type="float" office:value="0.261124121779859" calcext:value-type="float">
            <text:p>0,261124121779859</text:p>
          </table:table-cell>
          <table:table-cell table:style-name="ce13" table:formula="of:=-(1/[.$B$6])*LN(1-[.E113])" office:value-type="float" office:value="7.34309381043058" calcext:value-type="float">
            <text:p>7,3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3" calcext:value-type="float">
            <text:p>113</text:p>
          </table:table-cell>
          <table:table-cell table:style-name="ce11" table:formula="of:=([.D114]-0.5)/[.$B$2]" office:value-type="float" office:value="0.263466042154567" calcext:value-type="float">
            <text:p>0,263466042154567</text:p>
          </table:table-cell>
          <table:table-cell table:style-name="ce13" table:formula="of:=-(1/[.$B$6])*LN(1-[.E114])" office:value-type="float" office:value="7.42012446878246" calcext:value-type="float">
            <text:p>7,4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4" calcext:value-type="float">
            <text:p>114</text:p>
          </table:table-cell>
          <table:table-cell table:style-name="ce11" table:formula="of:=([.D115]-0.5)/[.$B$2]" office:value-type="float" office:value="0.265807962529274" calcext:value-type="float">
            <text:p>0,265807962529274</text:p>
          </table:table-cell>
          <table:table-cell table:style-name="ce13" table:formula="of:=-(1/[.$B$6])*LN(1-[.E115])" office:value-type="float" office:value="7.49740044811635" calcext:value-type="float">
            <text:p>7,5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5" calcext:value-type="float">
            <text:p>115</text:p>
          </table:table-cell>
          <table:table-cell table:style-name="ce11" table:formula="of:=([.D116]-0.5)/[.$B$2]" office:value-type="float" office:value="0.268149882903981" calcext:value-type="float">
            <text:p>0,268149882903981</text:p>
          </table:table-cell>
          <table:table-cell table:style-name="ce13" table:formula="of:=-(1/[.$B$6])*LN(1-[.E116])" office:value-type="float" office:value="7.57492331598247" calcext:value-type="float">
            <text:p>7,5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6" calcext:value-type="float">
            <text:p>116</text:p>
          </table:table-cell>
          <table:table-cell table:style-name="ce11" table:formula="of:=([.D117]-0.5)/[.$B$2]" office:value-type="float" office:value="0.270491803278689" calcext:value-type="float">
            <text:p>0,270491803278689</text:p>
          </table:table-cell>
          <table:table-cell table:style-name="ce13" table:formula="of:=-(1/[.$B$6])*LN(1-[.E117])" office:value-type="float" office:value="7.65269465500369" calcext:value-type="float">
            <text:p>7,6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7" calcext:value-type="float">
            <text:p>117</text:p>
          </table:table-cell>
          <table:table-cell table:style-name="ce11" table:formula="of:=([.D118]-0.5)/[.$B$2]" office:value-type="float" office:value="0.272833723653396" calcext:value-type="float">
            <text:p>0,272833723653396</text:p>
          </table:table-cell>
          <table:table-cell table:style-name="ce13" table:formula="of:=-(1/[.$B$6])*LN(1-[.E118])" office:value-type="float" office:value="7.73071606306932" calcext:value-type="float">
            <text:p>7,7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8" calcext:value-type="float">
            <text:p>118</text:p>
          </table:table-cell>
          <table:table-cell table:style-name="ce11" table:formula="of:=([.D119]-0.5)/[.$B$2]" office:value-type="float" office:value="0.275175644028103" calcext:value-type="float">
            <text:p>0,275175644028103</text:p>
          </table:table-cell>
          <table:table-cell table:style-name="ce13" table:formula="of:=-(1/[.$B$6])*LN(1-[.E119])" office:value-type="float" office:value="7.80898915353225" calcext:value-type="float">
            <text:p>7,8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19" calcext:value-type="float">
            <text:p>119</text:p>
          </table:table-cell>
          <table:table-cell table:style-name="ce11" table:formula="of:=([.D120]-0.5)/[.$B$2]" office:value-type="float" office:value="0.27751756440281" calcext:value-type="float">
            <text:p>0,27751756440281</text:p>
          </table:table-cell>
          <table:table-cell table:style-name="ce13" table:formula="of:=-(1/[.$B$6])*LN(1-[.E120])" office:value-type="float" office:value="7.88751555540901" calcext:value-type="float">
            <text:p>7,8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0" calcext:value-type="float">
            <text:p>120</text:p>
          </table:table-cell>
          <table:table-cell table:style-name="ce11" table:formula="of:=([.D121]-0.5)/[.$B$2]" office:value-type="float" office:value="0.279859484777518" calcext:value-type="float">
            <text:p>0,279859484777518</text:p>
          </table:table-cell>
          <table:table-cell table:style-name="ce13" table:formula="of:=-(1/[.$B$6])*LN(1-[.E121])" office:value-type="float" office:value="7.96629691358325" calcext:value-type="float">
            <text:p>7,9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1" calcext:value-type="float">
            <text:p>121</text:p>
          </table:table-cell>
          <table:table-cell table:style-name="ce11" table:formula="of:=([.D122]-0.5)/[.$B$2]" office:value-type="float" office:value="0.282201405152225" calcext:value-type="float">
            <text:p>0,282201405152225</text:p>
          </table:table-cell>
          <table:table-cell table:style-name="ce13" table:formula="of:=-(1/[.$B$6])*LN(1-[.E122])" office:value-type="float" office:value="8.04533488901239" calcext:value-type="float">
            <text:p>8,0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2" calcext:value-type="float">
            <text:p>122</text:p>
          </table:table-cell>
          <table:table-cell table:style-name="ce11" table:formula="of:=([.D123]-0.5)/[.$B$2]" office:value-type="float" office:value="0.284543325526932" calcext:value-type="float">
            <text:p>0,284543325526932</text:p>
          </table:table-cell>
          <table:table-cell table:style-name="ce13" table:formula="of:=-(1/[.$B$6])*LN(1-[.E123])" office:value-type="float" office:value="8.12463115893788" calcext:value-type="float">
            <text:p>8,1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3" calcext:value-type="float">
            <text:p>123</text:p>
          </table:table-cell>
          <table:table-cell table:style-name="ce11" table:formula="of:=([.D124]-0.5)/[.$B$2]" office:value-type="float" office:value="0.286885245901639" calcext:value-type="float">
            <text:p>0,286885245901639</text:p>
          </table:table-cell>
          <table:table-cell table:style-name="ce13" table:formula="of:=-(1/[.$B$6])*LN(1-[.E124])" office:value-type="float" office:value="8.20418741709865" calcext:value-type="float">
            <text:p>8,2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4" calcext:value-type="float">
            <text:p>124</text:p>
          </table:table-cell>
          <table:table-cell table:style-name="ce11" table:formula="of:=([.D125]-0.5)/[.$B$2]" office:value-type="float" office:value="0.289227166276347" calcext:value-type="float">
            <text:p>0,289227166276347</text:p>
          </table:table-cell>
          <table:table-cell table:style-name="ce13" table:formula="of:=-(1/[.$B$6])*LN(1-[.E125])" office:value-type="float" office:value="8.28400537394828" calcext:value-type="float">
            <text:p>8,2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5" calcext:value-type="float">
            <text:p>125</text:p>
          </table:table-cell>
          <table:table-cell table:style-name="ce11" table:formula="of:=([.D126]-0.5)/[.$B$2]" office:value-type="float" office:value="0.291569086651054" calcext:value-type="float">
            <text:p>0,291569086651054</text:p>
          </table:table-cell>
          <table:table-cell table:style-name="ce13" table:formula="of:=-(1/[.$B$6])*LN(1-[.E126])" office:value-type="float" office:value="8.36408675687547" calcext:value-type="float">
            <text:p>8,3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6" calcext:value-type="float">
            <text:p>126</text:p>
          </table:table-cell>
          <table:table-cell table:style-name="ce11" table:formula="of:=([.D127]-0.5)/[.$B$2]" office:value-type="float" office:value="0.293911007025761" calcext:value-type="float">
            <text:p>0,293911007025761</text:p>
          </table:table-cell>
          <table:table-cell table:style-name="ce13" table:formula="of:=-(1/[.$B$6])*LN(1-[.E127])" office:value-type="float" office:value="8.44443331042858" calcext:value-type="float">
            <text:p>8,4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7" calcext:value-type="float">
            <text:p>127</text:p>
          </table:table-cell>
          <table:table-cell table:style-name="ce11" table:formula="of:=([.D128]-0.5)/[.$B$2]" office:value-type="float" office:value="0.296252927400468" calcext:value-type="float">
            <text:p>0,296252927400468</text:p>
          </table:table-cell>
          <table:table-cell table:style-name="ce13" table:formula="of:=-(1/[.$B$6])*LN(1-[.E128])" office:value-type="float" office:value="8.52504679654351" calcext:value-type="float">
            <text:p>8,5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8" calcext:value-type="float">
            <text:p>128</text:p>
          </table:table-cell>
          <table:table-cell table:style-name="ce11" table:formula="of:=([.D129]-0.5)/[.$B$2]" office:value-type="float" office:value="0.298594847775176" calcext:value-type="float">
            <text:p>0,298594847775176</text:p>
          </table:table-cell>
          <table:table-cell table:style-name="ce13" table:formula="of:=-(1/[.$B$6])*LN(1-[.E129])" office:value-type="float" office:value="8.60592899477566" calcext:value-type="float">
            <text:p>8,6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29" calcext:value-type="float">
            <text:p>129</text:p>
          </table:table-cell>
          <table:table-cell table:style-name="ce11" table:formula="of:=([.D130]-0.5)/[.$B$2]" office:value-type="float" office:value="0.300936768149883" calcext:value-type="float">
            <text:p>0,300936768149883</text:p>
          </table:table-cell>
          <table:table-cell table:style-name="ce13" table:formula="of:=-(1/[.$B$6])*LN(1-[.E130])" office:value-type="float" office:value="8.68708170253542" calcext:value-type="float">
            <text:p>8,6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0" calcext:value-type="float">
            <text:p>130</text:p>
          </table:table-cell>
          <table:table-cell table:style-name="ce11" table:formula="of:=([.D131]-0.5)/[.$B$2]" office:value-type="float" office:value="0.30327868852459" calcext:value-type="float">
            <text:p>0,30327868852459</text:p>
          </table:table-cell>
          <table:table-cell table:style-name="ce13" table:formula="of:=-(1/[.$B$6])*LN(1-[.E131])" office:value-type="float" office:value="8.7685067353281" calcext:value-type="float">
            <text:p>8,7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1" calcext:value-type="float">
            <text:p>131</text:p>
          </table:table-cell>
          <table:table-cell table:style-name="ce11" table:formula="of:=([.D132]-0.5)/[.$B$2]" office:value-type="float" office:value="0.305620608899297" calcext:value-type="float">
            <text:p>0,305620608899297</text:p>
          </table:table-cell>
          <table:table-cell table:style-name="ce13" table:formula="of:=-(1/[.$B$6])*LN(1-[.E132])" office:value-type="float" office:value="8.8502059269975" calcext:value-type="float">
            <text:p>8,8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2" calcext:value-type="float">
            <text:p>132</text:p>
          </table:table-cell>
          <table:table-cell table:style-name="ce11" table:formula="of:=([.D133]-0.5)/[.$B$2]" office:value-type="float" office:value="0.307962529274005" calcext:value-type="float">
            <text:p>0,307962529274005</text:p>
          </table:table-cell>
          <table:table-cell table:style-name="ce13" table:formula="of:=-(1/[.$B$6])*LN(1-[.E133])" office:value-type="float" office:value="8.93218112997376" calcext:value-type="float">
            <text:p>8,9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3" calcext:value-type="float">
            <text:p>133</text:p>
          </table:table-cell>
          <table:table-cell table:style-name="ce11" table:formula="of:=([.D134]-0.5)/[.$B$2]" office:value-type="float" office:value="0.310304449648712" calcext:value-type="float">
            <text:p>0,310304449648712</text:p>
          </table:table-cell>
          <table:table-cell table:style-name="ce13" table:formula="of:=-(1/[.$B$6])*LN(1-[.E134])" office:value-type="float" office:value="9.01443421552525" calcext:value-type="float">
            <text:p>9,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4" calcext:value-type="float">
            <text:p>134</text:p>
          </table:table-cell>
          <table:table-cell table:style-name="ce11" table:formula="of:=([.D135]-0.5)/[.$B$2]" office:value-type="float" office:value="0.312646370023419" calcext:value-type="float">
            <text:p>0,312646370023419</text:p>
          </table:table-cell>
          <table:table-cell table:style-name="ce13" table:formula="of:=-(1/[.$B$6])*LN(1-[.E135])" office:value-type="float" office:value="9.09696707401513" calcext:value-type="float">
            <text:p>9,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5" calcext:value-type="float">
            <text:p>135</text:p>
          </table:table-cell>
          <table:table-cell table:style-name="ce11" table:formula="of:=([.D136]-0.5)/[.$B$2]" office:value-type="float" office:value="0.314988290398126" calcext:value-type="float">
            <text:p>0,314988290398126</text:p>
          </table:table-cell>
          <table:table-cell table:style-name="ce13" table:formula="of:=-(1/[.$B$6])*LN(1-[.E136])" office:value-type="float" office:value="9.17978161516183" calcext:value-type="float">
            <text:p>9,1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6" calcext:value-type="float">
            <text:p>136</text:p>
          </table:table-cell>
          <table:table-cell table:style-name="ce11" table:formula="of:=([.D137]-0.5)/[.$B$2]" office:value-type="float" office:value="0.317330210772834" calcext:value-type="float">
            <text:p>0,317330210772834</text:p>
          </table:table-cell>
          <table:table-cell table:style-name="ce13" table:formula="of:=-(1/[.$B$6])*LN(1-[.E137])" office:value-type="float" office:value="9.26287976830427" calcext:value-type="float">
            <text:p>9,2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7" calcext:value-type="float">
            <text:p>137</text:p>
          </table:table-cell>
          <table:table-cell table:style-name="ce11" table:formula="of:=([.D138]-0.5)/[.$B$2]" office:value-type="float" office:value="0.319672131147541" calcext:value-type="float">
            <text:p>0,319672131147541</text:p>
          </table:table-cell>
          <table:table-cell table:style-name="ce13" table:formula="of:=-(1/[.$B$6])*LN(1-[.E138])" office:value-type="float" office:value="9.34626348267148" calcext:value-type="float">
            <text:p>9,3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8" calcext:value-type="float">
            <text:p>138</text:p>
          </table:table-cell>
          <table:table-cell table:style-name="ce11" table:formula="of:=([.D139]-0.5)/[.$B$2]" office:value-type="float" office:value="0.322014051522248" calcext:value-type="float">
            <text:p>0,322014051522248</text:p>
          </table:table-cell>
          <table:table-cell table:style-name="ce13" table:formula="of:=-(1/[.$B$6])*LN(1-[.E139])" office:value-type="float" office:value="9.42993472765706" calcext:value-type="float">
            <text:p>9,4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39" calcext:value-type="float">
            <text:p>139</text:p>
          </table:table-cell>
          <table:table-cell table:style-name="ce11" table:formula="of:=([.D140]-0.5)/[.$B$2]" office:value-type="float" office:value="0.324355971896956" calcext:value-type="float">
            <text:p>0,324355971896956</text:p>
          </table:table-cell>
          <table:table-cell table:style-name="ce13" table:formula="of:=-(1/[.$B$6])*LN(1-[.E140])" office:value-type="float" office:value="9.51389549309827" calcext:value-type="float">
            <text:p>9,5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0" calcext:value-type="float">
            <text:p>140</text:p>
          </table:table-cell>
          <table:table-cell table:style-name="ce11" table:formula="of:=([.D141]-0.5)/[.$B$2]" office:value-type="float" office:value="0.326697892271663" calcext:value-type="float">
            <text:p>0,326697892271663</text:p>
          </table:table-cell>
          <table:table-cell table:style-name="ce13" table:formula="of:=-(1/[.$B$6])*LN(1-[.E141])" office:value-type="float" office:value="9.59814778955979" calcext:value-type="float">
            <text:p>9,6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1" calcext:value-type="float">
            <text:p>141</text:p>
          </table:table-cell>
          <table:table-cell table:style-name="ce11" table:formula="of:=([.D142]-0.5)/[.$B$2]" office:value-type="float" office:value="0.32903981264637" calcext:value-type="float">
            <text:p>0,32903981264637</text:p>
          </table:table-cell>
          <table:table-cell table:style-name="ce13" table:formula="of:=-(1/[.$B$6])*LN(1-[.E142])" office:value-type="float" office:value="9.68269364862285" calcext:value-type="float">
            <text:p>9,6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2" calcext:value-type="float">
            <text:p>142</text:p>
          </table:table-cell>
          <table:table-cell table:style-name="ce11" table:formula="of:=([.D143]-0.5)/[.$B$2]" office:value-type="float" office:value="0.331381733021077" calcext:value-type="float">
            <text:p>0,331381733021077</text:p>
          </table:table-cell>
          <table:table-cell table:style-name="ce13" table:formula="of:=-(1/[.$B$6])*LN(1-[.E143])" office:value-type="float" office:value="9.76753512317903" calcext:value-type="float">
            <text:p>9,7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3" calcext:value-type="float">
            <text:p>143</text:p>
          </table:table-cell>
          <table:table-cell table:style-name="ce11" table:formula="of:=([.D144]-0.5)/[.$B$2]" office:value-type="float" office:value="0.333723653395784" calcext:value-type="float">
            <text:p>0,333723653395784</text:p>
          </table:table-cell>
          <table:table-cell table:style-name="ce13" table:formula="of:=-(1/[.$B$6])*LN(1-[.E144])" office:value-type="float" office:value="9.85267428772939" calcext:value-type="float">
            <text:p>9,8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4" calcext:value-type="float">
            <text:p>144</text:p>
          </table:table-cell>
          <table:table-cell table:style-name="ce11" table:formula="of:=([.D145]-0.5)/[.$B$2]" office:value-type="float" office:value="0.336065573770492" calcext:value-type="float">
            <text:p>0,336065573770492</text:p>
          </table:table-cell>
          <table:table-cell table:style-name="ce13" table:formula="of:=-(1/[.$B$6])*LN(1-[.E145])" office:value-type="float" office:value="9.93811323868885" calcext:value-type="float">
            <text:p>9,9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5" calcext:value-type="float">
            <text:p>145</text:p>
          </table:table-cell>
          <table:table-cell table:style-name="ce11" table:formula="of:=([.D146]-0.5)/[.$B$2]" office:value-type="float" office:value="0.338407494145199" calcext:value-type="float">
            <text:p>0,338407494145199</text:p>
          </table:table-cell>
          <table:table-cell table:style-name="ce13" table:formula="of:=-(1/[.$B$6])*LN(1-[.E146])" office:value-type="float" office:value="10.0238540946958" calcext:value-type="float">
            <text:p>10,0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6" calcext:value-type="float">
            <text:p>146</text:p>
          </table:table-cell>
          <table:table-cell table:style-name="ce11" table:formula="of:=([.D147]-0.5)/[.$B$2]" office:value-type="float" office:value="0.340749414519906" calcext:value-type="float">
            <text:p>0,340749414519906</text:p>
          </table:table-cell>
          <table:table-cell table:style-name="ce13" table:formula="of:=-(1/[.$B$6])*LN(1-[.E147])" office:value-type="float" office:value="10.1098989969275" calcext:value-type="float">
            <text:p>10,1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7" calcext:value-type="float">
            <text:p>147</text:p>
          </table:table-cell>
          <table:table-cell table:style-name="ce11" table:formula="of:=([.D148]-0.5)/[.$B$2]" office:value-type="float" office:value="0.343091334894614" calcext:value-type="float">
            <text:p>0,343091334894614</text:p>
          </table:table-cell>
          <table:table-cell table:style-name="ce13" table:formula="of:=-(1/[.$B$6])*LN(1-[.E148])" office:value-type="float" office:value="10.1962501094209" calcext:value-type="float">
            <text:p>10,2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8" calcext:value-type="float">
            <text:p>148</text:p>
          </table:table-cell>
          <table:table-cell table:style-name="ce11" table:formula="of:=([.D149]-0.5)/[.$B$2]" office:value-type="float" office:value="0.345433255269321" calcext:value-type="float">
            <text:p>0,345433255269321</text:p>
          </table:table-cell>
          <table:table-cell table:style-name="ce13" table:formula="of:=-(1/[.$B$6])*LN(1-[.E149])" office:value-type="float" office:value="10.282909619399" calcext:value-type="float">
            <text:p>10,28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49" calcext:value-type="float">
            <text:p>149</text:p>
          </table:table-cell>
          <table:table-cell table:style-name="ce11" table:formula="of:=([.D150]-0.5)/[.$B$2]" office:value-type="float" office:value="0.347775175644028" calcext:value-type="float">
            <text:p>0,347775175644028</text:p>
          </table:table-cell>
          <table:table-cell table:style-name="ce13" table:formula="of:=-(1/[.$B$6])*LN(1-[.E150])" office:value-type="float" office:value="10.3698797376037" calcext:value-type="float">
            <text:p>10,3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0" calcext:value-type="float">
            <text:p>150</text:p>
          </table:table-cell>
          <table:table-cell table:style-name="ce11" table:formula="of:=([.D151]-0.5)/[.$B$2]" office:value-type="float" office:value="0.350117096018735" calcext:value-type="float">
            <text:p>0,350117096018735</text:p>
          </table:table-cell>
          <table:table-cell table:style-name="ce13" table:formula="of:=-(1/[.$B$6])*LN(1-[.E151])" office:value-type="float" office:value="10.4571626986336" calcext:value-type="float">
            <text:p>10,4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1" calcext:value-type="float">
            <text:p>151</text:p>
          </table:table-cell>
          <table:table-cell table:style-name="ce11" table:formula="of:=([.D152]-0.5)/[.$B$2]" office:value-type="float" office:value="0.352459016393443" calcext:value-type="float">
            <text:p>0,352459016393443</text:p>
          </table:table-cell>
          <table:table-cell table:style-name="ce13" table:formula="of:=-(1/[.$B$6])*LN(1-[.E152])" office:value-type="float" office:value="10.5447607612892" calcext:value-type="float">
            <text:p>10,5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2" calcext:value-type="float">
            <text:p>152</text:p>
          </table:table-cell>
          <table:table-cell table:style-name="ce11" table:formula="of:=([.D153]-0.5)/[.$B$2]" office:value-type="float" office:value="0.35480093676815" calcext:value-type="float">
            <text:p>0,35480093676815</text:p>
          </table:table-cell>
          <table:table-cell table:style-name="ce13" table:formula="of:=-(1/[.$B$6])*LN(1-[.E153])" office:value-type="float" office:value="10.6326762089228" calcext:value-type="float">
            <text:p>10,6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3" calcext:value-type="float">
            <text:p>153</text:p>
          </table:table-cell>
          <table:table-cell table:style-name="ce11" table:formula="of:=([.D154]-0.5)/[.$B$2]" office:value-type="float" office:value="0.357142857142857" calcext:value-type="float">
            <text:p>0,357142857142857</text:p>
          </table:table-cell>
          <table:table-cell table:style-name="ce13" table:formula="of:=-(1/[.$B$6])*LN(1-[.E154])" office:value-type="float" office:value="10.7209113497965" calcext:value-type="float">
            <text:p>10,7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4" calcext:value-type="float">
            <text:p>154</text:p>
          </table:table-cell>
          <table:table-cell table:style-name="ce11" table:formula="of:=([.D155]-0.5)/[.$B$2]" office:value-type="float" office:value="0.359484777517564" calcext:value-type="float">
            <text:p>0,359484777517564</text:p>
          </table:table-cell>
          <table:table-cell table:style-name="ce13" table:formula="of:=-(1/[.$B$6])*LN(1-[.E155])" office:value-type="float" office:value="10.8094685174455" calcext:value-type="float">
            <text:p>10,8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5" calcext:value-type="float">
            <text:p>155</text:p>
          </table:table-cell>
          <table:table-cell table:style-name="ce11" table:formula="of:=([.D156]-0.5)/[.$B$2]" office:value-type="float" office:value="0.361826697892272" calcext:value-type="float">
            <text:p>0,361826697892272</text:p>
          </table:table-cell>
          <table:table-cell table:style-name="ce13" table:formula="of:=-(1/[.$B$6])*LN(1-[.E156])" office:value-type="float" office:value="10.898350071048" calcext:value-type="float">
            <text:p>10,9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6" calcext:value-type="float">
            <text:p>156</text:p>
          </table:table-cell>
          <table:table-cell table:style-name="ce11" table:formula="of:=([.D157]-0.5)/[.$B$2]" office:value-type="float" office:value="0.364168618266979" calcext:value-type="float">
            <text:p>0,364168618266979</text:p>
          </table:table-cell>
          <table:table-cell table:style-name="ce13" table:formula="of:=-(1/[.$B$6])*LN(1-[.E157])" office:value-type="float" office:value="10.987558395803" calcext:value-type="float">
            <text:p>10,9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7" calcext:value-type="float">
            <text:p>157</text:p>
          </table:table-cell>
          <table:table-cell table:style-name="ce11" table:formula="of:=([.D158]-0.5)/[.$B$2]" office:value-type="float" office:value="0.366510538641686" calcext:value-type="float">
            <text:p>0,366510538641686</text:p>
          </table:table-cell>
          <table:table-cell table:style-name="ce13" table:formula="of:=-(1/[.$B$6])*LN(1-[.E158])" office:value-type="float" office:value="11.0770959033138" calcext:value-type="float">
            <text:p>11,0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8" calcext:value-type="float">
            <text:p>158</text:p>
          </table:table-cell>
          <table:table-cell table:style-name="ce11" table:formula="of:=([.D159]-0.5)/[.$B$2]" office:value-type="float" office:value="0.368852459016393" calcext:value-type="float">
            <text:p>0,368852459016393</text:p>
          </table:table-cell>
          <table:table-cell table:style-name="ce13" table:formula="of:=-(1/[.$B$6])*LN(1-[.E159])" office:value-type="float" office:value="11.1669650319795" calcext:value-type="float">
            <text:p>11,1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59" calcext:value-type="float">
            <text:p>159</text:p>
          </table:table-cell>
          <table:table-cell table:style-name="ce11" table:formula="of:=([.D160]-0.5)/[.$B$2]" office:value-type="float" office:value="0.371194379391101" calcext:value-type="float">
            <text:p>0,371194379391101</text:p>
          </table:table-cell>
          <table:table-cell table:style-name="ce13" table:formula="of:=-(1/[.$B$6])*LN(1-[.E160])" office:value-type="float" office:value="11.2571682473935" calcext:value-type="float">
            <text:p>11,2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0" calcext:value-type="float">
            <text:p>160</text:p>
          </table:table-cell>
          <table:table-cell table:style-name="ce11" table:formula="of:=([.D161]-0.5)/[.$B$2]" office:value-type="float" office:value="0.373536299765808" calcext:value-type="float">
            <text:p>0,373536299765808</text:p>
          </table:table-cell>
          <table:table-cell table:style-name="ce13" table:formula="of:=-(1/[.$B$6])*LN(1-[.E161])" office:value-type="float" office:value="11.3477080427491" calcext:value-type="float">
            <text:p>11,3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1" calcext:value-type="float">
            <text:p>161</text:p>
          </table:table-cell>
          <table:table-cell table:style-name="ce11" table:formula="of:=([.D162]-0.5)/[.$B$2]" office:value-type="float" office:value="0.375878220140515" calcext:value-type="float">
            <text:p>0,375878220140515</text:p>
          </table:table-cell>
          <table:table-cell table:style-name="ce13" table:formula="of:=-(1/[.$B$6])*LN(1-[.E162])" office:value-type="float" office:value="11.4385869392531" calcext:value-type="float">
            <text:p>11,4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2" calcext:value-type="float">
            <text:p>162</text:p>
          </table:table-cell>
          <table:table-cell table:style-name="ce11" table:formula="of:=([.D163]-0.5)/[.$B$2]" office:value-type="float" office:value="0.378220140515222" calcext:value-type="float">
            <text:p>0,378220140515222</text:p>
          </table:table-cell>
          <table:table-cell table:style-name="ce13" table:formula="of:=-(1/[.$B$6])*LN(1-[.E163])" office:value-type="float" office:value="11.5298074865472" calcext:value-type="float">
            <text:p>11,53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3" calcext:value-type="float">
            <text:p>163</text:p>
          </table:table-cell>
          <table:table-cell table:style-name="ce11" table:formula="of:=([.D164]-0.5)/[.$B$2]" office:value-type="float" office:value="0.38056206088993" calcext:value-type="float">
            <text:p>0,38056206088993</text:p>
          </table:table-cell>
          <table:table-cell table:style-name="ce13" table:formula="of:=-(1/[.$B$6])*LN(1-[.E164])" office:value-type="float" office:value="11.6213722631371" calcext:value-type="float">
            <text:p>11,62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4" calcext:value-type="float">
            <text:p>164</text:p>
          </table:table-cell>
          <table:table-cell table:style-name="ce11" table:formula="of:=([.D165]-0.5)/[.$B$2]" office:value-type="float" office:value="0.382903981264637" calcext:value-type="float">
            <text:p>0,382903981264637</text:p>
          </table:table-cell>
          <table:table-cell table:style-name="ce13" table:formula="of:=-(1/[.$B$6])*LN(1-[.E165])" office:value-type="float" office:value="11.7132838768298" calcext:value-type="float">
            <text:p>11,7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5" calcext:value-type="float">
            <text:p>165</text:p>
          </table:table-cell>
          <table:table-cell table:style-name="ce11" table:formula="of:=([.D166]-0.5)/[.$B$2]" office:value-type="float" office:value="0.385245901639344" calcext:value-type="float">
            <text:p>0,385245901639344</text:p>
          </table:table-cell>
          <table:table-cell table:style-name="ce13" table:formula="of:=-(1/[.$B$6])*LN(1-[.E166])" office:value-type="float" office:value="11.8055449651793" calcext:value-type="float">
            <text:p>11,8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6" calcext:value-type="float">
            <text:p>166</text:p>
          </table:table-cell>
          <table:table-cell table:style-name="ce11" table:formula="of:=([.D167]-0.5)/[.$B$2]" office:value-type="float" office:value="0.387587822014051" calcext:value-type="float">
            <text:p>0,387587822014051</text:p>
          </table:table-cell>
          <table:table-cell table:style-name="ce13" table:formula="of:=-(1/[.$B$6])*LN(1-[.E167])" office:value-type="float" office:value="11.8981581959407" calcext:value-type="float">
            <text:p>11,9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7" calcext:value-type="float">
            <text:p>167</text:p>
          </table:table-cell>
          <table:table-cell table:style-name="ce11" table:formula="of:=([.D168]-0.5)/[.$B$2]" office:value-type="float" office:value="0.389929742388759" calcext:value-type="float">
            <text:p>0,389929742388759</text:p>
          </table:table-cell>
          <table:table-cell table:style-name="ce13" table:formula="of:=-(1/[.$B$6])*LN(1-[.E168])" office:value-type="float" office:value="11.9911262675334" calcext:value-type="float">
            <text:p>11,9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8" calcext:value-type="float">
            <text:p>168</text:p>
          </table:table-cell>
          <table:table-cell table:style-name="ce11" table:formula="of:=([.D169]-0.5)/[.$B$2]" office:value-type="float" office:value="0.392271662763466" calcext:value-type="float">
            <text:p>0,392271662763466</text:p>
          </table:table-cell>
          <table:table-cell table:style-name="ce13" table:formula="of:=-(1/[.$B$6])*LN(1-[.E169])" office:value-type="float" office:value="12.0844519095119" calcext:value-type="float">
            <text:p>12,0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69" calcext:value-type="float">
            <text:p>169</text:p>
          </table:table-cell>
          <table:table-cell table:style-name="ce11" table:formula="of:=([.D170]-0.5)/[.$B$2]" office:value-type="float" office:value="0.394613583138173" calcext:value-type="float">
            <text:p>0,394613583138173</text:p>
          </table:table-cell>
          <table:table-cell table:style-name="ce13" table:formula="of:=-(1/[.$B$6])*LN(1-[.E170])" office:value-type="float" office:value="12.1781378830481" calcext:value-type="float">
            <text:p>12,1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0" calcext:value-type="float">
            <text:p>170</text:p>
          </table:table-cell>
          <table:table-cell table:style-name="ce11" table:formula="of:=([.D171]-0.5)/[.$B$2]" office:value-type="float" office:value="0.396955503512881" calcext:value-type="float">
            <text:p>0,396955503512881</text:p>
          </table:table-cell>
          <table:table-cell table:style-name="ce13" table:formula="of:=-(1/[.$B$6])*LN(1-[.E171])" office:value-type="float" office:value="12.2721869814202" calcext:value-type="float">
            <text:p>12,2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1" calcext:value-type="float">
            <text:p>171</text:p>
          </table:table-cell>
          <table:table-cell table:style-name="ce11" table:formula="of:=([.D172]-0.5)/[.$B$2]" office:value-type="float" office:value="0.399297423887588" calcext:value-type="float">
            <text:p>0,399297423887588</text:p>
          </table:table-cell>
          <table:table-cell table:style-name="ce13" table:formula="of:=-(1/[.$B$6])*LN(1-[.E172])" office:value-type="float" office:value="12.366602030513" calcext:value-type="float">
            <text:p>12,3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2" calcext:value-type="float">
            <text:p>172</text:p>
          </table:table-cell>
          <table:table-cell table:style-name="ce11" table:formula="of:=([.D173]-0.5)/[.$B$2]" office:value-type="float" office:value="0.401639344262295" calcext:value-type="float">
            <text:p>0,401639344262295</text:p>
          </table:table-cell>
          <table:table-cell table:style-name="ce13" table:formula="of:=-(1/[.$B$6])*LN(1-[.E173])" office:value-type="float" office:value="12.4613858893274" calcext:value-type="float">
            <text:p>12,4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3" calcext:value-type="float">
            <text:p>173</text:p>
          </table:table-cell>
          <table:table-cell table:style-name="ce11" table:formula="of:=([.D174]-0.5)/[.$B$2]" office:value-type="float" office:value="0.403981264637002" calcext:value-type="float">
            <text:p>0,403981264637002</text:p>
          </table:table-cell>
          <table:table-cell table:style-name="ce13" table:formula="of:=-(1/[.$B$6])*LN(1-[.E174])" office:value-type="float" office:value="12.5565414504998" calcext:value-type="float">
            <text:p>12,5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4" calcext:value-type="float">
            <text:p>174</text:p>
          </table:table-cell>
          <table:table-cell table:style-name="ce11" table:formula="of:=([.D175]-0.5)/[.$B$2]" office:value-type="float" office:value="0.40632318501171" calcext:value-type="float">
            <text:p>0,40632318501171</text:p>
          </table:table-cell>
          <table:table-cell table:style-name="ce13" table:formula="of:=-(1/[.$B$6])*LN(1-[.E175])" office:value-type="float" office:value="12.6520716408317" calcext:value-type="float">
            <text:p>12,6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5" calcext:value-type="float">
            <text:p>175</text:p>
          </table:table-cell>
          <table:table-cell table:style-name="ce11" table:formula="of:=([.D176]-0.5)/[.$B$2]" office:value-type="float" office:value="0.408665105386417" calcext:value-type="float">
            <text:p>0,408665105386417</text:p>
          </table:table-cell>
          <table:table-cell table:style-name="ce13" table:formula="of:=-(1/[.$B$6])*LN(1-[.E176])" office:value-type="float" office:value="12.7479794218299" calcext:value-type="float">
            <text:p>12,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6" calcext:value-type="float">
            <text:p>176</text:p>
          </table:table-cell>
          <table:table-cell table:style-name="ce11" table:formula="of:=([.D177]-0.5)/[.$B$2]" office:value-type="float" office:value="0.411007025761124" calcext:value-type="float">
            <text:p>0,411007025761124</text:p>
          </table:table-cell>
          <table:table-cell table:style-name="ce13" table:formula="of:=-(1/[.$B$6])*LN(1-[.E177])" office:value-type="float" office:value="12.8442677902575" calcext:value-type="float">
            <text:p>12,8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7" calcext:value-type="float">
            <text:p>177</text:p>
          </table:table-cell>
          <table:table-cell table:style-name="ce11" table:formula="of:=([.D178]-0.5)/[.$B$2]" office:value-type="float" office:value="0.413348946135831" calcext:value-type="float">
            <text:p>0,413348946135831</text:p>
          </table:table-cell>
          <table:table-cell table:style-name="ce13" table:formula="of:=-(1/[.$B$6])*LN(1-[.E178])" office:value-type="float" office:value="12.9409397786957" calcext:value-type="float">
            <text:p>12,9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8" calcext:value-type="float">
            <text:p>178</text:p>
          </table:table-cell>
          <table:table-cell table:style-name="ce11" table:formula="of:=([.D179]-0.5)/[.$B$2]" office:value-type="float" office:value="0.415690866510539" calcext:value-type="float">
            <text:p>0,415690866510539</text:p>
          </table:table-cell>
          <table:table-cell table:style-name="ce13" table:formula="of:=-(1/[.$B$6])*LN(1-[.E179])" office:value-type="float" office:value="13.0379984561168" calcext:value-type="float">
            <text:p>13,0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79" calcext:value-type="float">
            <text:p>179</text:p>
          </table:table-cell>
          <table:table-cell table:style-name="ce11" table:formula="of:=([.D180]-0.5)/[.$B$2]" office:value-type="float" office:value="0.418032786885246" calcext:value-type="float">
            <text:p>0,418032786885246</text:p>
          </table:table-cell>
          <table:table-cell table:style-name="ce13" table:formula="of:=-(1/[.$B$6])*LN(1-[.E180])" office:value-type="float" office:value="13.1354469284689" calcext:value-type="float">
            <text:p>13,1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0" calcext:value-type="float">
            <text:p>180</text:p>
          </table:table-cell>
          <table:table-cell table:style-name="ce11" table:formula="of:=([.D181]-0.5)/[.$B$2]" office:value-type="float" office:value="0.420374707259953" calcext:value-type="float">
            <text:p>0,420374707259953</text:p>
          </table:table-cell>
          <table:table-cell table:style-name="ce13" table:formula="of:=-(1/[.$B$6])*LN(1-[.E181])" office:value-type="float" office:value="13.2332883392721" calcext:value-type="float">
            <text:p>13,2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1" calcext:value-type="float">
            <text:p>181</text:p>
          </table:table-cell>
          <table:table-cell table:style-name="ce11" table:formula="of:=([.D182]-0.5)/[.$B$2]" office:value-type="float" office:value="0.42271662763466" calcext:value-type="float">
            <text:p>0,42271662763466</text:p>
          </table:table-cell>
          <table:table-cell table:style-name="ce13" table:formula="of:=-(1/[.$B$6])*LN(1-[.E182])" office:value-type="float" office:value="13.3315258702273" calcext:value-type="float">
            <text:p>13,3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2" calcext:value-type="float">
            <text:p>182</text:p>
          </table:table-cell>
          <table:table-cell table:style-name="ce11" table:formula="of:=([.D183]-0.5)/[.$B$2]" office:value-type="float" office:value="0.425058548009368" calcext:value-type="float">
            <text:p>0,425058548009368</text:p>
          </table:table-cell>
          <table:table-cell table:style-name="ce13" table:formula="of:=-(1/[.$B$6])*LN(1-[.E183])" office:value-type="float" office:value="13.4301627418369" calcext:value-type="float">
            <text:p>13,4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3" calcext:value-type="float">
            <text:p>183</text:p>
          </table:table-cell>
          <table:table-cell table:style-name="ce11" table:formula="of:=([.D184]-0.5)/[.$B$2]" office:value-type="float" office:value="0.427400468384075" calcext:value-type="float">
            <text:p>0,427400468384075</text:p>
          </table:table-cell>
          <table:table-cell table:style-name="ce13" table:formula="of:=-(1/[.$B$6])*LN(1-[.E184])" office:value-type="float" office:value="13.529202214038" calcext:value-type="float">
            <text:p>13,5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4" calcext:value-type="float">
            <text:p>184</text:p>
          </table:table-cell>
          <table:table-cell table:style-name="ce11" table:formula="of:=([.D185]-0.5)/[.$B$2]" office:value-type="float" office:value="0.429742388758782" calcext:value-type="float">
            <text:p>0,429742388758782</text:p>
          </table:table-cell>
          <table:table-cell table:style-name="ce13" table:formula="of:=-(1/[.$B$6])*LN(1-[.E185])" office:value-type="float" office:value="13.6286475868493" calcext:value-type="float">
            <text:p>13,6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5" calcext:value-type="float">
            <text:p>185</text:p>
          </table:table-cell>
          <table:table-cell table:style-name="ce11" table:formula="of:=([.D186]-0.5)/[.$B$2]" office:value-type="float" office:value="0.432084309133489" calcext:value-type="float">
            <text:p>0,432084309133489</text:p>
          </table:table-cell>
          <table:table-cell table:style-name="ce13" table:formula="of:=-(1/[.$B$6])*LN(1-[.E186])" office:value-type="float" office:value="13.7285022010307" calcext:value-type="float">
            <text:p>13,7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6" calcext:value-type="float">
            <text:p>186</text:p>
          </table:table-cell>
          <table:table-cell table:style-name="ce11" table:formula="of:=([.D187]-0.5)/[.$B$2]" office:value-type="float" office:value="0.434426229508197" calcext:value-type="float">
            <text:p>0,434426229508197</text:p>
          </table:table-cell>
          <table:table-cell table:style-name="ce13" table:formula="of:=-(1/[.$B$6])*LN(1-[.E187])" office:value-type="float" office:value="13.8287694387566" calcext:value-type="float">
            <text:p>13,8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7" calcext:value-type="float">
            <text:p>187</text:p>
          </table:table-cell>
          <table:table-cell table:style-name="ce11" table:formula="of:=([.D188]-0.5)/[.$B$2]" office:value-type="float" office:value="0.436768149882904" calcext:value-type="float">
            <text:p>0,436768149882904</text:p>
          </table:table-cell>
          <table:table-cell table:style-name="ce13" table:formula="of:=-(1/[.$B$6])*LN(1-[.E188])" office:value-type="float" office:value="13.9294527243035" calcext:value-type="float">
            <text:p>13,9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8" calcext:value-type="float">
            <text:p>188</text:p>
          </table:table-cell>
          <table:table-cell table:style-name="ce11" table:formula="of:=([.D189]-0.5)/[.$B$2]" office:value-type="float" office:value="0.439110070257611" calcext:value-type="float">
            <text:p>0,439110070257611</text:p>
          </table:table-cell>
          <table:table-cell table:style-name="ce13" table:formula="of:=-(1/[.$B$6])*LN(1-[.E189])" office:value-type="float" office:value="14.0305555247515" calcext:value-type="float">
            <text:p>14,0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89" calcext:value-type="float">
            <text:p>189</text:p>
          </table:table-cell>
          <table:table-cell table:style-name="ce11" table:formula="of:=([.D190]-0.5)/[.$B$2]" office:value-type="float" office:value="0.441451990632319" calcext:value-type="float">
            <text:p>0,441451990632319</text:p>
          </table:table-cell>
          <table:table-cell table:style-name="ce13" table:formula="of:=-(1/[.$B$6])*LN(1-[.E190])" office:value-type="float" office:value="14.1320813507009" calcext:value-type="float">
            <text:p>14,1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0" calcext:value-type="float">
            <text:p>190</text:p>
          </table:table-cell>
          <table:table-cell table:style-name="ce11" table:formula="of:=([.D191]-0.5)/[.$B$2]" office:value-type="float" office:value="0.443793911007026" calcext:value-type="float">
            <text:p>0,443793911007026</text:p>
          </table:table-cell>
          <table:table-cell table:style-name="ce13" table:formula="of:=-(1/[.$B$6])*LN(1-[.E191])" office:value-type="float" office:value="14.2340337570034" calcext:value-type="float">
            <text:p>14,23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1" calcext:value-type="float">
            <text:p>191</text:p>
          </table:table-cell>
          <table:table-cell table:style-name="ce11" table:formula="of:=([.D192]-0.5)/[.$B$2]" office:value-type="float" office:value="0.446135831381733" calcext:value-type="float">
            <text:p>0,446135831381733</text:p>
          </table:table-cell>
          <table:table-cell table:style-name="ce13" table:formula="of:=-(1/[.$B$6])*LN(1-[.E192])" office:value-type="float" office:value="14.3364163435093" calcext:value-type="float">
            <text:p>14,3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2" calcext:value-type="float">
            <text:p>192</text:p>
          </table:table-cell>
          <table:table-cell table:style-name="ce11" table:formula="of:=([.D193]-0.5)/[.$B$2]" office:value-type="float" office:value="0.44847775175644" calcext:value-type="float">
            <text:p>0,44847775175644</text:p>
          </table:table-cell>
          <table:table-cell table:style-name="ce13" table:formula="of:=-(1/[.$B$6])*LN(1-[.E193])" office:value-type="float" office:value="14.4392327558297" calcext:value-type="float">
            <text:p>14,4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3" calcext:value-type="float">
            <text:p>193</text:p>
          </table:table-cell>
          <table:table-cell table:style-name="ce11" table:formula="of:=([.D194]-0.5)/[.$B$2]" office:value-type="float" office:value="0.450819672131148" calcext:value-type="float">
            <text:p>0,450819672131148</text:p>
          </table:table-cell>
          <table:table-cell table:style-name="ce13" table:formula="of:=-(1/[.$B$6])*LN(1-[.E194])" office:value-type="float" office:value="14.5424866861159" calcext:value-type="float">
            <text:p>14,5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4" calcext:value-type="float">
            <text:p>194</text:p>
          </table:table-cell>
          <table:table-cell table:style-name="ce11" table:formula="of:=([.D195]-0.5)/[.$B$2]" office:value-type="float" office:value="0.453161592505855" calcext:value-type="float">
            <text:p>0,453161592505855</text:p>
          </table:table-cell>
          <table:table-cell table:style-name="ce13" table:formula="of:=-(1/[.$B$6])*LN(1-[.E195])" office:value-type="float" office:value="14.6461818738546" calcext:value-type="float">
            <text:p>14,6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5" calcext:value-type="float">
            <text:p>195</text:p>
          </table:table-cell>
          <table:table-cell table:style-name="ce11" table:formula="of:=([.D196]-0.5)/[.$B$2]" office:value-type="float" office:value="0.455503512880562" calcext:value-type="float">
            <text:p>0,455503512880562</text:p>
          </table:table-cell>
          <table:table-cell table:style-name="ce13" table:formula="of:=-(1/[.$B$6])*LN(1-[.E196])" office:value-type="float" office:value="14.750322106681" calcext:value-type="float">
            <text:p>14,7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6" calcext:value-type="float">
            <text:p>196</text:p>
          </table:table-cell>
          <table:table-cell table:style-name="ce11" table:formula="of:=([.D197]-0.5)/[.$B$2]" office:value-type="float" office:value="0.457845433255269" calcext:value-type="float">
            <text:p>0,457845433255269</text:p>
          </table:table-cell>
          <table:table-cell table:style-name="ce13" table:formula="of:=-(1/[.$B$6])*LN(1-[.E197])" office:value-type="float" office:value="14.8549112212082" calcext:value-type="float">
            <text:p>14,8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7" calcext:value-type="float">
            <text:p>197</text:p>
          </table:table-cell>
          <table:table-cell table:style-name="ce11" table:formula="of:=([.D198]-0.5)/[.$B$2]" office:value-type="float" office:value="0.460187353629977" calcext:value-type="float">
            <text:p>0,460187353629977</text:p>
          </table:table-cell>
          <table:table-cell table:style-name="ce13" table:formula="of:=-(1/[.$B$6])*LN(1-[.E198])" office:value-type="float" office:value="14.9599531038761" calcext:value-type="float">
            <text:p>14,9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8" calcext:value-type="float">
            <text:p>198</text:p>
          </table:table-cell>
          <table:table-cell table:style-name="ce11" table:formula="of:=([.D199]-0.5)/[.$B$2]" office:value-type="float" office:value="0.462529274004684" calcext:value-type="float">
            <text:p>0,462529274004684</text:p>
          </table:table-cell>
          <table:table-cell table:style-name="ce13" table:formula="of:=-(1/[.$B$6])*LN(1-[.E199])" office:value-type="float" office:value="15.0654516918175" calcext:value-type="float">
            <text:p>15,07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199" calcext:value-type="float">
            <text:p>199</text:p>
          </table:table-cell>
          <table:table-cell table:style-name="ce11" table:formula="of:=([.D200]-0.5)/[.$B$2]" office:value-type="float" office:value="0.464871194379391" calcext:value-type="float">
            <text:p>0,464871194379391</text:p>
          </table:table-cell>
          <table:table-cell table:style-name="ce13" table:formula="of:=-(1/[.$B$6])*LN(1-[.E200])" office:value-type="float" office:value="15.1714109737436" calcext:value-type="float">
            <text:p>15,17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0" calcext:value-type="float">
            <text:p>200</text:p>
          </table:table-cell>
          <table:table-cell table:style-name="ce11" table:formula="of:=([.D201]-0.5)/[.$B$2]" office:value-type="float" office:value="0.467213114754098" calcext:value-type="float">
            <text:p>0,467213114754098</text:p>
          </table:table-cell>
          <table:table-cell table:style-name="ce13" table:formula="of:=-(1/[.$B$6])*LN(1-[.E201])" office:value-type="float" office:value="15.2778349908491" calcext:value-type="float">
            <text:p>15,28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1" calcext:value-type="float">
            <text:p>201</text:p>
          </table:table-cell>
          <table:table-cell table:style-name="ce11" table:formula="of:=([.D202]-0.5)/[.$B$2]" office:value-type="float" office:value="0.469555035128806" calcext:value-type="float">
            <text:p>0,469555035128806</text:p>
          </table:table-cell>
          <table:table-cell table:style-name="ce13" table:formula="of:=-(1/[.$B$6])*LN(1-[.E202])" office:value-type="float" office:value="15.3847278377369" calcext:value-type="float">
            <text:p>15,38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2" calcext:value-type="float">
            <text:p>202</text:p>
          </table:table-cell>
          <table:table-cell table:style-name="ce11" table:formula="of:=([.D203]-0.5)/[.$B$2]" office:value-type="float" office:value="0.471896955503513" calcext:value-type="float">
            <text:p>0,471896955503513</text:p>
          </table:table-cell>
          <table:table-cell table:style-name="ce13" table:formula="of:=-(1/[.$B$6])*LN(1-[.E203])" office:value-type="float" office:value="15.4920936633633" calcext:value-type="float">
            <text:p>15,49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3" calcext:value-type="float">
            <text:p>203</text:p>
          </table:table-cell>
          <table:table-cell table:style-name="ce11" table:formula="of:=([.D204]-0.5)/[.$B$2]" office:value-type="float" office:value="0.47423887587822" calcext:value-type="float">
            <text:p>0,47423887587822</text:p>
          </table:table-cell>
          <table:table-cell table:style-name="ce13" table:formula="of:=-(1/[.$B$6])*LN(1-[.E204])" office:value-type="float" office:value="15.5999366720044" calcext:value-type="float">
            <text:p>15,6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4" calcext:value-type="float">
            <text:p>204</text:p>
          </table:table-cell>
          <table:table-cell table:style-name="ce11" table:formula="of:=([.D205]-0.5)/[.$B$2]" office:value-type="float" office:value="0.476580796252927" calcext:value-type="float">
            <text:p>0,476580796252927</text:p>
          </table:table-cell>
          <table:table-cell table:style-name="ce13" table:formula="of:=-(1/[.$B$6])*LN(1-[.E205])" office:value-type="float" office:value="15.708261124244" calcext:value-type="float">
            <text:p>15,7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5" calcext:value-type="float">
            <text:p>205</text:p>
          </table:table-cell>
          <table:table-cell table:style-name="ce11" table:formula="of:=([.D206]-0.5)/[.$B$2]" office:value-type="float" office:value="0.478922716627635" calcext:value-type="float">
            <text:p>0,478922716627635</text:p>
          </table:table-cell>
          <table:table-cell table:style-name="ce13" table:formula="of:=-(1/[.$B$6])*LN(1-[.E206])" office:value-type="float" office:value="15.8170713379835" calcext:value-type="float">
            <text:p>15,8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6" calcext:value-type="float">
            <text:p>206</text:p>
          </table:table-cell>
          <table:table-cell table:style-name="ce11" table:formula="of:=([.D207]-0.5)/[.$B$2]" office:value-type="float" office:value="0.481264637002342" calcext:value-type="float">
            <text:p>0,481264637002342</text:p>
          </table:table-cell>
          <table:table-cell table:style-name="ce13" table:formula="of:=-(1/[.$B$6])*LN(1-[.E207])" office:value-type="float" office:value="15.9263716894748" calcext:value-type="float">
            <text:p>15,9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7" calcext:value-type="float">
            <text:p>207</text:p>
          </table:table-cell>
          <table:table-cell table:style-name="ce11" table:formula="of:=([.D208]-0.5)/[.$B$2]" office:value-type="float" office:value="0.483606557377049" calcext:value-type="float">
            <text:p>0,483606557377049</text:p>
          </table:table-cell>
          <table:table-cell table:style-name="ce13" table:formula="of:=-(1/[.$B$6])*LN(1-[.E208])" office:value-type="float" office:value="16.0361666143761" calcext:value-type="float">
            <text:p>16,0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8" calcext:value-type="float">
            <text:p>208</text:p>
          </table:table-cell>
          <table:table-cell table:style-name="ce11" table:formula="of:=([.D209]-0.5)/[.$B$2]" office:value-type="float" office:value="0.485948477751756" calcext:value-type="float">
            <text:p>0,485948477751756</text:p>
          </table:table-cell>
          <table:table-cell table:style-name="ce13" table:formula="of:=-(1/[.$B$6])*LN(1-[.E209])" office:value-type="float" office:value="16.1464606088326" calcext:value-type="float">
            <text:p>16,1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09" calcext:value-type="float">
            <text:p>209</text:p>
          </table:table-cell>
          <table:table-cell table:style-name="ce11" table:formula="of:=([.D210]-0.5)/[.$B$2]" office:value-type="float" office:value="0.488290398126464" calcext:value-type="float">
            <text:p>0,488290398126464</text:p>
          </table:table-cell>
          <table:table-cell table:style-name="ce13" table:formula="of:=-(1/[.$B$6])*LN(1-[.E210])" office:value-type="float" office:value="16.2572582305807" calcext:value-type="float">
            <text:p>16,26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0" calcext:value-type="float">
            <text:p>210</text:p>
          </table:table-cell>
          <table:table-cell table:style-name="ce11" table:formula="of:=([.D211]-0.5)/[.$B$2]" office:value-type="float" office:value="0.490632318501171" calcext:value-type="float">
            <text:p>0,490632318501171</text:p>
          </table:table-cell>
          <table:table-cell table:style-name="ce13" table:formula="of:=-(1/[.$B$6])*LN(1-[.E211])" office:value-type="float" office:value="16.3685641000785" calcext:value-type="float">
            <text:p>16,37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1" calcext:value-type="float">
            <text:p>211</text:p>
          </table:table-cell>
          <table:table-cell table:style-name="ce11" table:formula="of:=([.D212]-0.5)/[.$B$2]" office:value-type="float" office:value="0.492974238875878" calcext:value-type="float">
            <text:p>0,492974238875878</text:p>
          </table:table-cell>
          <table:table-cell table:style-name="ce13" table:formula="of:=-(1/[.$B$6])*LN(1-[.E212])" office:value-type="float" office:value="16.4803829016618" calcext:value-type="float">
            <text:p>16,4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2" calcext:value-type="float">
            <text:p>212</text:p>
          </table:table-cell>
          <table:table-cell table:style-name="ce11" table:formula="of:=([.D213]-0.5)/[.$B$2]" office:value-type="float" office:value="0.495316159250586" calcext:value-type="float">
            <text:p>0,495316159250586</text:p>
          </table:table-cell>
          <table:table-cell table:style-name="ce13" table:formula="of:=-(1/[.$B$6])*LN(1-[.E213])" office:value-type="float" office:value="16.5927193847271" calcext:value-type="float">
            <text:p>16,59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3" calcext:value-type="float">
            <text:p>213</text:p>
          </table:table-cell>
          <table:table-cell table:style-name="ce11" table:formula="of:=([.D214]-0.5)/[.$B$2]" office:value-type="float" office:value="0.497658079625293" calcext:value-type="float">
            <text:p>0,497658079625293</text:p>
          </table:table-cell>
          <table:table-cell table:style-name="ce13" table:formula="of:=-(1/[.$B$6])*LN(1-[.E214])" office:value-type="float" office:value="16.7055783649419" calcext:value-type="float">
            <text:p>16,7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4" calcext:value-type="float">
            <text:p>214</text:p>
          </table:table-cell>
          <table:table-cell table:style-name="ce11" table:formula="of:=([.D215]-0.5)/[.$B$2]" office:value-type="float" office:value="0.5" calcext:value-type="float">
            <text:p>0,5</text:p>
          </table:table-cell>
          <table:table-cell table:style-name="ce13" table:formula="of:=-(1/[.$B$6])*LN(1-[.E215])" office:value-type="float" office:value="16.8189647254838" calcext:value-type="float">
            <text:p>16,8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5" calcext:value-type="float">
            <text:p>215</text:p>
          </table:table-cell>
          <table:table-cell table:style-name="ce11" table:formula="of:=([.D216]-0.5)/[.$B$2]" office:value-type="float" office:value="0.502341920374707" calcext:value-type="float">
            <text:p>0,502341920374707</text:p>
          </table:table-cell>
          <table:table-cell table:style-name="ce13" table:formula="of:=-(1/[.$B$6])*LN(1-[.E216])" office:value-type="float" office:value="16.9328834183079" calcext:value-type="float">
            <text:p>16,9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6" calcext:value-type="float">
            <text:p>216</text:p>
          </table:table-cell>
          <table:table-cell table:style-name="ce11" table:formula="of:=([.D217]-0.5)/[.$B$2]" office:value-type="float" office:value="0.504683840749415" calcext:value-type="float">
            <text:p>0,504683840749415</text:p>
          </table:table-cell>
          <table:table-cell table:style-name="ce13" table:formula="of:=-(1/[.$B$6])*LN(1-[.E217])" office:value-type="float" office:value="17.0473394654447" calcext:value-type="float">
            <text:p>17,0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7" calcext:value-type="float">
            <text:p>217</text:p>
          </table:table-cell>
          <table:table-cell table:style-name="ce11" table:formula="of:=([.D218]-0.5)/[.$B$2]" office:value-type="float" office:value="0.507025761124122" calcext:value-type="float">
            <text:p>0,507025761124122</text:p>
          </table:table-cell>
          <table:table-cell table:style-name="ce13" table:formula="of:=-(1/[.$B$6])*LN(1-[.E218])" office:value-type="float" office:value="17.1623379603284" calcext:value-type="float">
            <text:p>17,1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8" calcext:value-type="float">
            <text:p>218</text:p>
          </table:table-cell>
          <table:table-cell table:style-name="ce11" table:formula="of:=([.D219]-0.5)/[.$B$2]" office:value-type="float" office:value="0.509367681498829" calcext:value-type="float">
            <text:p>0,509367681498829</text:p>
          </table:table-cell>
          <table:table-cell table:style-name="ce13" table:formula="of:=-(1/[.$B$6])*LN(1-[.E219])" office:value-type="float" office:value="17.2778840691572" calcext:value-type="float">
            <text:p>17,2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19" calcext:value-type="float">
            <text:p>219</text:p>
          </table:table-cell>
          <table:table-cell table:style-name="ce11" table:formula="of:=([.D220]-0.5)/[.$B$2]" office:value-type="float" office:value="0.511709601873536" calcext:value-type="float">
            <text:p>0,511709601873536</text:p>
          </table:table-cell>
          <table:table-cell table:style-name="ce13" table:formula="of:=-(1/[.$B$6])*LN(1-[.E220])" office:value-type="float" office:value="17.3939830322857" calcext:value-type="float">
            <text:p>17,39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0" calcext:value-type="float">
            <text:p>220</text:p>
          </table:table-cell>
          <table:table-cell table:style-name="ce11" table:formula="of:=([.D221]-0.5)/[.$B$2]" office:value-type="float" office:value="0.514051522248244" calcext:value-type="float">
            <text:p>0,514051522248244</text:p>
          </table:table-cell>
          <table:table-cell table:style-name="ce13" table:formula="of:=-(1/[.$B$6])*LN(1-[.E221])" office:value-type="float" office:value="17.5106401656513" calcext:value-type="float">
            <text:p>17,5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1" calcext:value-type="float">
            <text:p>221</text:p>
          </table:table-cell>
          <table:table-cell table:style-name="ce11" table:formula="of:=([.D222]-0.5)/[.$B$2]" office:value-type="float" office:value="0.516393442622951" calcext:value-type="float">
            <text:p>0,516393442622951</text:p>
          </table:table-cell>
          <table:table-cell table:style-name="ce13" table:formula="of:=-(1/[.$B$6])*LN(1-[.E222])" office:value-type="float" office:value="17.6278608622345" calcext:value-type="float">
            <text:p>17,6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2" calcext:value-type="float">
            <text:p>222</text:p>
          </table:table-cell>
          <table:table-cell table:style-name="ce11" table:formula="of:=([.D223]-0.5)/[.$B$2]" office:value-type="float" office:value="0.518735362997658" calcext:value-type="float">
            <text:p>0,518735362997658</text:p>
          </table:table-cell>
          <table:table-cell table:style-name="ce13" table:formula="of:=-(1/[.$B$6])*LN(1-[.E223])" office:value-type="float" office:value="17.7456505935548" calcext:value-type="float">
            <text:p>17,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3" calcext:value-type="float">
            <text:p>223</text:p>
          </table:table-cell>
          <table:table-cell table:style-name="ce11" table:formula="of:=([.D224]-0.5)/[.$B$2]" office:value-type="float" office:value="0.521077283372365" calcext:value-type="float">
            <text:p>0,521077283372365</text:p>
          </table:table-cell>
          <table:table-cell table:style-name="ce13" table:formula="of:=-(1/[.$B$6])*LN(1-[.E224])" office:value-type="float" office:value="17.8640149112035" calcext:value-type="float">
            <text:p>17,8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4" calcext:value-type="float">
            <text:p>224</text:p>
          </table:table-cell>
          <table:table-cell table:style-name="ce11" table:formula="of:=([.D225]-0.5)/[.$B$2]" office:value-type="float" office:value="0.523419203747073" calcext:value-type="float">
            <text:p>0,523419203747073</text:p>
          </table:table-cell>
          <table:table-cell table:style-name="ce13" table:formula="of:=-(1/[.$B$6])*LN(1-[.E225])" office:value-type="float" office:value="17.9829594484137" calcext:value-type="float">
            <text:p>17,9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5" calcext:value-type="float">
            <text:p>225</text:p>
          </table:table-cell>
          <table:table-cell table:style-name="ce11" table:formula="of:=([.D226]-0.5)/[.$B$2]" office:value-type="float" office:value="0.52576112412178" calcext:value-type="float">
            <text:p>0,52576112412178</text:p>
          </table:table-cell>
          <table:table-cell table:style-name="ce13" table:formula="of:=-(1/[.$B$6])*LN(1-[.E226])" office:value-type="float" office:value="18.1024899216687" calcext:value-type="float">
            <text:p>18,1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6" calcext:value-type="float">
            <text:p>226</text:p>
          </table:table-cell>
          <table:table-cell table:style-name="ce11" table:formula="of:=([.D227]-0.5)/[.$B$2]" office:value-type="float" office:value="0.528103044496487" calcext:value-type="float">
            <text:p>0,528103044496487</text:p>
          </table:table-cell>
          <table:table-cell table:style-name="ce13" table:formula="of:=-(1/[.$B$6])*LN(1-[.E227])" office:value-type="float" office:value="18.2226121323508" calcext:value-type="float">
            <text:p>18,22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7" calcext:value-type="float">
            <text:p>227</text:p>
          </table:table-cell>
          <table:table-cell table:style-name="ce11" table:formula="of:=([.D228]-0.5)/[.$B$2]" office:value-type="float" office:value="0.530444964871194" calcext:value-type="float">
            <text:p>0,530444964871194</text:p>
          </table:table-cell>
          <table:table-cell table:style-name="ce13" table:formula="of:=-(1/[.$B$6])*LN(1-[.E228])" office:value-type="float" office:value="18.3433319684309" calcext:value-type="float">
            <text:p>18,3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8" calcext:value-type="float">
            <text:p>228</text:p>
          </table:table-cell>
          <table:table-cell table:style-name="ce11" table:formula="of:=([.D229]-0.5)/[.$B$2]" office:value-type="float" office:value="0.532786885245902" calcext:value-type="float">
            <text:p>0,532786885245902</text:p>
          </table:table-cell>
          <table:table-cell table:style-name="ce13" table:formula="of:=-(1/[.$B$6])*LN(1-[.E229])" office:value-type="float" office:value="18.4646554062002" calcext:value-type="float">
            <text:p>18,4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29" calcext:value-type="float">
            <text:p>229</text:p>
          </table:table-cell>
          <table:table-cell table:style-name="ce11" table:formula="of:=([.D230]-0.5)/[.$B$2]" office:value-type="float" office:value="0.535128805620609" calcext:value-type="float">
            <text:p>0,535128805620609</text:p>
          </table:table-cell>
          <table:table-cell table:style-name="ce13" table:formula="of:=-(1/[.$B$6])*LN(1-[.E230])" office:value-type="float" office:value="18.5865885120454" calcext:value-type="float">
            <text:p>18,59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0" calcext:value-type="float">
            <text:p>230</text:p>
          </table:table-cell>
          <table:table-cell table:style-name="ce11" table:formula="of:=([.D231]-0.5)/[.$B$2]" office:value-type="float" office:value="0.537470725995316" calcext:value-type="float">
            <text:p>0,537470725995316</text:p>
          </table:table-cell>
          <table:table-cell table:style-name="ce13" table:formula="of:=-(1/[.$B$6])*LN(1-[.E231])" office:value-type="float" office:value="18.709137444269" calcext:value-type="float">
            <text:p>18,7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1" calcext:value-type="float">
            <text:p>231</text:p>
          </table:table-cell>
          <table:table-cell table:style-name="ce11" table:formula="of:=([.D232]-0.5)/[.$B$2]" office:value-type="float" office:value="0.539812646370023" calcext:value-type="float">
            <text:p>0,539812646370023</text:p>
          </table:table-cell>
          <table:table-cell table:style-name="ce13" table:formula="of:=-(1/[.$B$6])*LN(1-[.E232])" office:value-type="float" office:value="18.8323084549554" calcext:value-type="float">
            <text:p>18,83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2" calcext:value-type="float">
            <text:p>232</text:p>
          </table:table-cell>
          <table:table-cell table:style-name="ce11" table:formula="of:=([.D233]-0.5)/[.$B$2]" office:value-type="float" office:value="0.542154566744731" calcext:value-type="float">
            <text:p>0,542154566744731</text:p>
          </table:table-cell>
          <table:table-cell table:style-name="ce13" table:formula="of:=-(1/[.$B$6])*LN(1-[.E233])" office:value-type="float" office:value="18.9561078918853" calcext:value-type="float">
            <text:p>18,96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3" calcext:value-type="float">
            <text:p>233</text:p>
          </table:table-cell>
          <table:table-cell table:style-name="ce11" table:formula="of:=([.D234]-0.5)/[.$B$2]" office:value-type="float" office:value="0.544496487119438" calcext:value-type="float">
            <text:p>0,544496487119438</text:p>
          </table:table-cell>
          <table:table-cell table:style-name="ce13" table:formula="of:=-(1/[.$B$6])*LN(1-[.E234])" office:value-type="float" office:value="19.080542200498" calcext:value-type="float">
            <text:p>19,08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4" calcext:value-type="float">
            <text:p>234</text:p>
          </table:table-cell>
          <table:table-cell table:style-name="ce11" table:formula="of:=([.D235]-0.5)/[.$B$2]" office:value-type="float" office:value="0.546838407494145" calcext:value-type="float">
            <text:p>0,546838407494145</text:p>
          </table:table-cell>
          <table:table-cell table:style-name="ce13" table:formula="of:=-(1/[.$B$6])*LN(1-[.E235])" office:value-type="float" office:value="19.2056179259059" calcext:value-type="float">
            <text:p>19,2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5" calcext:value-type="float">
            <text:p>235</text:p>
          </table:table-cell>
          <table:table-cell table:style-name="ce11" table:formula="of:=([.D236]-0.5)/[.$B$2]" office:value-type="float" office:value="0.549180327868853" calcext:value-type="float">
            <text:p>0,549180327868853</text:p>
          </table:table-cell>
          <table:table-cell table:style-name="ce13" table:formula="of:=-(1/[.$B$6])*LN(1-[.E236])" office:value-type="float" office:value="19.3313417149594" calcext:value-type="float">
            <text:p>19,33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6" calcext:value-type="float">
            <text:p>236</text:p>
          </table:table-cell>
          <table:table-cell table:style-name="ce11" table:formula="of:=([.D237]-0.5)/[.$B$2]" office:value-type="float" office:value="0.55152224824356" calcext:value-type="float">
            <text:p>0,55152224824356</text:p>
          </table:table-cell>
          <table:table-cell table:style-name="ce13" table:formula="of:=-(1/[.$B$6])*LN(1-[.E237])" office:value-type="float" office:value="19.457720318367" calcext:value-type="float">
            <text:p>19,46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7" calcext:value-type="float">
            <text:p>237</text:p>
          </table:table-cell>
          <table:table-cell table:style-name="ce11" table:formula="of:=([.D238]-0.5)/[.$B$2]" office:value-type="float" office:value="0.553864168618267" calcext:value-type="float">
            <text:p>0,553864168618267</text:p>
          </table:table-cell>
          <table:table-cell table:style-name="ce13" table:formula="of:=-(1/[.$B$6])*LN(1-[.E238])" office:value-type="float" office:value="19.5847605928703" calcext:value-type="float">
            <text:p>19,58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8" calcext:value-type="float">
            <text:p>238</text:p>
          </table:table-cell>
          <table:table-cell table:style-name="ce11" table:formula="of:=([.D239]-0.5)/[.$B$2]" office:value-type="float" office:value="0.556206088992974" calcext:value-type="float">
            <text:p>0,556206088992974</text:p>
          </table:table-cell>
          <table:table-cell table:style-name="ce13" table:formula="of:=-(1/[.$B$6])*LN(1-[.E239])" office:value-type="float" office:value="19.7124695034762" calcext:value-type="float">
            <text:p>19,7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39" calcext:value-type="float">
            <text:p>239</text:p>
          </table:table-cell>
          <table:table-cell table:style-name="ce11" table:formula="of:=([.D240]-0.5)/[.$B$2]" office:value-type="float" office:value="0.558548009367681" calcext:value-type="float">
            <text:p>0,558548009367681</text:p>
          </table:table-cell>
          <table:table-cell table:style-name="ce13" table:formula="of:=-(1/[.$B$6])*LN(1-[.E240])" office:value-type="float" office:value="19.8408541257483" calcext:value-type="float">
            <text:p>19,8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0" calcext:value-type="float">
            <text:p>240</text:p>
          </table:table-cell>
          <table:table-cell table:style-name="ce11" table:formula="of:=([.D241]-0.5)/[.$B$2]" office:value-type="float" office:value="0.560889929742389" calcext:value-type="float">
            <text:p>0,560889929742389</text:p>
          </table:table-cell>
          <table:table-cell table:style-name="ce13" table:formula="of:=-(1/[.$B$6])*LN(1-[.E241])" office:value-type="float" office:value="19.9699216481591" calcext:value-type="float">
            <text:p>19,97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1" calcext:value-type="float">
            <text:p>241</text:p>
          </table:table-cell>
          <table:table-cell table:style-name="ce11" table:formula="of:=([.D242]-0.5)/[.$B$2]" office:value-type="float" office:value="0.563231850117096" calcext:value-type="float">
            <text:p>0,563231850117096</text:p>
          </table:table-cell>
          <table:table-cell table:style-name="ce13" table:formula="of:=-(1/[.$B$6])*LN(1-[.E242])" office:value-type="float" office:value="20.0996793745054" calcext:value-type="float">
            <text:p>20,1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2" calcext:value-type="float">
            <text:p>242</text:p>
          </table:table-cell>
          <table:table-cell table:style-name="ce11" table:formula="of:=([.D243]-0.5)/[.$B$2]" office:value-type="float" office:value="0.565573770491803" calcext:value-type="float">
            <text:p>0,565573770491803</text:p>
          </table:table-cell>
          <table:table-cell table:style-name="ce13" table:formula="of:=-(1/[.$B$6])*LN(1-[.E243])" office:value-type="float" office:value="20.2301347263881" calcext:value-type="float">
            <text:p>20,2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3" calcext:value-type="float">
            <text:p>243</text:p>
          </table:table-cell>
          <table:table-cell table:style-name="ce11" table:formula="of:=([.D244]-0.5)/[.$B$2]" office:value-type="float" office:value="0.567915690866511" calcext:value-type="float">
            <text:p>0,567915690866511</text:p>
          </table:table-cell>
          <table:table-cell table:style-name="ce13" table:formula="of:=-(1/[.$B$6])*LN(1-[.E244])" office:value-type="float" office:value="20.3612952457599" calcext:value-type="float">
            <text:p>20,3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4" calcext:value-type="float">
            <text:p>244</text:p>
          </table:table-cell>
          <table:table-cell table:style-name="ce11" table:formula="of:=([.D245]-0.5)/[.$B$2]" office:value-type="float" office:value="0.570257611241218" calcext:value-type="float">
            <text:p>0,570257611241218</text:p>
          </table:table-cell>
          <table:table-cell table:style-name="ce13" table:formula="of:=-(1/[.$B$6])*LN(1-[.E245])" office:value-type="float" office:value="20.4931685975409" calcext:value-type="float">
            <text:p>20,49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5" calcext:value-type="float">
            <text:p>245</text:p>
          </table:table-cell>
          <table:table-cell table:style-name="ce11" table:formula="of:=([.D246]-0.5)/[.$B$2]" office:value-type="float" office:value="0.572599531615925" calcext:value-type="float">
            <text:p>0,572599531615925</text:p>
          </table:table-cell>
          <table:table-cell table:style-name="ce13" table:formula="of:=-(1/[.$B$6])*LN(1-[.E246])" office:value-type="float" office:value="20.6257625723072" calcext:value-type="float">
            <text:p>20,6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6" calcext:value-type="float">
            <text:p>246</text:p>
          </table:table-cell>
          <table:table-cell table:style-name="ce11" table:formula="of:=([.D247]-0.5)/[.$B$2]" office:value-type="float" office:value="0.574941451990632" calcext:value-type="float">
            <text:p>0,574941451990632</text:p>
          </table:table-cell>
          <table:table-cell table:style-name="ce13" table:formula="of:=-(1/[.$B$6])*LN(1-[.E247])" office:value-type="float" office:value="20.7590850890521" calcext:value-type="float">
            <text:p>20,7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7" calcext:value-type="float">
            <text:p>247</text:p>
          </table:table-cell>
          <table:table-cell table:style-name="ce11" table:formula="of:=([.D248]-0.5)/[.$B$2]" office:value-type="float" office:value="0.57728337236534" calcext:value-type="float">
            <text:p>0,57728337236534</text:p>
          </table:table-cell>
          <table:table-cell table:style-name="ce13" table:formula="of:=-(1/[.$B$6])*LN(1-[.E248])" office:value-type="float" office:value="20.8931441980244" calcext:value-type="float">
            <text:p>20,89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8" calcext:value-type="float">
            <text:p>248</text:p>
          </table:table-cell>
          <table:table-cell table:style-name="ce11" table:formula="of:=([.D249]-0.5)/[.$B$2]" office:value-type="float" office:value="0.579625292740047" calcext:value-type="float">
            <text:p>0,579625292740047</text:p>
          </table:table-cell>
          <table:table-cell table:style-name="ce13" table:formula="of:=-(1/[.$B$6])*LN(1-[.E249])" office:value-type="float" office:value="21.0279480836448" calcext:value-type="float">
            <text:p>21,0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49" calcext:value-type="float">
            <text:p>249</text:p>
          </table:table-cell>
          <table:table-cell table:style-name="ce11" table:formula="of:=([.D250]-0.5)/[.$B$2]" office:value-type="float" office:value="0.581967213114754" calcext:value-type="float">
            <text:p>0,581967213114754</text:p>
          </table:table-cell>
          <table:table-cell table:style-name="ce13" table:formula="of:=-(1/[.$B$6])*LN(1-[.E250])" office:value-type="float" office:value="21.1635050675047" calcext:value-type="float">
            <text:p>21,1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0" calcext:value-type="float">
            <text:p>250</text:p>
          </table:table-cell>
          <table:table-cell table:style-name="ce11" table:formula="of:=([.D251]-0.5)/[.$B$2]" office:value-type="float" office:value="0.584309133489461" calcext:value-type="float">
            <text:p>0,584309133489461</text:p>
          </table:table-cell>
          <table:table-cell table:style-name="ce13" table:formula="of:=-(1/[.$B$6])*LN(1-[.E251])" office:value-type="float" office:value="21.2998236114487" calcext:value-type="float">
            <text:p>21,3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1" calcext:value-type="float">
            <text:p>251</text:p>
          </table:table-cell>
          <table:table-cell table:style-name="ce11" table:formula="of:=([.D252]-0.5)/[.$B$2]" office:value-type="float" office:value="0.586651053864169" calcext:value-type="float">
            <text:p>0,586651053864169</text:p>
          </table:table-cell>
          <table:table-cell table:style-name="ce13" table:formula="of:=-(1/[.$B$6])*LN(1-[.E252])" office:value-type="float" office:value="21.4369123207435" calcext:value-type="float">
            <text:p>21,4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2" calcext:value-type="float">
            <text:p>252</text:p>
          </table:table-cell>
          <table:table-cell table:style-name="ce11" table:formula="of:=([.D253]-0.5)/[.$B$2]" office:value-type="float" office:value="0.588992974238876" calcext:value-type="float">
            <text:p>0,588992974238876</text:p>
          </table:table-cell>
          <table:table-cell table:style-name="ce13" table:formula="of:=-(1/[.$B$6])*LN(1-[.E253])" office:value-type="float" office:value="21.5747799473385" calcext:value-type="float">
            <text:p>21,57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3" calcext:value-type="float">
            <text:p>253</text:p>
          </table:table-cell>
          <table:table-cell table:style-name="ce11" table:formula="of:=([.D254]-0.5)/[.$B$2]" office:value-type="float" office:value="0.591334894613583" calcext:value-type="float">
            <text:p>0,591334894613583</text:p>
          </table:table-cell>
          <table:table-cell table:style-name="ce13" table:formula="of:=-(1/[.$B$6])*LN(1-[.E254])" office:value-type="float" office:value="21.7134353932178" calcext:value-type="float">
            <text:p>21,7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4" calcext:value-type="float">
            <text:p>254</text:p>
          </table:table-cell>
          <table:table-cell table:style-name="ce11" table:formula="of:=([.D255]-0.5)/[.$B$2]" office:value-type="float" office:value="0.59367681498829" calcext:value-type="float">
            <text:p>0,59367681498829</text:p>
          </table:table-cell>
          <table:table-cell table:style-name="ce13" table:formula="of:=-(1/[.$B$6])*LN(1-[.E255])" office:value-type="float" office:value="21.85288771385" calcext:value-type="float">
            <text:p>21,8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5" calcext:value-type="float">
            <text:p>255</text:p>
          </table:table-cell>
          <table:table-cell table:style-name="ce11" table:formula="of:=([.D256]-0.5)/[.$B$2]" office:value-type="float" office:value="0.596018735362998" calcext:value-type="float">
            <text:p>0,596018735362998</text:p>
          </table:table-cell>
          <table:table-cell table:style-name="ce13" table:formula="of:=-(1/[.$B$6])*LN(1-[.E256])" office:value-type="float" office:value="21.9931461217364" calcext:value-type="float">
            <text:p>21,99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6" calcext:value-type="float">
            <text:p>256</text:p>
          </table:table-cell>
          <table:table-cell table:style-name="ce11" table:formula="of:=([.D257]-0.5)/[.$B$2]" office:value-type="float" office:value="0.598360655737705" calcext:value-type="float">
            <text:p>0,598360655737705</text:p>
          </table:table-cell>
          <table:table-cell table:style-name="ce13" table:formula="of:=-(1/[.$B$6])*LN(1-[.E257])" office:value-type="float" office:value="22.1342199900634" calcext:value-type="float">
            <text:p>22,13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7" calcext:value-type="float">
            <text:p>257</text:p>
          </table:table-cell>
          <table:table-cell table:style-name="ce11" table:formula="of:=([.D258]-0.5)/[.$B$2]" office:value-type="float" office:value="0.600702576112412" calcext:value-type="float">
            <text:p>0,600702576112412</text:p>
          </table:table-cell>
          <table:table-cell table:style-name="ce13" table:formula="of:=-(1/[.$B$6])*LN(1-[.E258])" office:value-type="float" office:value="22.276118856461" calcext:value-type="float">
            <text:p>22,28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8" calcext:value-type="float">
            <text:p>258</text:p>
          </table:table-cell>
          <table:table-cell table:style-name="ce11" table:formula="of:=([.D259]-0.5)/[.$B$2]" office:value-type="float" office:value="0.603044496487119" calcext:value-type="float">
            <text:p>0,603044496487119</text:p>
          </table:table-cell>
          <table:table-cell table:style-name="ce13" table:formula="of:=-(1/[.$B$6])*LN(1-[.E259])" office:value-type="float" office:value="22.4188524268724" calcext:value-type="float">
            <text:p>22,42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59" calcext:value-type="float">
            <text:p>259</text:p>
          </table:table-cell>
          <table:table-cell table:style-name="ce11" table:formula="of:=([.D260]-0.5)/[.$B$2]" office:value-type="float" office:value="0.605386416861827" calcext:value-type="float">
            <text:p>0,605386416861827</text:p>
          </table:table-cell>
          <table:table-cell table:style-name="ce13" table:formula="of:=-(1/[.$B$6])*LN(1-[.E260])" office:value-type="float" office:value="22.5624305795376" calcext:value-type="float">
            <text:p>22,56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0" calcext:value-type="float">
            <text:p>260</text:p>
          </table:table-cell>
          <table:table-cell table:style-name="ce11" table:formula="of:=([.D261]-0.5)/[.$B$2]" office:value-type="float" office:value="0.607728337236534" calcext:value-type="float">
            <text:p>0,607728337236534</text:p>
          </table:table-cell>
          <table:table-cell table:style-name="ce13" table:formula="of:=-(1/[.$B$6])*LN(1-[.E261])" office:value-type="float" office:value="22.7068633690957" calcext:value-type="float">
            <text:p>22,7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1" calcext:value-type="float">
            <text:p>261</text:p>
          </table:table-cell>
          <table:table-cell table:style-name="ce11" table:formula="of:=([.D262]-0.5)/[.$B$2]" office:value-type="float" office:value="0.610070257611241" calcext:value-type="float">
            <text:p>0,610070257611241</text:p>
          </table:table-cell>
          <table:table-cell table:style-name="ce13" table:formula="of:=-(1/[.$B$6])*LN(1-[.E262])" office:value-type="float" office:value="22.8521610308103" calcext:value-type="float">
            <text:p>22,8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2" calcext:value-type="float">
            <text:p>262</text:p>
          </table:table-cell>
          <table:table-cell table:style-name="ce11" table:formula="of:=([.D263]-0.5)/[.$B$2]" office:value-type="float" office:value="0.612412177985948" calcext:value-type="float">
            <text:p>0,612412177985948</text:p>
          </table:table-cell>
          <table:table-cell table:style-name="ce13" table:formula="of:=-(1/[.$B$6])*LN(1-[.E263])" office:value-type="float" office:value="22.9983339849218" calcext:value-type="float">
            <text:p>23,0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3" calcext:value-type="float">
            <text:p>263</text:p>
          </table:table-cell>
          <table:table-cell table:style-name="ce11" table:formula="of:=([.D264]-0.5)/[.$B$2]" office:value-type="float" office:value="0.614754098360656" calcext:value-type="float">
            <text:p>0,614754098360656</text:p>
          </table:table-cell>
          <table:table-cell table:style-name="ce13" table:formula="of:=-(1/[.$B$6])*LN(1-[.E264])" office:value-type="float" office:value="23.145392841132" calcext:value-type="float">
            <text:p>23,1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4" calcext:value-type="float">
            <text:p>264</text:p>
          </table:table-cell>
          <table:table-cell table:style-name="ce11" table:formula="of:=([.D265]-0.5)/[.$B$2]" office:value-type="float" office:value="0.617096018735363" calcext:value-type="float">
            <text:p>0,617096018735363</text:p>
          </table:table-cell>
          <table:table-cell table:style-name="ce13" table:formula="of:=-(1/[.$B$6])*LN(1-[.E265])" office:value-type="float" office:value="23.2933484032247" calcext:value-type="float">
            <text:p>23,29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5" calcext:value-type="float">
            <text:p>265</text:p>
          </table:table-cell>
          <table:table-cell table:style-name="ce11" table:formula="of:=([.D266]-0.5)/[.$B$2]" office:value-type="float" office:value="0.61943793911007" calcext:value-type="float">
            <text:p>0,61943793911007</text:p>
          </table:table-cell>
          <table:table-cell table:style-name="ce13" table:formula="of:=-(1/[.$B$6])*LN(1-[.E266])" office:value-type="float" office:value="23.4422116738289" calcext:value-type="float">
            <text:p>23,4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6" calcext:value-type="float">
            <text:p>266</text:p>
          </table:table-cell>
          <table:table-cell table:style-name="ce11" table:formula="of:=([.D267]-0.5)/[.$B$2]" office:value-type="float" office:value="0.621779859484778" calcext:value-type="float">
            <text:p>0,621779859484778</text:p>
          </table:table-cell>
          <table:table-cell table:style-name="ce13" table:formula="of:=-(1/[.$B$6])*LN(1-[.E267])" office:value-type="float" office:value="23.5919938593289" calcext:value-type="float">
            <text:p>23,59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7" calcext:value-type="float">
            <text:p>267</text:p>
          </table:table-cell>
          <table:table-cell table:style-name="ce11" table:formula="of:=([.D268]-0.5)/[.$B$2]" office:value-type="float" office:value="0.624121779859485" calcext:value-type="float">
            <text:p>0,624121779859485</text:p>
          </table:table-cell>
          <table:table-cell table:style-name="ce13" table:formula="of:=-(1/[.$B$6])*LN(1-[.E268])" office:value-type="float" office:value="23.7427063749257" calcext:value-type="float">
            <text:p>23,7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8" calcext:value-type="float">
            <text:p>268</text:p>
          </table:table-cell>
          <table:table-cell table:style-name="ce11" table:formula="of:=([.D269]-0.5)/[.$B$2]" office:value-type="float" office:value="0.626463700234192" calcext:value-type="float">
            <text:p>0,626463700234192</text:p>
          </table:table-cell>
          <table:table-cell table:style-name="ce13" table:formula="of:=-(1/[.$B$6])*LN(1-[.E269])" office:value-type="float" office:value="23.8943608498585" calcext:value-type="float">
            <text:p>23,89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69" calcext:value-type="float">
            <text:p>269</text:p>
          </table:table-cell>
          <table:table-cell table:style-name="ce11" table:formula="of:=([.D270]-0.5)/[.$B$2]" office:value-type="float" office:value="0.628805620608899" calcext:value-type="float">
            <text:p>0,628805620608899</text:p>
          </table:table-cell>
          <table:table-cell table:style-name="ce13" table:formula="of:=-(1/[.$B$6])*LN(1-[.E270])" office:value-type="float" office:value="24.0469691327889" calcext:value-type="float">
            <text:p>24,0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0" calcext:value-type="float">
            <text:p>270</text:p>
          </table:table-cell>
          <table:table-cell table:style-name="ce11" table:formula="of:=([.D271]-0.5)/[.$B$2]" office:value-type="float" office:value="0.631147540983607" calcext:value-type="float">
            <text:p>0,631147540983607</text:p>
          </table:table-cell>
          <table:table-cell table:style-name="ce13" table:formula="of:=-(1/[.$B$6])*LN(1-[.E271])" office:value-type="float" office:value="24.200543297356" calcext:value-type="float">
            <text:p>24,2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1" calcext:value-type="float">
            <text:p>271</text:p>
          </table:table-cell>
          <table:table-cell table:style-name="ce11" table:formula="of:=([.D272]-0.5)/[.$B$2]" office:value-type="float" office:value="0.633489461358314" calcext:value-type="float">
            <text:p>0,633489461358314</text:p>
          </table:table-cell>
          <table:table-cell table:style-name="ce13" table:formula="of:=-(1/[.$B$6])*LN(1-[.E272])" office:value-type="float" office:value="24.3550956479083" calcext:value-type="float">
            <text:p>24,36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2" calcext:value-type="float">
            <text:p>272</text:p>
          </table:table-cell>
          <table:table-cell table:style-name="ce11" table:formula="of:=([.D273]-0.5)/[.$B$2]" office:value-type="float" office:value="0.635831381733021" calcext:value-type="float">
            <text:p>0,635831381733021</text:p>
          </table:table-cell>
          <table:table-cell table:style-name="ce13" table:formula="of:=-(1/[.$B$6])*LN(1-[.E273])" office:value-type="float" office:value="24.51063872542" calcext:value-type="float">
            <text:p>24,51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3" calcext:value-type="float">
            <text:p>273</text:p>
          </table:table-cell>
          <table:table-cell table:style-name="ce11" table:formula="of:=([.D274]-0.5)/[.$B$2]" office:value-type="float" office:value="0.638173302107728" calcext:value-type="float">
            <text:p>0,638173302107728</text:p>
          </table:table-cell>
          <table:table-cell table:style-name="ce13" table:formula="of:=-(1/[.$B$6])*LN(1-[.E274])" office:value-type="float" office:value="24.6671853135968" calcext:value-type="float">
            <text:p>24,67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4" calcext:value-type="float">
            <text:p>274</text:p>
          </table:table-cell>
          <table:table-cell table:style-name="ce11" table:formula="of:=([.D275]-0.5)/[.$B$2]" office:value-type="float" office:value="0.640515222482436" calcext:value-type="float">
            <text:p>0,640515222482436</text:p>
          </table:table-cell>
          <table:table-cell table:style-name="ce13" table:formula="of:=-(1/[.$B$6])*LN(1-[.E275])" office:value-type="float" office:value="24.8247484451813" calcext:value-type="float">
            <text:p>24,82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5" calcext:value-type="float">
            <text:p>275</text:p>
          </table:table-cell>
          <table:table-cell table:style-name="ce11" table:formula="of:=([.D276]-0.5)/[.$B$2]" office:value-type="float" office:value="0.642857142857143" calcext:value-type="float">
            <text:p>0,642857142857143</text:p>
          </table:table-cell>
          <table:table-cell table:style-name="ce13" table:formula="of:=-(1/[.$B$6])*LN(1-[.E276])" office:value-type="float" office:value="24.9833414084637" calcext:value-type="float">
            <text:p>24,98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6" calcext:value-type="float">
            <text:p>276</text:p>
          </table:table-cell>
          <table:table-cell table:style-name="ce11" table:formula="of:=([.D277]-0.5)/[.$B$2]" office:value-type="float" office:value="0.64519906323185" calcext:value-type="float">
            <text:p>0,64519906323185</text:p>
          </table:table-cell>
          <table:table-cell table:style-name="ce13" table:formula="of:=-(1/[.$B$6])*LN(1-[.E277])" office:value-type="float" office:value="25.1429777540065" calcext:value-type="float">
            <text:p>25,1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7" calcext:value-type="float">
            <text:p>277</text:p>
          </table:table-cell>
          <table:table-cell table:style-name="ce11" table:formula="of:=([.D278]-0.5)/[.$B$2]" office:value-type="float" office:value="0.647540983606557" calcext:value-type="float">
            <text:p>0,647540983606557</text:p>
          </table:table-cell>
          <table:table-cell table:style-name="ce13" table:formula="of:=-(1/[.$B$6])*LN(1-[.E278])" office:value-type="float" office:value="25.3036713015931" calcext:value-type="float">
            <text:p>25,3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8" calcext:value-type="float">
            <text:p>278</text:p>
          </table:table-cell>
          <table:table-cell table:style-name="ce11" table:formula="of:=([.D279]-0.5)/[.$B$2]" office:value-type="float" office:value="0.649882903981265" calcext:value-type="float">
            <text:p>0,649882903981265</text:p>
          </table:table-cell>
          <table:table-cell table:style-name="ce13" table:formula="of:=-(1/[.$B$6])*LN(1-[.E279])" office:value-type="float" office:value="25.4654361474063" calcext:value-type="float">
            <text:p>25,47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79" calcext:value-type="float">
            <text:p>279</text:p>
          </table:table-cell>
          <table:table-cell table:style-name="ce11" table:formula="of:=([.D280]-0.5)/[.$B$2]" office:value-type="float" office:value="0.652224824355972" calcext:value-type="float">
            <text:p>0,652224824355972</text:p>
          </table:table-cell>
          <table:table-cell table:style-name="ce13" table:formula="of:=-(1/[.$B$6])*LN(1-[.E280])" office:value-type="float" office:value="25.6282866714487" calcext:value-type="float">
            <text:p>25,63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0" calcext:value-type="float">
            <text:p>280</text:p>
          </table:table-cell>
          <table:table-cell table:style-name="ce11" table:formula="of:=([.D281]-0.5)/[.$B$2]" office:value-type="float" office:value="0.654566744730679" calcext:value-type="float">
            <text:p>0,654566744730679</text:p>
          </table:table-cell>
          <table:table-cell table:style-name="ce13" table:formula="of:=-(1/[.$B$6])*LN(1-[.E281])" office:value-type="float" office:value="25.7922375452143" calcext:value-type="float">
            <text:p>25,79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1" calcext:value-type="float">
            <text:p>281</text:p>
          </table:table-cell>
          <table:table-cell table:style-name="ce11" table:formula="of:=([.D282]-0.5)/[.$B$2]" office:value-type="float" office:value="0.656908665105386" calcext:value-type="float">
            <text:p>0,656908665105386</text:p>
          </table:table-cell>
          <table:table-cell table:style-name="ce13" table:formula="of:=-(1/[.$B$6])*LN(1-[.E282])" office:value-type="float" office:value="25.9573037396195" calcext:value-type="float">
            <text:p>25,96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2" calcext:value-type="float">
            <text:p>282</text:p>
          </table:table-cell>
          <table:table-cell table:style-name="ce11" table:formula="of:=([.D283]-0.5)/[.$B$2]" office:value-type="float" office:value="0.659250585480094" calcext:value-type="float">
            <text:p>0,659250585480094</text:p>
          </table:table-cell>
          <table:table-cell table:style-name="ce13" table:formula="of:=-(1/[.$B$6])*LN(1-[.E283])" office:value-type="float" office:value="26.1235005332074" calcext:value-type="float">
            <text:p>26,12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3" calcext:value-type="float">
            <text:p>283</text:p>
          </table:table-cell>
          <table:table-cell table:style-name="ce11" table:formula="of:=([.D284]-0.5)/[.$B$2]" office:value-type="float" office:value="0.661592505854801" calcext:value-type="float">
            <text:p>0,661592505854801</text:p>
          </table:table-cell>
          <table:table-cell table:style-name="ce13" table:formula="of:=-(1/[.$B$6])*LN(1-[.E284])" office:value-type="float" office:value="26.2908435206334" calcext:value-type="float">
            <text:p>26,29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4" calcext:value-type="float">
            <text:p>284</text:p>
          </table:table-cell>
          <table:table-cell table:style-name="ce11" table:formula="of:=([.D285]-0.5)/[.$B$2]" office:value-type="float" office:value="0.663934426229508" calcext:value-type="float">
            <text:p>0,663934426229508</text:p>
          </table:table-cell>
          <table:table-cell table:style-name="ce13" table:formula="of:=-(1/[.$B$6])*LN(1-[.E285])" office:value-type="float" office:value="26.4593486214472" calcext:value-type="float">
            <text:p>26,4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5" calcext:value-type="float">
            <text:p>285</text:p>
          </table:table-cell>
          <table:table-cell table:style-name="ce11" table:formula="of:=([.D286]-0.5)/[.$B$2]" office:value-type="float" office:value="0.666276346604215" calcext:value-type="float">
            <text:p>0,666276346604215</text:p>
          </table:table-cell>
          <table:table-cell table:style-name="ce13" table:formula="of:=-(1/[.$B$6])*LN(1-[.E286])" office:value-type="float" office:value="26.62903208918" calcext:value-type="float">
            <text:p>26,63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6" calcext:value-type="float">
            <text:p>286</text:p>
          </table:table-cell>
          <table:table-cell table:style-name="ce11" table:formula="of:=([.D287]-0.5)/[.$B$2]" office:value-type="float" office:value="0.668618266978923" calcext:value-type="float">
            <text:p>0,668618266978923</text:p>
          </table:table-cell>
          <table:table-cell table:style-name="ce13" table:formula="of:=-(1/[.$B$6])*LN(1-[.E287])" office:value-type="float" office:value="26.7999105207536" calcext:value-type="float">
            <text:p>26,8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7" calcext:value-type="float">
            <text:p>287</text:p>
          </table:table-cell>
          <table:table-cell table:style-name="ce11" table:formula="of:=([.D288]-0.5)/[.$B$2]" office:value-type="float" office:value="0.67096018735363" calcext:value-type="float">
            <text:p>0,67096018735363</text:p>
          </table:table-cell>
          <table:table-cell table:style-name="ce13" table:formula="of:=-(1/[.$B$6])*LN(1-[.E288])" office:value-type="float" office:value="26.9720008662212" calcext:value-type="float">
            <text:p>26,9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8" calcext:value-type="float">
            <text:p>288</text:p>
          </table:table-cell>
          <table:table-cell table:style-name="ce11" table:formula="of:=([.D289]-0.5)/[.$B$2]" office:value-type="float" office:value="0.673302107728337" calcext:value-type="float">
            <text:p>0,673302107728337</text:p>
          </table:table-cell>
          <table:table-cell table:style-name="ce13" table:formula="of:=-(1/[.$B$6])*LN(1-[.E289])" office:value-type="float" office:value="27.1453204388576" calcext:value-type="float">
            <text:p>27,1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89" calcext:value-type="float">
            <text:p>289</text:p>
          </table:table-cell>
          <table:table-cell table:style-name="ce11" table:formula="of:=([.D290]-0.5)/[.$B$2]" office:value-type="float" office:value="0.675644028103045" calcext:value-type="float">
            <text:p>0,675644028103045</text:p>
          </table:table-cell>
          <table:table-cell table:style-name="ce13" table:formula="of:=-(1/[.$B$6])*LN(1-[.E290])" office:value-type="float" office:value="27.3198869256121" calcext:value-type="float">
            <text:p>27,32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0" calcext:value-type="float">
            <text:p>290</text:p>
          </table:table-cell>
          <table:table-cell table:style-name="ce11" table:formula="of:=([.D291]-0.5)/[.$B$2]" office:value-type="float" office:value="0.677985948477752" calcext:value-type="float">
            <text:p>0,677985948477752</text:p>
          </table:table-cell>
          <table:table-cell table:style-name="ce13" table:formula="of:=-(1/[.$B$6])*LN(1-[.E291])" office:value-type="float" office:value="27.4957183979392" calcext:value-type="float">
            <text:p>27,5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1" calcext:value-type="float">
            <text:p>291</text:p>
          </table:table-cell>
          <table:table-cell table:style-name="ce11" table:formula="of:=([.D292]-0.5)/[.$B$2]" office:value-type="float" office:value="0.680327868852459" calcext:value-type="float">
            <text:p>0,680327868852459</text:p>
          </table:table-cell>
          <table:table-cell table:style-name="ce13" table:formula="of:=-(1/[.$B$6])*LN(1-[.E292])" office:value-type="float" office:value="27.6728333230258" calcext:value-type="float">
            <text:p>27,67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2" calcext:value-type="float">
            <text:p>292</text:p>
          </table:table-cell>
          <table:table-cell table:style-name="ce11" table:formula="of:=([.D293]-0.5)/[.$B$2]" office:value-type="float" office:value="0.682669789227166" calcext:value-type="float">
            <text:p>0,682669789227166</text:p>
          </table:table-cell>
          <table:table-cell table:style-name="ce13" table:formula="of:=-(1/[.$B$6])*LN(1-[.E293])" office:value-type="float" office:value="27.8512505754304" calcext:value-type="float">
            <text:p>27,8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3" calcext:value-type="float">
            <text:p>293</text:p>
          </table:table-cell>
          <table:table-cell table:style-name="ce11" table:formula="of:=([.D294]-0.5)/[.$B$2]" office:value-type="float" office:value="0.685011709601874" calcext:value-type="float">
            <text:p>0,685011709601874</text:p>
          </table:table-cell>
          <table:table-cell table:style-name="ce13" table:formula="of:=-(1/[.$B$6])*LN(1-[.E294])" office:value-type="float" office:value="28.0309894491539" calcext:value-type="float">
            <text:p>28,03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4" calcext:value-type="float">
            <text:p>294</text:p>
          </table:table-cell>
          <table:table-cell table:style-name="ce11" table:formula="of:=([.D295]-0.5)/[.$B$2]" office:value-type="float" office:value="0.687353629976581" calcext:value-type="float">
            <text:p>0,687353629976581</text:p>
          </table:table-cell>
          <table:table-cell table:style-name="ce13" table:formula="of:=-(1/[.$B$6])*LN(1-[.E295])" office:value-type="float" office:value="28.2120696701602" calcext:value-type="float">
            <text:p>28,21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5" calcext:value-type="float">
            <text:p>295</text:p>
          </table:table-cell>
          <table:table-cell table:style-name="ce11" table:formula="of:=([.D296]-0.5)/[.$B$2]" office:value-type="float" office:value="0.689695550351288" calcext:value-type="float">
            <text:p>0,689695550351288</text:p>
          </table:table-cell>
          <table:table-cell table:style-name="ce13" table:formula="of:=-(1/[.$B$6])*LN(1-[.E296])" office:value-type="float" office:value="28.394511409368" calcext:value-type="float">
            <text:p>28,3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6" calcext:value-type="float">
            <text:p>296</text:p>
          </table:table-cell>
          <table:table-cell table:style-name="ce11" table:formula="of:=([.D297]-0.5)/[.$B$2]" office:value-type="float" office:value="0.692037470725995" calcext:value-type="float">
            <text:p>0,692037470725995</text:p>
          </table:table-cell>
          <table:table-cell table:style-name="ce13" table:formula="of:=-(1/[.$B$6])*LN(1-[.E297])" office:value-type="float" office:value="28.5783352961348" calcext:value-type="float">
            <text:p>28,58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7" calcext:value-type="float">
            <text:p>297</text:p>
          </table:table-cell>
          <table:table-cell table:style-name="ce11" table:formula="of:=([.D298]-0.5)/[.$B$2]" office:value-type="float" office:value="0.694379391100703" calcext:value-type="float">
            <text:p>0,694379391100703</text:p>
          </table:table-cell>
          <table:table-cell table:style-name="ce13" table:formula="of:=-(1/[.$B$6])*LN(1-[.E298])" office:value-type="float" office:value="28.7635624322552" calcext:value-type="float">
            <text:p>28,7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8" calcext:value-type="float">
            <text:p>298</text:p>
          </table:table-cell>
          <table:table-cell table:style-name="ce11" table:formula="of:=([.D299]-0.5)/[.$B$2]" office:value-type="float" office:value="0.69672131147541" calcext:value-type="float">
            <text:p>0,69672131147541</text:p>
          </table:table-cell>
          <table:table-cell table:style-name="ce13" table:formula="of:=-(1/[.$B$6])*LN(1-[.E299])" office:value-type="float" office:value="28.9502144064976" calcext:value-type="float">
            <text:p>28,9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299" calcext:value-type="float">
            <text:p>299</text:p>
          </table:table-cell>
          <table:table-cell table:style-name="ce11" table:formula="of:=([.D300]-0.5)/[.$B$2]" office:value-type="float" office:value="0.699063231850117" calcext:value-type="float">
            <text:p>0,699063231850117</text:p>
          </table:table-cell>
          <table:table-cell table:style-name="ce13" table:formula="of:=-(1/[.$B$6])*LN(1-[.E300])" office:value-type="float" office:value="29.1383133097049" calcext:value-type="float">
            <text:p>29,1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0" calcext:value-type="float">
            <text:p>300</text:p>
          </table:table-cell>
          <table:table-cell table:style-name="ce11" table:formula="of:=([.D301]-0.5)/[.$B$2]" office:value-type="float" office:value="0.701405152224824" calcext:value-type="float">
            <text:p>0,701405152224824</text:p>
          </table:table-cell>
          <table:table-cell table:style-name="ce13" table:formula="of:=-(1/[.$B$6])*LN(1-[.E301])" office:value-type="float" office:value="29.3278817504846" calcext:value-type="float">
            <text:p>29,3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1" calcext:value-type="float">
            <text:p>301</text:p>
          </table:table-cell>
          <table:table-cell table:style-name="ce11" table:formula="of:=([.D302]-0.5)/[.$B$2]" office:value-type="float" office:value="0.703747072599532" calcext:value-type="float">
            <text:p>0,703747072599532</text:p>
          </table:table-cell>
          <table:table-cell table:style-name="ce13" table:formula="of:=-(1/[.$B$6])*LN(1-[.E302])" office:value-type="float" office:value="29.5189428715165" calcext:value-type="float">
            <text:p>29,5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2" calcext:value-type="float">
            <text:p>302</text:p>
          </table:table-cell>
          <table:table-cell table:style-name="ce11" table:formula="of:=([.D303]-0.5)/[.$B$2]" office:value-type="float" office:value="0.706088992974239" calcext:value-type="float">
            <text:p>0,706088992974239</text:p>
          </table:table-cell>
          <table:table-cell table:style-name="ce13" table:formula="of:=-(1/[.$B$6])*LN(1-[.E303])" office:value-type="float" office:value="29.7115203665081" calcext:value-type="float">
            <text:p>29,7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3" calcext:value-type="float">
            <text:p>303</text:p>
          </table:table-cell>
          <table:table-cell table:style-name="ce11" table:formula="of:=([.D304]-0.5)/[.$B$2]" office:value-type="float" office:value="0.708430913348946" calcext:value-type="float">
            <text:p>0,708430913348946</text:p>
          </table:table-cell>
          <table:table-cell table:style-name="ce13" table:formula="of:=-(1/[.$B$6])*LN(1-[.E304])" office:value-type="float" office:value="29.9056384978279" calcext:value-type="float">
            <text:p>29,9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4" calcext:value-type="float">
            <text:p>304</text:p>
          </table:table-cell>
          <table:table-cell table:style-name="ce11" table:formula="of:=([.D305]-0.5)/[.$B$2]" office:value-type="float" office:value="0.710772833723653" calcext:value-type="float">
            <text:p>0,710772833723653</text:p>
          </table:table-cell>
          <table:table-cell table:style-name="ce13" table:formula="of:=-(1/[.$B$6])*LN(1-[.E305])" office:value-type="float" office:value="30.1013221148498" calcext:value-type="float">
            <text:p>30,1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5" calcext:value-type="float">
            <text:p>305</text:p>
          </table:table-cell>
          <table:table-cell table:style-name="ce11" table:formula="of:=([.D306]-0.5)/[.$B$2]" office:value-type="float" office:value="0.713114754098361" calcext:value-type="float">
            <text:p>0,713114754098361</text:p>
          </table:table-cell>
          <table:table-cell table:style-name="ce13" table:formula="of:=-(1/[.$B$6])*LN(1-[.E306])" office:value-type="float" office:value="30.2985966730433" calcext:value-type="float">
            <text:p>30,3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6" calcext:value-type="float">
            <text:p>306</text:p>
          </table:table-cell>
          <table:table-cell table:style-name="ce11" table:formula="of:=([.D307]-0.5)/[.$B$2]" office:value-type="float" office:value="0.715456674473068" calcext:value-type="float">
            <text:p>0,715456674473068</text:p>
          </table:table-cell>
          <table:table-cell table:style-name="ce13" table:formula="of:=-(1/[.$B$6])*LN(1-[.E307])" office:value-type="float" office:value="30.4974882538453" calcext:value-type="float">
            <text:p>30,5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7" calcext:value-type="float">
            <text:p>307</text:p>
          </table:table-cell>
          <table:table-cell table:style-name="ce11" table:formula="of:=([.D308]-0.5)/[.$B$2]" office:value-type="float" office:value="0.717798594847775" calcext:value-type="float">
            <text:p>0,717798594847775</text:p>
          </table:table-cell>
          <table:table-cell table:style-name="ce13" table:formula="of:=-(1/[.$B$6])*LN(1-[.E308])" office:value-type="float" office:value="30.6980235853552" calcext:value-type="float">
            <text:p>30,70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8" calcext:value-type="float">
            <text:p>308</text:p>
          </table:table-cell>
          <table:table-cell table:style-name="ce11" table:formula="of:=([.D309]-0.5)/[.$B$2]" office:value-type="float" office:value="0.720140515222482" calcext:value-type="float">
            <text:p>0,720140515222482</text:p>
          </table:table-cell>
          <table:table-cell table:style-name="ce13" table:formula="of:=-(1/[.$B$6])*LN(1-[.E309])" office:value-type="float" office:value="30.9002300638899" calcext:value-type="float">
            <text:p>30,90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09" calcext:value-type="float">
            <text:p>309</text:p>
          </table:table-cell>
          <table:table-cell table:style-name="ce11" table:formula="of:=([.D310]-0.5)/[.$B$2]" office:value-type="float" office:value="0.72248243559719" calcext:value-type="float">
            <text:p>0,72248243559719</text:p>
          </table:table-cell>
          <table:table-cell table:style-name="ce13" table:formula="of:=-(1/[.$B$6])*LN(1-[.E310])" office:value-type="float" office:value="31.1041357764456" calcext:value-type="float">
            <text:p>31,10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0" calcext:value-type="float">
            <text:p>310</text:p>
          </table:table-cell>
          <table:table-cell table:style-name="ce11" table:formula="of:=([.D311]-0.5)/[.$B$2]" office:value-type="float" office:value="0.724824355971897" calcext:value-type="float">
            <text:p>0,724824355971897</text:p>
          </table:table-cell>
          <table:table-cell table:style-name="ce13" table:formula="of:=-(1/[.$B$6])*LN(1-[.E311])" office:value-type="float" office:value="31.3097695241118" calcext:value-type="float">
            <text:p>31,3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1" calcext:value-type="float">
            <text:p>311</text:p>
          </table:table-cell>
          <table:table-cell table:style-name="ce11" table:formula="of:=([.D312]-0.5)/[.$B$2]" office:value-type="float" office:value="0.727166276346604" calcext:value-type="float">
            <text:p>0,727166276346604</text:p>
          </table:table-cell>
          <table:table-cell table:style-name="ce13" table:formula="of:=-(1/[.$B$6])*LN(1-[.E312])" office:value-type="float" office:value="31.5171608464851" calcext:value-type="float">
            <text:p>31,5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2" calcext:value-type="float">
            <text:p>312</text:p>
          </table:table-cell>
          <table:table-cell table:style-name="ce11" table:formula="of:=([.D313]-0.5)/[.$B$2]" office:value-type="float" office:value="0.729508196721311" calcext:value-type="float">
            <text:p>0,729508196721311</text:p>
          </table:table-cell>
          <table:table-cell table:style-name="ce13" table:formula="of:=-(1/[.$B$6])*LN(1-[.E313])" office:value-type="float" office:value="31.7263400471359" calcext:value-type="float">
            <text:p>31,73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3" calcext:value-type="float">
            <text:p>313</text:p>
          </table:table-cell>
          <table:table-cell table:style-name="ce11" table:formula="of:=([.D314]-0.5)/[.$B$2]" office:value-type="float" office:value="0.731850117096019" calcext:value-type="float">
            <text:p>0,731850117096019</text:p>
          </table:table-cell>
          <table:table-cell table:style-name="ce13" table:formula="of:=-(1/[.$B$6])*LN(1-[.E314])" office:value-type="float" office:value="31.9373382201824" calcext:value-type="float">
            <text:p>31,94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4" calcext:value-type="float">
            <text:p>314</text:p>
          </table:table-cell>
          <table:table-cell table:style-name="ce11" table:formula="of:=([.D315]-0.5)/[.$B$2]" office:value-type="float" office:value="0.734192037470726" calcext:value-type="float">
            <text:p>0,734192037470726</text:p>
          </table:table-cell>
          <table:table-cell table:style-name="ce13" table:formula="of:=-(1/[.$B$6])*LN(1-[.E315])" office:value-type="float" office:value="32.1501872780294" calcext:value-type="float">
            <text:p>32,15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5" calcext:value-type="float">
            <text:p>315</text:p>
          </table:table-cell>
          <table:table-cell table:style-name="ce11" table:formula="of:=([.D316]-0.5)/[.$B$2]" office:value-type="float" office:value="0.736533957845433" calcext:value-type="float">
            <text:p>0,736533957845433</text:p>
          </table:table-cell>
          <table:table-cell table:style-name="ce13" table:formula="of:=-(1/[.$B$6])*LN(1-[.E316])" office:value-type="float" office:value="32.3649199803357" calcext:value-type="float">
            <text:p>32,36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6" calcext:value-type="float">
            <text:p>316</text:p>
          </table:table-cell>
          <table:table-cell table:style-name="ce11" table:formula="of:=([.D317]-0.5)/[.$B$2]" office:value-type="float" office:value="0.738875878220141" calcext:value-type="float">
            <text:p>0,738875878220141</text:p>
          </table:table-cell>
          <table:table-cell table:style-name="ce13" table:formula="of:=-(1/[.$B$6])*LN(1-[.E317])" office:value-type="float" office:value="32.5815699642742" calcext:value-type="float">
            <text:p>32,5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7" calcext:value-type="float">
            <text:p>317</text:p>
          </table:table-cell>
          <table:table-cell table:style-name="ce11" table:formula="of:=([.D318]-0.5)/[.$B$2]" office:value-type="float" office:value="0.741217798594848" calcext:value-type="float">
            <text:p>0,741217798594848</text:p>
          </table:table-cell>
          <table:table-cell table:style-name="ce13" table:formula="of:=-(1/[.$B$6])*LN(1-[.E318])" office:value-type="float" office:value="32.8001717761544" calcext:value-type="float">
            <text:p>32,8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8" calcext:value-type="float">
            <text:p>318</text:p>
          </table:table-cell>
          <table:table-cell table:style-name="ce11" table:formula="of:=([.D319]-0.5)/[.$B$2]" office:value-type="float" office:value="0.743559718969555" calcext:value-type="float">
            <text:p>0,743559718969555</text:p>
          </table:table-cell>
          <table:table-cell table:style-name="ce13" table:formula="of:=-(1/[.$B$6])*LN(1-[.E319])" office:value-type="float" office:value="33.0207609044839" calcext:value-type="float">
            <text:p>33,0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19" calcext:value-type="float">
            <text:p>319</text:p>
          </table:table-cell>
          <table:table-cell table:style-name="ce11" table:formula="of:=([.D320]-0.5)/[.$B$2]" office:value-type="float" office:value="0.745901639344262" calcext:value-type="float">
            <text:p>0,745901639344262</text:p>
          </table:table-cell>
          <table:table-cell table:style-name="ce13" table:formula="of:=-(1/[.$B$6])*LN(1-[.E320])" office:value-type="float" office:value="33.2433738145449" calcext:value-type="float">
            <text:p>33,24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0" calcext:value-type="float">
            <text:p>320</text:p>
          </table:table-cell>
          <table:table-cell table:style-name="ce11" table:formula="of:=([.D321]-0.5)/[.$B$2]" office:value-type="float" office:value="0.74824355971897" calcext:value-type="float">
            <text:p>0,74824355971897</text:p>
          </table:table-cell>
          <table:table-cell table:style-name="ce13" table:formula="of:=-(1/[.$B$6])*LN(1-[.E321])" office:value-type="float" office:value="33.468047984573" calcext:value-type="float">
            <text:p>33,47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1" calcext:value-type="float">
            <text:p>321</text:p>
          </table:table-cell>
          <table:table-cell table:style-name="ce11" table:formula="of:=([.D322]-0.5)/[.$B$2]" office:value-type="float" office:value="0.750585480093677" calcext:value-type="float">
            <text:p>0,750585480093677</text:p>
          </table:table-cell>
          <table:table-cell table:style-name="ce13" table:formula="of:=-(1/[.$B$6])*LN(1-[.E322])" office:value-type="float" office:value="33.6948219436254" calcext:value-type="float">
            <text:p>33,6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2" calcext:value-type="float">
            <text:p>322</text:p>
          </table:table-cell>
          <table:table-cell table:style-name="ce11" table:formula="of:=([.D323]-0.5)/[.$B$2]" office:value-type="float" office:value="0.752927400468384" calcext:value-type="float">
            <text:p>0,752927400468384</text:p>
          </table:table-cell>
          <table:table-cell table:style-name="ce13" table:formula="of:=-(1/[.$B$6])*LN(1-[.E323])" office:value-type="float" office:value="33.9237353112362" calcext:value-type="float">
            <text:p>33,92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3" calcext:value-type="float">
            <text:p>323</text:p>
          </table:table-cell>
          <table:table-cell table:style-name="ce11" table:formula="of:=([.D324]-0.5)/[.$B$2]" office:value-type="float" office:value="0.755269320843091" calcext:value-type="float">
            <text:p>0,755269320843091</text:p>
          </table:table-cell>
          <table:table-cell table:style-name="ce13" table:formula="of:=-(1/[.$B$6])*LN(1-[.E324])" office:value-type="float" office:value="34.1548288389601" calcext:value-type="float">
            <text:p>34,1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4" calcext:value-type="float">
            <text:p>324</text:p>
          </table:table-cell>
          <table:table-cell table:style-name="ce11" table:formula="of:=([.D325]-0.5)/[.$B$2]" office:value-type="float" office:value="0.757611241217799" calcext:value-type="float">
            <text:p>0,757611241217799</text:p>
          </table:table-cell>
          <table:table-cell table:style-name="ce13" table:formula="of:=-(1/[.$B$6])*LN(1-[.E325])" office:value-type="float" office:value="34.3881444539131" calcext:value-type="float">
            <text:p>34,39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5" calcext:value-type="float">
            <text:p>325</text:p>
          </table:table-cell>
          <table:table-cell table:style-name="ce11" table:formula="of:=([.D326]-0.5)/[.$B$2]" office:value-type="float" office:value="0.759953161592506" calcext:value-type="float">
            <text:p>0,759953161592506</text:p>
          </table:table-cell>
          <table:table-cell table:style-name="ce13" table:formula="of:=-(1/[.$B$6])*LN(1-[.E326])" office:value-type="float" office:value="34.623725304427" calcext:value-type="float">
            <text:p>34,62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6" calcext:value-type="float">
            <text:p>326</text:p>
          </table:table-cell>
          <table:table-cell table:style-name="ce11" table:formula="of:=([.D327]-0.5)/[.$B$2]" office:value-type="float" office:value="0.762295081967213" calcext:value-type="float">
            <text:p>0,762295081967213</text:p>
          </table:table-cell>
          <table:table-cell table:style-name="ce13" table:formula="of:=-(1/[.$B$6])*LN(1-[.E327])" office:value-type="float" office:value="34.8616158079424" calcext:value-type="float">
            <text:p>34,8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7" calcext:value-type="float">
            <text:p>327</text:p>
          </table:table-cell>
          <table:table-cell table:style-name="ce11" table:formula="of:=([.D328]-0.5)/[.$B$2]" office:value-type="float" office:value="0.76463700234192" calcext:value-type="float">
            <text:p>0,76463700234192</text:p>
          </table:table-cell>
          <table:table-cell table:style-name="ce13" table:formula="of:=-(1/[.$B$6])*LN(1-[.E328])" office:value-type="float" office:value="35.1018617012723" calcext:value-type="float">
            <text:p>35,1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8" calcext:value-type="float">
            <text:p>328</text:p>
          </table:table-cell>
          <table:table-cell table:style-name="ce11" table:formula="of:=([.D329]-0.5)/[.$B$2]" office:value-type="float" office:value="0.766978922716628" calcext:value-type="float">
            <text:p>0,766978922716628</text:p>
          </table:table-cell>
          <table:table-cell table:style-name="ce13" table:formula="of:=-(1/[.$B$6])*LN(1-[.E329])" office:value-type="float" office:value="35.3445100933792" calcext:value-type="float">
            <text:p>35,34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29" calcext:value-type="float">
            <text:p>329</text:p>
          </table:table-cell>
          <table:table-cell table:style-name="ce11" table:formula="of:=([.D330]-0.5)/[.$B$2]" office:value-type="float" office:value="0.769320843091335" calcext:value-type="float">
            <text:p>0,769320843091335</text:p>
          </table:table-cell>
          <table:table-cell table:style-name="ce13" table:formula="of:=-(1/[.$B$6])*LN(1-[.E330])" office:value-type="float" office:value="35.5896095208175" calcext:value-type="float">
            <text:p>35,59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0" calcext:value-type="float">
            <text:p>330</text:p>
          </table:table-cell>
          <table:table-cell table:style-name="ce11" table:formula="of:=([.D331]-0.5)/[.$B$2]" office:value-type="float" office:value="0.771662763466042" calcext:value-type="float">
            <text:p>0,771662763466042</text:p>
          </table:table-cell>
          <table:table-cell table:style-name="ce13" table:formula="of:=-(1/[.$B$6])*LN(1-[.E331])" office:value-type="float" office:value="35.8372100060056" calcext:value-type="float">
            <text:p>35,84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1" calcext:value-type="float">
            <text:p>331</text:p>
          </table:table-cell>
          <table:table-cell table:style-name="ce11" table:formula="of:=([.D332]-0.5)/[.$B$2]" office:value-type="float" office:value="0.774004683840749" calcext:value-type="float">
            <text:p>0,774004683840749</text:p>
          </table:table-cell>
          <table:table-cell table:style-name="ce13" table:formula="of:=-(1/[.$B$6])*LN(1-[.E332])" office:value-type="float" office:value="36.0873631185008" calcext:value-type="float">
            <text:p>36,09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2" calcext:value-type="float">
            <text:p>332</text:p>
          </table:table-cell>
          <table:table-cell table:style-name="ce11" table:formula="of:=([.D333]-0.5)/[.$B$2]" office:value-type="float" office:value="0.776346604215457" calcext:value-type="float">
            <text:p>0,776346604215457</text:p>
          </table:table-cell>
          <table:table-cell table:style-name="ce13" table:formula="of:=-(1/[.$B$6])*LN(1-[.E333])" office:value-type="float" office:value="36.3401220394666" calcext:value-type="float">
            <text:p>36,34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3" calcext:value-type="float">
            <text:p>333</text:p>
          </table:table-cell>
          <table:table-cell table:style-name="ce11" table:formula="of:=([.D334]-0.5)/[.$B$2]" office:value-type="float" office:value="0.778688524590164" calcext:value-type="float">
            <text:p>0,778688524590164</text:p>
          </table:table-cell>
          <table:table-cell table:style-name="ce13" table:formula="of:=-(1/[.$B$6])*LN(1-[.E334])" office:value-type="float" office:value="36.5955416295326" calcext:value-type="float">
            <text:p>36,60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4" calcext:value-type="float">
            <text:p>334</text:p>
          </table:table-cell>
          <table:table-cell table:style-name="ce11" table:formula="of:=([.D335]-0.5)/[.$B$2]" office:value-type="float" office:value="0.781030444964871" calcext:value-type="float">
            <text:p>0,781030444964871</text:p>
          </table:table-cell>
          <table:table-cell table:style-name="ce13" table:formula="of:=-(1/[.$B$6])*LN(1-[.E335])" office:value-type="float" office:value="36.8536785002646" calcext:value-type="float">
            <text:p>36,8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5" calcext:value-type="float">
            <text:p>335</text:p>
          </table:table-cell>
          <table:table-cell table:style-name="ce11" table:formula="of:=([.D336]-0.5)/[.$B$2]" office:value-type="float" office:value="0.783372365339578" calcext:value-type="float">
            <text:p>0,783372365339578</text:p>
          </table:table-cell>
          <table:table-cell table:style-name="ce13" table:formula="of:=-(1/[.$B$6])*LN(1-[.E336])" office:value-type="float" office:value="37.1145910894773" calcext:value-type="float">
            <text:p>37,1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6" calcext:value-type="float">
            <text:p>336</text:p>
          </table:table-cell>
          <table:table-cell table:style-name="ce11" table:formula="of:=([.D337]-0.5)/[.$B$2]" office:value-type="float" office:value="0.785714285714286" calcext:value-type="float">
            <text:p>0,785714285714286</text:p>
          </table:table-cell>
          <table:table-cell table:style-name="ce13" table:formula="of:=-(1/[.$B$6])*LN(1-[.E337])" office:value-type="float" office:value="37.3783397406403" calcext:value-type="float">
            <text:p>37,38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7" calcext:value-type="float">
            <text:p>337</text:p>
          </table:table-cell>
          <table:table-cell table:style-name="ce11" table:formula="of:=([.D338]-0.5)/[.$B$2]" office:value-type="float" office:value="0.788056206088993" calcext:value-type="float">
            <text:p>0,788056206088993</text:p>
          </table:table-cell>
          <table:table-cell table:style-name="ce13" table:formula="of:=-(1/[.$B$6])*LN(1-[.E338])" office:value-type="float" office:value="37.6449867866467" calcext:value-type="float">
            <text:p>37,64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8" calcext:value-type="float">
            <text:p>338</text:p>
          </table:table-cell>
          <table:table-cell table:style-name="ce11" table:formula="of:=([.D339]-0.5)/[.$B$2]" office:value-type="float" office:value="0.7903981264637" calcext:value-type="float">
            <text:p>0,7903981264637</text:p>
          </table:table-cell>
          <table:table-cell table:style-name="ce13" table:formula="of:=-(1/[.$B$6])*LN(1-[.E339])" office:value-type="float" office:value="37.9145966382372" calcext:value-type="float">
            <text:p>37,9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39" calcext:value-type="float">
            <text:p>339</text:p>
          </table:table-cell>
          <table:table-cell table:style-name="ce11" table:formula="of:=([.D340]-0.5)/[.$B$2]" office:value-type="float" office:value="0.792740046838407" calcext:value-type="float">
            <text:p>0,792740046838407</text:p>
          </table:table-cell>
          <table:table-cell table:style-name="ce13" table:formula="of:=-(1/[.$B$6])*LN(1-[.E340])" office:value-type="float" office:value="38.1872358773909" calcext:value-type="float">
            <text:p>38,1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0" calcext:value-type="float">
            <text:p>340</text:p>
          </table:table-cell>
          <table:table-cell table:style-name="ce11" table:formula="of:=([.D341]-0.5)/[.$B$2]" office:value-type="float" office:value="0.795081967213115" calcext:value-type="float">
            <text:p>0,795081967213115</text:p>
          </table:table-cell>
          <table:table-cell table:style-name="ce13" table:formula="of:=-(1/[.$B$6])*LN(1-[.E341])" office:value-type="float" office:value="38.4629733560231" calcext:value-type="float">
            <text:p>38,4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1" calcext:value-type="float">
            <text:p>341</text:p>
          </table:table-cell>
          <table:table-cell table:style-name="ce11" table:formula="of:=([.D342]-0.5)/[.$B$2]" office:value-type="float" office:value="0.797423887587822" calcext:value-type="float">
            <text:p>0,797423887587822</text:p>
          </table:table-cell>
          <table:table-cell table:style-name="ce13" table:formula="of:=-(1/[.$B$6])*LN(1-[.E342])" office:value-type="float" office:value="38.7418803003557" calcext:value-type="float">
            <text:p>38,7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2" calcext:value-type="float">
            <text:p>342</text:p>
          </table:table-cell>
          <table:table-cell table:style-name="ce11" table:formula="of:=([.D343]-0.5)/[.$B$2]" office:value-type="float" office:value="0.799765807962529" calcext:value-type="float">
            <text:p>0,799765807962529</text:p>
          </table:table-cell>
          <table:table-cell table:style-name="ce13" table:formula="of:=-(1/[.$B$6])*LN(1-[.E343])" office:value-type="float" office:value="39.0240304213567" calcext:value-type="float">
            <text:p>39,0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3" calcext:value-type="float">
            <text:p>343</text:p>
          </table:table-cell>
          <table:table-cell table:style-name="ce11" table:formula="of:=([.D344]-0.5)/[.$B$2]" office:value-type="float" office:value="0.802107728337237" calcext:value-type="float">
            <text:p>0,802107728337237</text:p>
          </table:table-cell>
          <table:table-cell table:style-name="ce13" table:formula="of:=-(1/[.$B$6])*LN(1-[.E344])" office:value-type="float" office:value="39.3095000316755" calcext:value-type="float">
            <text:p>39,3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4" calcext:value-type="float">
            <text:p>344</text:p>
          </table:table-cell>
          <table:table-cell table:style-name="ce11" table:formula="of:=([.D345]-0.5)/[.$B$2]" office:value-type="float" office:value="0.804449648711944" calcext:value-type="float">
            <text:p>0,804449648711944</text:p>
          </table:table-cell>
          <table:table-cell table:style-name="ce13" table:formula="of:=-(1/[.$B$6])*LN(1-[.E345])" office:value-type="float" office:value="39.5983681695395" calcext:value-type="float">
            <text:p>39,6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5" calcext:value-type="float">
            <text:p>345</text:p>
          </table:table-cell>
          <table:table-cell table:style-name="ce11" table:formula="of:=([.D346]-0.5)/[.$B$2]" office:value-type="float" office:value="0.806791569086651" calcext:value-type="float">
            <text:p>0,806791569086651</text:p>
          </table:table-cell>
          <table:table-cell table:style-name="ce13" table:formula="of:=-(1/[.$B$6])*LN(1-[.E346])" office:value-type="float" office:value="39.8907167301158" calcext:value-type="float">
            <text:p>39,89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6" calcext:value-type="float">
            <text:p>346</text:p>
          </table:table-cell>
          <table:table-cell table:style-name="ce11" table:formula="of:=([.D347]-0.5)/[.$B$2]" office:value-type="float" office:value="0.809133489461358" calcext:value-type="float">
            <text:p>0,809133489461358</text:p>
          </table:table-cell>
          <table:table-cell table:style-name="ce13" table:formula="of:=-(1/[.$B$6])*LN(1-[.E347])" office:value-type="float" office:value="40.1866306048817" calcext:value-type="float">
            <text:p>40,19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7" calcext:value-type="float">
            <text:p>347</text:p>
          </table:table-cell>
          <table:table-cell table:style-name="ce11" table:formula="of:=([.D348]-0.5)/[.$B$2]" office:value-type="float" office:value="0.811475409836066" calcext:value-type="float">
            <text:p>0,811475409836066</text:p>
          </table:table-cell>
          <table:table-cell table:style-name="ce13" table:formula="of:=-(1/[.$B$6])*LN(1-[.E348])" office:value-type="float" office:value="40.4861978296004" calcext:value-type="float">
            <text:p>40,49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8" calcext:value-type="float">
            <text:p>348</text:p>
          </table:table-cell>
          <table:table-cell table:style-name="ce11" table:formula="of:=([.D349]-0.5)/[.$B$2]" office:value-type="float" office:value="0.813817330210773" calcext:value-type="float">
            <text:p>0,813817330210773</text:p>
          </table:table-cell>
          <table:table-cell table:style-name="ce13" table:formula="of:=-(1/[.$B$6])*LN(1-[.E349])" office:value-type="float" office:value="40.7895097415446" calcext:value-type="float">
            <text:p>40,79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49" calcext:value-type="float">
            <text:p>349</text:p>
          </table:table-cell>
          <table:table-cell table:style-name="ce11" table:formula="of:=([.D350]-0.5)/[.$B$2]" office:value-type="float" office:value="0.81615925058548" calcext:value-type="float">
            <text:p>0,81615925058548</text:p>
          </table:table-cell>
          <table:table-cell table:style-name="ce13" table:formula="of:=-(1/[.$B$6])*LN(1-[.E350])" office:value-type="float" office:value="41.0966611466734" calcext:value-type="float">
            <text:p>41,10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0" calcext:value-type="float">
            <text:p>350</text:p>
          </table:table-cell>
          <table:table-cell table:style-name="ce11" table:formula="of:=([.D351]-0.5)/[.$B$2]" office:value-type="float" office:value="0.818501170960187" calcext:value-type="float">
            <text:p>0,818501170960187</text:p>
          </table:table-cell>
          <table:table-cell table:style-name="ce13" table:formula="of:=-(1/[.$B$6])*LN(1-[.E351])" office:value-type="float" office:value="41.4077504975247" calcext:value-type="float">
            <text:p>41,4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1" calcext:value-type="float">
            <text:p>351</text:p>
          </table:table-cell>
          <table:table-cell table:style-name="ce11" table:formula="of:=([.D352]-0.5)/[.$B$2]" office:value-type="float" office:value="0.820843091334895" calcext:value-type="float">
            <text:p>0,820843091334895</text:p>
          </table:table-cell>
          <table:table-cell table:style-name="ce13" table:formula="of:=-(1/[.$B$6])*LN(1-[.E352])" office:value-type="float" office:value="41.7228800826613" calcext:value-type="float">
            <text:p>41,7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2" calcext:value-type="float">
            <text:p>352</text:p>
          </table:table-cell>
          <table:table-cell table:style-name="ce11" table:formula="of:=([.D353]-0.5)/[.$B$2]" office:value-type="float" office:value="0.823185011709602" calcext:value-type="float">
            <text:p>0,823185011709602</text:p>
          </table:table-cell>
          <table:table-cell table:style-name="ce13" table:formula="of:=-(1/[.$B$6])*LN(1-[.E353])" office:value-type="float" office:value="42.0421562285807" calcext:value-type="float">
            <text:p>42,0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3" calcext:value-type="float">
            <text:p>353</text:p>
          </table:table-cell>
          <table:table-cell table:style-name="ce11" table:formula="of:=([.D354]-0.5)/[.$B$2]" office:value-type="float" office:value="0.825526932084309" calcext:value-type="float">
            <text:p>0,825526932084309</text:p>
          </table:table-cell>
          <table:table-cell table:style-name="ce13" table:formula="of:=-(1/[.$B$6])*LN(1-[.E354])" office:value-type="float" office:value="42.3656895150877" calcext:value-type="float">
            <text:p>42,37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4" calcext:value-type="float">
            <text:p>354</text:p>
          </table:table-cell>
          <table:table-cell table:style-name="ce11" table:formula="of:=([.D355]-0.5)/[.$B$2]" office:value-type="float" office:value="0.827868852459016" calcext:value-type="float">
            <text:p>0,827868852459016</text:p>
          </table:table-cell>
          <table:table-cell table:style-name="ce13" table:formula="of:=-(1/[.$B$6])*LN(1-[.E355])" office:value-type="float" office:value="42.6935950052198" calcext:value-type="float">
            <text:p>42,69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5" calcext:value-type="float">
            <text:p>355</text:p>
          </table:table-cell>
          <table:table-cell table:style-name="ce11" table:formula="of:=([.D356]-0.5)/[.$B$2]" office:value-type="float" office:value="0.830210772833724" calcext:value-type="float">
            <text:p>0,830210772833724</text:p>
          </table:table-cell>
          <table:table-cell table:style-name="ce13" table:formula="of:=-(1/[.$B$6])*LN(1-[.E356])" office:value-type="float" office:value="43.0259924909223" calcext:value-type="float">
            <text:p>43,03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6" calcext:value-type="float">
            <text:p>356</text:p>
          </table:table-cell>
          <table:table-cell table:style-name="ce11" table:formula="of:=([.D357]-0.5)/[.$B$2]" office:value-type="float" office:value="0.832552693208431" calcext:value-type="float">
            <text:p>0,832552693208431</text:p>
          </table:table-cell>
          <table:table-cell table:style-name="ce13" table:formula="of:=-(1/[.$B$6])*LN(1-[.E357])" office:value-type="float" office:value="43.3630067557857" calcext:value-type="float">
            <text:p>43,36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7" calcext:value-type="float">
            <text:p>357</text:p>
          </table:table-cell>
          <table:table-cell table:style-name="ce11" table:formula="of:=([.D358]-0.5)/[.$B$2]" office:value-type="float" office:value="0.834894613583138" calcext:value-type="float">
            <text:p>0,834894613583138</text:p>
          </table:table-cell>
          <table:table-cell table:style-name="ce13" table:formula="of:=-(1/[.$B$6])*LN(1-[.E358])" office:value-type="float" office:value="43.7047678562884" calcext:value-type="float">
            <text:p>43,7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8" calcext:value-type="float">
            <text:p>358</text:p>
          </table:table-cell>
          <table:table-cell table:style-name="ce11" table:formula="of:=([.D359]-0.5)/[.$B$2]" office:value-type="float" office:value="0.837236533957845" calcext:value-type="float">
            <text:p>0,837236533957845</text:p>
          </table:table-cell>
          <table:table-cell table:style-name="ce13" table:formula="of:=-(1/[.$B$6])*LN(1-[.E359])" office:value-type="float" office:value="44.0514114231294" calcext:value-type="float">
            <text:p>44,05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59" calcext:value-type="float">
            <text:p>359</text:p>
          </table:table-cell>
          <table:table-cell table:style-name="ce11" table:formula="of:=([.D360]-0.5)/[.$B$2]" office:value-type="float" office:value="0.839578454332553" calcext:value-type="float">
            <text:p>0,839578454332553</text:p>
          </table:table-cell>
          <table:table-cell table:style-name="ce13" table:formula="of:=-(1/[.$B$6])*LN(1-[.E360])" office:value-type="float" office:value="44.4030789843986" calcext:value-type="float">
            <text:p>44,4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0" calcext:value-type="float">
            <text:p>360</text:p>
          </table:table-cell>
          <table:table-cell table:style-name="ce11" table:formula="of:=([.D361]-0.5)/[.$B$2]" office:value-type="float" office:value="0.84192037470726" calcext:value-type="float">
            <text:p>0,84192037470726</text:p>
          </table:table-cell>
          <table:table-cell table:style-name="ce13" table:formula="of:=-(1/[.$B$6])*LN(1-[.E361])" office:value-type="float" office:value="44.7599183125124" calcext:value-type="float">
            <text:p>44,76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1" calcext:value-type="float">
            <text:p>361</text:p>
          </table:table-cell>
          <table:table-cell table:style-name="ce11" table:formula="of:=([.D362]-0.5)/[.$B$2]" office:value-type="float" office:value="0.844262295081967" calcext:value-type="float">
            <text:p>0,844262295081967</text:p>
          </table:table-cell>
          <table:table-cell table:style-name="ce13" table:formula="of:=-(1/[.$B$6])*LN(1-[.E362])" office:value-type="float" office:value="45.122083797044" calcext:value-type="float">
            <text:p>45,12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2" calcext:value-type="float">
            <text:p>362</text:p>
          </table:table-cell>
          <table:table-cell table:style-name="ce11" table:formula="of:=([.D363]-0.5)/[.$B$2]" office:value-type="float" office:value="0.846604215456675" calcext:value-type="float">
            <text:p>0,846604215456675</text:p>
          </table:table-cell>
          <table:table-cell table:style-name="ce13" table:formula="of:=-(1/[.$B$6])*LN(1-[.E363])" office:value-type="float" office:value="45.4897368457992" calcext:value-type="float">
            <text:p>45,49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3" calcext:value-type="float">
            <text:p>363</text:p>
          </table:table-cell>
          <table:table-cell table:style-name="ce11" table:formula="of:=([.D364]-0.5)/[.$B$2]" office:value-type="float" office:value="0.848946135831382" calcext:value-type="float">
            <text:p>0,848946135831382</text:p>
          </table:table-cell>
          <table:table-cell table:style-name="ce13" table:formula="of:=-(1/[.$B$6])*LN(1-[.E364])" office:value-type="float" office:value="45.8630463167497" calcext:value-type="float">
            <text:p>45,86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4" calcext:value-type="float">
            <text:p>364</text:p>
          </table:table-cell>
          <table:table-cell table:style-name="ce11" table:formula="of:=([.D365]-0.5)/[.$B$2]" office:value-type="float" office:value="0.851288056206089" calcext:value-type="float">
            <text:p>0,851288056206089</text:p>
          </table:table-cell>
          <table:table-cell table:style-name="ce13" table:formula="of:=-(1/[.$B$6])*LN(1-[.E365])" office:value-type="float" office:value="46.2421889837141" calcext:value-type="float">
            <text:p>46,24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5" calcext:value-type="float">
            <text:p>365</text:p>
          </table:table-cell>
          <table:table-cell table:style-name="ce11" table:formula="of:=([.D366]-0.5)/[.$B$2]" office:value-type="float" office:value="0.853629976580796" calcext:value-type="float">
            <text:p>0,853629976580796</text:p>
          </table:table-cell>
          <table:table-cell table:style-name="ce13" table:formula="of:=-(1/[.$B$6])*LN(1-[.E366])" office:value-type="float" office:value="46.6273500390028" calcext:value-type="float">
            <text:p>46,63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6" calcext:value-type="float">
            <text:p>366</text:p>
          </table:table-cell>
          <table:table-cell table:style-name="ce11" table:formula="of:=([.D367]-0.5)/[.$B$2]" office:value-type="float" office:value="0.855971896955503" calcext:value-type="float">
            <text:p>0,855971896955503</text:p>
          </table:table-cell>
          <table:table-cell table:style-name="ce13" table:formula="of:=-(1/[.$B$6])*LN(1-[.E367])" office:value-type="float" office:value="47.0187236366036" calcext:value-type="float">
            <text:p>47,0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7" calcext:value-type="float">
            <text:p>367</text:p>
          </table:table-cell>
          <table:table-cell table:style-name="ce11" table:formula="of:=([.D368]-0.5)/[.$B$2]" office:value-type="float" office:value="0.858313817330211" calcext:value-type="float">
            <text:p>0,858313817330211</text:p>
          </table:table-cell>
          <table:table-cell table:style-name="ce13" table:formula="of:=-(1/[.$B$6])*LN(1-[.E368])" office:value-type="float" office:value="47.4165134798959" calcext:value-type="float">
            <text:p>47,4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8" calcext:value-type="float">
            <text:p>368</text:p>
          </table:table-cell>
          <table:table-cell table:style-name="ce11" table:formula="of:=([.D369]-0.5)/[.$B$2]" office:value-type="float" office:value="0.860655737704918" calcext:value-type="float">
            <text:p>0,860655737704918</text:p>
          </table:table-cell>
          <table:table-cell table:style-name="ce13" table:formula="of:=-(1/[.$B$6])*LN(1-[.E369])" office:value-type="float" office:value="47.8209334583485" calcext:value-type="float">
            <text:p>47,8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69" calcext:value-type="float">
            <text:p>369</text:p>
          </table:table-cell>
          <table:table-cell table:style-name="ce11" table:formula="of:=([.D370]-0.5)/[.$B$2]" office:value-type="float" office:value="0.862997658079625" calcext:value-type="float">
            <text:p>0,862997658079625</text:p>
          </table:table-cell>
          <table:table-cell table:style-name="ce13" table:formula="of:=-(1/[.$B$6])*LN(1-[.E370])" office:value-type="float" office:value="48.2322083381822" calcext:value-type="float">
            <text:p>48,2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0" calcext:value-type="float">
            <text:p>370</text:p>
          </table:table-cell>
          <table:table-cell table:style-name="ce11" table:formula="of:=([.D371]-0.5)/[.$B$2]" office:value-type="float" office:value="0.865339578454332" calcext:value-type="float">
            <text:p>0,865339578454332</text:p>
          </table:table-cell>
          <table:table-cell table:style-name="ce13" table:formula="of:=-(1/[.$B$6])*LN(1-[.E371])" office:value-type="float" office:value="48.6505745125801" calcext:value-type="float">
            <text:p>48,6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1" calcext:value-type="float">
            <text:p>371</text:p>
          </table:table-cell>
          <table:table-cell table:style-name="ce11" table:formula="of:=([.D372]-0.5)/[.$B$2]" office:value-type="float" office:value="0.86768149882904" calcext:value-type="float">
            <text:p>0,86768149882904</text:p>
          </table:table-cell>
          <table:table-cell table:style-name="ce13" table:formula="of:=-(1/[.$B$6])*LN(1-[.E372])" office:value-type="float" office:value="49.0762808177162" calcext:value-type="float">
            <text:p>49,08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2" calcext:value-type="float">
            <text:p>372</text:p>
          </table:table-cell>
          <table:table-cell table:style-name="ce11" table:formula="of:=([.D373]-0.5)/[.$B$2]" office:value-type="float" office:value="0.870023419203747" calcext:value-type="float">
            <text:p>0,870023419203747</text:p>
          </table:table-cell>
          <table:table-cell table:style-name="ce13" table:formula="of:=-(1/[.$B$6])*LN(1-[.E373])" office:value-type="float" office:value="49.509589421654" calcext:value-type="float">
            <text:p>49,5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3" calcext:value-type="float">
            <text:p>373</text:p>
          </table:table-cell>
          <table:table-cell table:style-name="ce11" table:formula="of:=([.D374]-0.5)/[.$B$2]" office:value-type="float" office:value="0.872365339578454" calcext:value-type="float">
            <text:p>0,872365339578454</text:p>
          </table:table-cell>
          <table:table-cell table:style-name="ce13" table:formula="of:=-(1/[.$B$6])*LN(1-[.E374])" office:value-type="float" office:value="49.9507767940684" calcext:value-type="float">
            <text:p>49,9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4" calcext:value-type="float">
            <text:p>374</text:p>
          </table:table-cell>
          <table:table-cell table:style-name="ce11" table:formula="of:=([.D375]-0.5)/[.$B$2]" office:value-type="float" office:value="0.874707259953162" calcext:value-type="float">
            <text:p>0,874707259953162</text:p>
          </table:table-cell>
          <table:table-cell table:style-name="ce13" table:formula="of:=-(1/[.$B$6])*LN(1-[.E375])" office:value-type="float" office:value="50.4001347657696" calcext:value-type="float">
            <text:p>50,40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5" calcext:value-type="float">
            <text:p>375</text:p>
          </table:table-cell>
          <table:table-cell table:style-name="ce11" table:formula="of:=([.D376]-0.5)/[.$B$2]" office:value-type="float" office:value="0.877049180327869" calcext:value-type="float">
            <text:p>0,877049180327869</text:p>
          </table:table-cell>
          <table:table-cell table:style-name="ce13" table:formula="of:=-(1/[.$B$6])*LN(1-[.E376])" office:value-type="float" office:value="50.8579716881997" calcext:value-type="float">
            <text:p>50,86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6" calcext:value-type="float">
            <text:p>376</text:p>
          </table:table-cell>
          <table:table-cell table:style-name="ce11" table:formula="of:=([.D377]-0.5)/[.$B$2]" office:value-type="float" office:value="0.879391100702576" calcext:value-type="float">
            <text:p>0,879391100702576</text:p>
          </table:table-cell>
          <table:table-cell table:style-name="ce13" table:formula="of:=-(1/[.$B$6])*LN(1-[.E377])" office:value-type="float" office:value="51.3246137044405" calcext:value-type="float">
            <text:p>51,32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7" calcext:value-type="float">
            <text:p>377</text:p>
          </table:table-cell>
          <table:table-cell table:style-name="ce11" table:formula="of:=([.D378]-0.5)/[.$B$2]" office:value-type="float" office:value="0.881733021077283" calcext:value-type="float">
            <text:p>0,881733021077283</text:p>
          </table:table-cell>
          <table:table-cell table:style-name="ce13" table:formula="of:=-(1/[.$B$6])*LN(1-[.E378])" office:value-type="float" office:value="51.8004061448502" calcext:value-type="float">
            <text:p>51,8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8" calcext:value-type="float">
            <text:p>378</text:p>
          </table:table-cell>
          <table:table-cell table:style-name="ce11" table:formula="of:=([.D379]-0.5)/[.$B$2]" office:value-type="float" office:value="0.884074941451991" calcext:value-type="float">
            <text:p>0,884074941451991</text:p>
          </table:table-cell>
          <table:table-cell table:style-name="ce13" table:formula="of:=-(1/[.$B$6])*LN(1-[.E379])" office:value-type="float" office:value="52.2857150622925" calcext:value-type="float">
            <text:p>52,2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79" calcext:value-type="float">
            <text:p>379</text:p>
          </table:table-cell>
          <table:table-cell table:style-name="ce11" table:formula="of:=([.D380]-0.5)/[.$B$2]" office:value-type="float" office:value="0.886416861826698" calcext:value-type="float">
            <text:p>0,886416861826698</text:p>
          </table:table-cell>
          <table:table-cell table:style-name="ce13" table:formula="of:=-(1/[.$B$6])*LN(1-[.E380])" office:value-type="float" office:value="52.7809289240511" calcext:value-type="float">
            <text:p>52,78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0" calcext:value-type="float">
            <text:p>380</text:p>
          </table:table-cell>
          <table:table-cell table:style-name="ce11" table:formula="of:=([.D381]-0.5)/[.$B$2]" office:value-type="float" office:value="0.888758782201405" calcext:value-type="float">
            <text:p>0,888758782201405</text:p>
          </table:table-cell>
          <table:table-cell table:style-name="ce13" table:formula="of:=-(1/[.$B$6])*LN(1-[.E381])" office:value-type="float" office:value="53.2864604800238" calcext:value-type="float">
            <text:p>53,29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1" calcext:value-type="float">
            <text:p>381</text:p>
          </table:table-cell>
          <table:table-cell table:style-name="ce11" table:formula="of:=([.D382]-0.5)/[.$B$2]" office:value-type="float" office:value="0.891100702576112" calcext:value-type="float">
            <text:p>0,891100702576112</text:p>
          </table:table-cell>
          <table:table-cell table:style-name="ce13" table:formula="of:=-(1/[.$B$6])*LN(1-[.E382])" office:value-type="float" office:value="53.8027488297013" calcext:value-type="float">
            <text:p>53,8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2" calcext:value-type="float">
            <text:p>382</text:p>
          </table:table-cell>
          <table:table-cell table:style-name="ce11" table:formula="of:=([.D383]-0.5)/[.$B$2]" office:value-type="float" office:value="0.89344262295082" calcext:value-type="float">
            <text:p>0,89344262295082</text:p>
          </table:table-cell>
          <table:table-cell table:style-name="ce13" table:formula="of:=-(1/[.$B$6])*LN(1-[.E383])" office:value-type="float" office:value="54.3302617138696" calcext:value-type="float">
            <text:p>54,3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3" calcext:value-type="float">
            <text:p>383</text:p>
          </table:table-cell>
          <table:table-cell table:style-name="ce11" table:formula="of:=([.D384]-0.5)/[.$B$2]" office:value-type="float" office:value="0.895784543325527" calcext:value-type="float">
            <text:p>0,895784543325527</text:p>
          </table:table-cell>
          <table:table-cell table:style-name="ce13" table:formula="of:=-(1/[.$B$6])*LN(1-[.E384])" office:value-type="float" office:value="54.8694980610039" calcext:value-type="float">
            <text:p>54,87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4" calcext:value-type="float">
            <text:p>384</text:p>
          </table:table-cell>
          <table:table-cell table:style-name="ce11" table:formula="of:=([.D385]-0.5)/[.$B$2]" office:value-type="float" office:value="0.898126463700234" calcext:value-type="float">
            <text:p>0,898126463700234</text:p>
          </table:table-cell>
          <table:table-cell table:style-name="ce13" table:formula="of:=-(1/[.$B$6])*LN(1-[.E385])" office:value-type="float" office:value="55.4209908230988" calcext:value-type="float">
            <text:p>55,4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5" calcext:value-type="float">
            <text:p>385</text:p>
          </table:table-cell>
          <table:table-cell table:style-name="ce11" table:formula="of:=([.D386]-0.5)/[.$B$2]" office:value-type="float" office:value="0.900468384074941" calcext:value-type="float">
            <text:p>0,900468384074941</text:p>
          </table:table-cell>
          <table:table-cell table:style-name="ce13" table:formula="of:=-(1/[.$B$6])*LN(1-[.E386])" office:value-type="float" office:value="55.9853101413282" calcext:value-type="float">
            <text:p>55,99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6" calcext:value-type="float">
            <text:p>386</text:p>
          </table:table-cell>
          <table:table-cell table:style-name="ce11" table:formula="of:=([.D387]-0.5)/[.$B$2]" office:value-type="float" office:value="0.902810304449649" calcext:value-type="float">
            <text:p>0,902810304449649</text:p>
          </table:table-cell>
          <table:table-cell table:style-name="ce13" table:formula="of:=-(1/[.$B$6])*LN(1-[.E387])" office:value-type="float" office:value="56.5630668886718" calcext:value-type="float">
            <text:p>56,56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7" calcext:value-type="float">
            <text:p>387</text:p>
          </table:table-cell>
          <table:table-cell table:style-name="ce11" table:formula="of:=([.D388]-0.5)/[.$B$2]" office:value-type="float" office:value="0.905152224824356" calcext:value-type="float">
            <text:p>0,905152224824356</text:p>
          </table:table-cell>
          <table:table-cell table:style-name="ce13" table:formula="of:=-(1/[.$B$6])*LN(1-[.E388])" office:value-type="float" office:value="57.1549166446891" calcext:value-type="float">
            <text:p>57,1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8" calcext:value-type="float">
            <text:p>388</text:p>
          </table:table-cell>
          <table:table-cell table:style-name="ce11" table:formula="of:=([.D389]-0.5)/[.$B$2]" office:value-type="float" office:value="0.907494145199063" calcext:value-type="float">
            <text:p>0,907494145199063</text:p>
          </table:table-cell>
          <table:table-cell table:style-name="ce13" table:formula="of:=-(1/[.$B$6])*LN(1-[.E389])" office:value-type="float" office:value="57.7615641672893" calcext:value-type="float">
            <text:p>57,76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89" calcext:value-type="float">
            <text:p>389</text:p>
          </table:table-cell>
          <table:table-cell table:style-name="ce11" table:formula="of:=([.D390]-0.5)/[.$B$2]" office:value-type="float" office:value="0.90983606557377" calcext:value-type="float">
            <text:p>0,90983606557377</text:p>
          </table:table-cell>
          <table:table-cell table:style-name="ce13" table:formula="of:=-(1/[.$B$6])*LN(1-[.E390])" office:value-type="float" office:value="58.3837684379796" calcext:value-type="float">
            <text:p>58,38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0" calcext:value-type="float">
            <text:p>390</text:p>
          </table:table-cell>
          <table:table-cell table:style-name="ce11" table:formula="of:=([.D391]-0.5)/[.$B$2]" office:value-type="float" office:value="0.912177985948478" calcext:value-type="float">
            <text:p>0,912177985948478</text:p>
          </table:table-cell>
          <table:table-cell table:style-name="ce13" table:formula="of:=-(1/[.$B$6])*LN(1-[.E391])" office:value-type="float" office:value="59.0223483711796" calcext:value-type="float">
            <text:p>59,02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1" calcext:value-type="float">
            <text:p>391</text:p>
          </table:table-cell>
          <table:table-cell table:style-name="ce11" table:formula="of:=([.D392]-0.5)/[.$B$2]" office:value-type="float" office:value="0.914519906323185" calcext:value-type="float">
            <text:p>0,914519906323185</text:p>
          </table:table-cell>
          <table:table-cell table:style-name="ce13" table:formula="of:=-(1/[.$B$6])*LN(1-[.E392])" office:value-type="float" office:value="59.6781892953276" calcext:value-type="float">
            <text:p>59,6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2" calcext:value-type="float">
            <text:p>392</text:p>
          </table:table-cell>
          <table:table-cell table:style-name="ce11" table:formula="of:=([.D393]-0.5)/[.$B$2]" office:value-type="float" office:value="0.916861826697892" calcext:value-type="float">
            <text:p>0,916861826697892</text:p>
          </table:table-cell>
          <table:table-cell table:style-name="ce13" table:formula="of:=-(1/[.$B$6])*LN(1-[.E393])" office:value-type="float" office:value="60.352250334469" calcext:value-type="float">
            <text:p>60,35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3" calcext:value-type="float">
            <text:p>393</text:p>
          </table:table-cell>
          <table:table-cell table:style-name="ce11" table:formula="of:=([.D394]-0.5)/[.$B$2]" office:value-type="float" office:value="0.919203747072599" calcext:value-type="float">
            <text:p>0,919203747072599</text:p>
          </table:table-cell>
          <table:table-cell table:style-name="ce13" table:formula="of:=-(1/[.$B$6])*LN(1-[.E394])" office:value-type="float" office:value="61.0455728447567" calcext:value-type="float">
            <text:p>61,05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4" calcext:value-type="float">
            <text:p>394</text:p>
          </table:table-cell>
          <table:table-cell table:style-name="ce11" table:formula="of:=([.D395]-0.5)/[.$B$2]" office:value-type="float" office:value="0.921545667447307" calcext:value-type="float">
            <text:p>0,921545667447307</text:p>
          </table:table-cell>
          <table:table-cell table:style-name="ce13" table:formula="of:=-(1/[.$B$6])*LN(1-[.E395])" office:value-type="float" office:value="61.7592900921162" calcext:value-type="float">
            <text:p>61,76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5" calcext:value-type="float">
            <text:p>395</text:p>
          </table:table-cell>
          <table:table-cell table:style-name="ce11" table:formula="of:=([.D396]-0.5)/[.$B$2]" office:value-type="float" office:value="0.923887587822014" calcext:value-type="float">
            <text:p>0,923887587822014</text:p>
          </table:table-cell>
          <table:table-cell table:style-name="ce13" table:formula="of:=-(1/[.$B$6])*LN(1-[.E396])" office:value-type="float" office:value="62.4946383968493" calcext:value-type="float">
            <text:p>62,49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6" calcext:value-type="float">
            <text:p>396</text:p>
          </table:table-cell>
          <table:table-cell table:style-name="ce11" table:formula="of:=([.D397]-0.5)/[.$B$2]" office:value-type="float" office:value="0.926229508196721" calcext:value-type="float">
            <text:p>0,926229508196721</text:p>
          </table:table-cell>
          <table:table-cell table:style-name="ce13" table:formula="of:=-(1/[.$B$6])*LN(1-[.E397])" office:value-type="float" office:value="63.2529700203763" calcext:value-type="float">
            <text:p>63,25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7" calcext:value-type="float">
            <text:p>397</text:p>
          </table:table-cell>
          <table:table-cell table:style-name="ce11" table:formula="of:=([.D398]-0.5)/[.$B$2]" office:value-type="float" office:value="0.928571428571429" calcext:value-type="float">
            <text:p>0,928571428571429</text:p>
          </table:table-cell>
          <table:table-cell table:style-name="ce13" table:formula="of:=-(1/[.$B$6])*LN(1-[.E398])" office:value-type="float" office:value="64.0357681314842" calcext:value-type="float">
            <text:p>64,04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8" calcext:value-type="float">
            <text:p>398</text:p>
          </table:table-cell>
          <table:table-cell table:style-name="ce11" table:formula="of:=([.D399]-0.5)/[.$B$2]" office:value-type="float" office:value="0.930913348946136" calcext:value-type="float">
            <text:p>0,930913348946136</text:p>
          </table:table-cell>
          <table:table-cell table:style-name="ce13" table:formula="of:=-(1/[.$B$6])*LN(1-[.E399])" office:value-type="float" office:value="64.8446642682348" calcext:value-type="float">
            <text:p>64,84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399" calcext:value-type="float">
            <text:p>399</text:p>
          </table:table-cell>
          <table:table-cell table:style-name="ce11" table:formula="of:=([.D400]-0.5)/[.$B$2]" office:value-type="float" office:value="0.933255269320843" calcext:value-type="float">
            <text:p>0,933255269320843</text:p>
          </table:table-cell>
          <table:table-cell table:style-name="ce13" table:formula="of:=-(1/[.$B$6])*LN(1-[.E400])" office:value-type="float" office:value="65.6814588122004" calcext:value-type="float">
            <text:p>65,68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0" calcext:value-type="float">
            <text:p>400</text:p>
          </table:table-cell>
          <table:table-cell table:style-name="ce11" table:formula="of:=([.D401]-0.5)/[.$B$2]" office:value-type="float" office:value="0.93559718969555" calcext:value-type="float">
            <text:p>0,93559718969555</text:p>
          </table:table-cell>
          <table:table-cell table:style-name="ce13" table:formula="of:=-(1/[.$B$6])*LN(1-[.E401])" office:value-type="float" office:value="66.5481451209594" calcext:value-type="float">
            <text:p>66,5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1" calcext:value-type="float">
            <text:p>401</text:p>
          </table:table-cell>
          <table:table-cell table:style-name="ce11" table:formula="of:=([.D402]-0.5)/[.$B$2]" office:value-type="float" office:value="0.937939110070258" calcext:value-type="float">
            <text:p>0,937939110070258</text:p>
          </table:table-cell>
          <table:table-cell table:style-name="ce13" table:formula="of:=-(1/[.$B$6])*LN(1-[.E402])" office:value-type="float" office:value="67.4469381323885" calcext:value-type="float">
            <text:p>67,4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2" calcext:value-type="float">
            <text:p>402</text:p>
          </table:table-cell>
          <table:table-cell table:style-name="ce11" table:formula="of:=([.D403]-0.5)/[.$B$2]" office:value-type="float" office:value="0.940281030444965" calcext:value-type="float">
            <text:p>0,940281030444965</text:p>
          </table:table-cell>
          <table:table-cell table:style-name="ce13" table:formula="of:=-(1/[.$B$6])*LN(1-[.E403])" office:value-type="float" office:value="68.3803084735051" calcext:value-type="float">
            <text:p>68,38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3" calcext:value-type="float">
            <text:p>403</text:p>
          </table:table-cell>
          <table:table-cell table:style-name="ce11" table:formula="of:=([.D404]-0.5)/[.$B$2]" office:value-type="float" office:value="0.942622950819672" calcext:value-type="float">
            <text:p>0,942622950819672</text:p>
          </table:table-cell>
          <table:table-cell table:style-name="ce13" table:formula="of:=-(1/[.$B$6])*LN(1-[.E404])" office:value-type="float" office:value="69.3510233960636" calcext:value-type="float">
            <text:p>69,35</text:p>
          </table:table-cell>
          <table:table-cell table:formula="of:=60+1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4" calcext:value-type="float">
            <text:p>404</text:p>
          </table:table-cell>
          <table:table-cell table:style-name="ce11" table:formula="of:=([.D405]-0.5)/[.$B$2]" office:value-type="float" office:value="0.944964871194379" calcext:value-type="float">
            <text:p>0,944964871194379</text:p>
          </table:table-cell>
          <table:table-cell table:style-name="ce13" table:formula="of:=-(1/[.$B$6])*LN(1-[.E405])" office:value-type="float" office:value="70.3621962471321" calcext:value-type="float">
            <text:p>70,36</text:p>
          </table:table-cell>
          <table:table-cell table:formula="of:=60+1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5" calcext:value-type="float">
            <text:p>405</text:p>
          </table:table-cell>
          <table:table-cell table:style-name="ce11" table:formula="of:=([.D406]-0.5)/[.$B$2]" office:value-type="float" office:value="0.947306791569087" calcext:value-type="float">
            <text:p>0,947306791569087</text:p>
          </table:table-cell>
          <table:table-cell table:style-name="ce13" table:formula="of:=-(1/[.$B$6])*LN(1-[.E406])" office:value-type="float" office:value="71.4173467033564" calcext:value-type="float">
            <text:p>71,42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6" calcext:value-type="float">
            <text:p>406</text:p>
          </table:table-cell>
          <table:table-cell table:style-name="ce11" table:formula="of:=([.D407]-0.5)/[.$B$2]" office:value-type="float" office:value="0.949648711943794" calcext:value-type="float">
            <text:p>0,949648711943794</text:p>
          </table:table-cell>
          <table:table-cell table:style-name="ce13" table:formula="of:=-(1/[.$B$6])*LN(1-[.E407])" office:value-type="float" office:value="72.5204747075934" calcext:value-type="float">
            <text:p>72,52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7" calcext:value-type="float">
            <text:p>407</text:p>
          </table:table-cell>
          <table:table-cell table:style-name="ce11" table:formula="of:=([.D408]-0.5)/[.$B$2]" office:value-type="float" office:value="0.951990632318501" calcext:value-type="float">
            <text:p>0,951990632318501</text:p>
          </table:table-cell>
          <table:table-cell table:style-name="ce13" table:formula="of:=-(1/[.$B$6])*LN(1-[.E408])" office:value-type="float" office:value="73.6761520274473" calcext:value-type="float">
            <text:p>73,68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8" calcext:value-type="float">
            <text:p>408</text:p>
          </table:table-cell>
          <table:table-cell table:style-name="ce11" table:formula="of:=([.D409]-0.5)/[.$B$2]" office:value-type="float" office:value="0.954332552693208" calcext:value-type="float">
            <text:p>0,954332552693208</text:p>
          </table:table-cell>
          <table:table-cell table:style-name="ce13" table:formula="of:=-(1/[.$B$6])*LN(1-[.E409])" office:value-type="float" office:value="74.8896367290258" calcext:value-type="float">
            <text:p>74,89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09" calcext:value-type="float">
            <text:p>409</text:p>
          </table:table-cell>
          <table:table-cell table:style-name="ce11" table:formula="of:=([.D410]-0.5)/[.$B$2]" office:value-type="float" office:value="0.956674473067916" calcext:value-type="float">
            <text:p>0,956674473067916</text:p>
          </table:table-cell>
          <table:table-cell table:style-name="ce13" table:formula="of:=-(1/[.$B$6])*LN(1-[.E410])" office:value-type="float" office:value="76.167017812498" calcext:value-type="float">
            <text:p>76,17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0" calcext:value-type="float">
            <text:p>410</text:p>
          </table:table-cell>
          <table:table-cell table:style-name="ce11" table:formula="of:=([.D411]-0.5)/[.$B$2]" office:value-type="float" office:value="0.959016393442623" calcext:value-type="float">
            <text:p>0,959016393442623</text:p>
          </table:table-cell>
          <table:table-cell table:style-name="ce13" table:formula="of:=-(1/[.$B$6])*LN(1-[.E411])" office:value-type="float" office:value="77.5154000790435" calcext:value-type="float">
            <text:p>77,52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1" calcext:value-type="float">
            <text:p>411</text:p>
          </table:table-cell>
          <table:table-cell table:style-name="ce11" table:formula="of:=([.D412]-0.5)/[.$B$2]" office:value-type="float" office:value="0.96135831381733" calcext:value-type="float">
            <text:p>0,96135831381733</text:p>
          </table:table-cell>
          <table:table-cell table:style-name="ce13" table:formula="of:=-(1/[.$B$6])*LN(1-[.E412])" office:value-type="float" office:value="78.9431434531361" calcext:value-type="float">
            <text:p>78,94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2" calcext:value-type="float">
            <text:p>412</text:p>
          </table:table-cell>
          <table:table-cell table:style-name="ce11" table:formula="of:=([.D413]-0.5)/[.$B$2]" office:value-type="float" office:value="0.963700234192037" calcext:value-type="float">
            <text:p>0,963700234192037</text:p>
          </table:table-cell>
          <table:table-cell table:style-name="ce13" table:formula="of:=-(1/[.$B$6])*LN(1-[.E413])" office:value-type="float" office:value="80.4601772205448" calcext:value-type="float">
            <text:p>80,46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3" calcext:value-type="float">
            <text:p>413</text:p>
          </table:table-cell>
          <table:table-cell table:style-name="ce11" table:formula="of:=([.D414]-0.5)/[.$B$2]" office:value-type="float" office:value="0.966042154566745" calcext:value-type="float">
            <text:p>0,966042154566745</text:p>
          </table:table-cell>
          <table:table-cell table:style-name="ce13" table:formula="of:=-(1/[.$B$6])*LN(1-[.E414])" office:value-type="float" office:value="82.0784192139429" calcext:value-type="float">
            <text:p>82,08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4" calcext:value-type="float">
            <text:p>414</text:p>
          </table:table-cell>
          <table:table-cell table:style-name="ce11" table:formula="of:=([.D415]-0.5)/[.$B$2]" office:value-type="float" office:value="0.968384074941452" calcext:value-type="float">
            <text:p>0,968384074941452</text:p>
          </table:table-cell>
          <table:table-cell table:style-name="ce13" table:formula="of:=-(1/[.$B$6])*LN(1-[.E415])" office:value-type="float" office:value="83.8123450355328" calcext:value-type="float">
            <text:p>83,81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5" calcext:value-type="float">
            <text:p>415</text:p>
          </table:table-cell>
          <table:table-cell table:style-name="ce11" table:formula="of:=([.D416]-0.5)/[.$B$2]" office:value-type="float" office:value="0.970725995316159" calcext:value-type="float">
            <text:p>0,970725995316159</text:p>
          </table:table-cell>
          <table:table-cell table:style-name="ce13" table:formula="of:=-(1/[.$B$6])*LN(1-[.E416])" office:value-type="float" office:value="85.6797767620231" calcext:value-type="float">
            <text:p>85,68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6" calcext:value-type="float">
            <text:p>416</text:p>
          </table:table-cell>
          <table:table-cell table:style-name="ce11" table:formula="of:=([.D417]-0.5)/[.$B$2]" office:value-type="float" office:value="0.973067915690866" calcext:value-type="float">
            <text:p>0,973067915690866</text:p>
          </table:table-cell>
          <table:table-cell table:style-name="ce13" table:formula="of:=-(1/[.$B$6])*LN(1-[.E417])" office:value-type="float" office:value="87.7030012356002" calcext:value-type="float">
            <text:p>87,7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7" calcext:value-type="float">
            <text:p>417</text:p>
          </table:table-cell>
          <table:table-cell table:style-name="ce11" table:formula="of:=([.D418]-0.5)/[.$B$2]" office:value-type="float" office:value="0.975409836065574" calcext:value-type="float">
            <text:p>0,975409836065574</text:p>
          </table:table-cell>
          <table:table-cell table:style-name="ce13" table:formula="of:=-(1/[.$B$6])*LN(1-[.E418])" office:value-type="float" office:value="89.9103984112203" calcext:value-type="float">
            <text:p>89,91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8" calcext:value-type="float">
            <text:p>418</text:p>
          </table:table-cell>
          <table:table-cell table:style-name="ce11" table:formula="of:=([.D419]-0.5)/[.$B$2]" office:value-type="float" office:value="0.977751756440281" calcext:value-type="float">
            <text:p>0,977751756440281</text:p>
          </table:table-cell>
          <table:table-cell table:style-name="ce13" table:formula="of:=-(1/[.$B$6])*LN(1-[.E419])" office:value-type="float" office:value="92.3388872030442" calcext:value-type="float">
            <text:p>92,34</text:p>
          </table:table-cell>
          <table:table-cell table:formula="of:=35+60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19" calcext:value-type="float">
            <text:p>419</text:p>
          </table:table-cell>
          <table:table-cell table:style-name="ce11" table:formula="of:=([.D420]-0.5)/[.$B$2]" office:value-type="float" office:value="0.980093676814988" calcext:value-type="float">
            <text:p>0,980093676814988</text:p>
          </table:table-cell>
          <table:table-cell table:style-name="ce13" table:formula="of:=-(1/[.$B$6])*LN(1-[.E420])" office:value-type="float" office:value="95.0377368643485" calcext:value-type="float">
            <text:p>95,04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0" calcext:value-type="float">
            <text:p>420</text:p>
          </table:table-cell>
          <table:table-cell table:style-name="ce11" table:formula="of:=([.D421]-0.5)/[.$B$2]" office:value-type="float" office:value="0.982435597189695" calcext:value-type="float">
            <text:p>0,982435597189695</text:p>
          </table:table-cell>
          <table:table-cell table:style-name="ce13" table:formula="of:=-(1/[.$B$6])*LN(1-[.E421])" office:value-type="float" office:value="98.0747750941992" calcext:value-type="float">
            <text:p>98,07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1" calcext:value-type="float">
            <text:p>421</text:p>
          </table:table-cell>
          <table:table-cell table:style-name="ce11" table:formula="of:=([.D422]-0.5)/[.$B$2]" office:value-type="float" office:value="0.984777517564403" calcext:value-type="float">
            <text:p>0,984777517564403</text:p>
          </table:table-cell>
          <table:table-cell table:style-name="ce13" table:formula="of:=-(1/[.$B$6])*LN(1-[.E422])" office:value-type="float" office:value="101.54706511987" calcext:value-type="float">
            <text:p>101,55</text:p>
          </table:table-cell>
          <table:table-cell table:formula="of:=60+53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2" calcext:value-type="float">
            <text:p>422</text:p>
          </table:table-cell>
          <table:table-cell table:style-name="ce11" table:formula="of:=([.D423]-0.5)/[.$B$2]" office:value-type="float" office:value="0.98711943793911" calcext:value-type="float">
            <text:p>0,98711943793911</text:p>
          </table:table-cell>
          <table:table-cell table:style-name="ce13" table:formula="of:=-(1/[.$B$6])*LN(1-[.E423])" office:value-type="float" office:value="105.60057184398" calcext:value-type="float">
            <text:p>105,60</text:p>
          </table:table-cell>
          <table:table-cell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3" calcext:value-type="float">
            <text:p>423</text:p>
          </table:table-cell>
          <table:table-cell table:style-name="ce11" table:formula="of:=([.D424]-0.5)/[.$B$2]" office:value-type="float" office:value="0.989461358313817" calcext:value-type="float">
            <text:p>0,989461358313817</text:p>
          </table:table-cell>
          <table:table-cell table:style-name="ce13" table:formula="of:=-(1/[.$B$6])*LN(1-[.E424])" office:value-type="float" office:value="110.469773426376" calcext:value-type="float">
            <text:p>110,47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4" calcext:value-type="float">
            <text:p>424</text:p>
          </table:table-cell>
          <table:table-cell table:style-name="ce11" table:formula="of:=([.D425]-0.5)/[.$B$2]" office:value-type="float" office:value="0.991803278688525" calcext:value-type="float">
            <text:p>0,991803278688525</text:p>
          </table:table-cell>
          <table:table-cell table:style-name="ce13" table:formula="of:=-(1/[.$B$6])*LN(1-[.E425])" office:value-type="float" office:value="116.567826802065" calcext:value-type="float">
            <text:p>116,57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5" calcext:value-type="float">
            <text:p>425</text:p>
          </table:table-cell>
          <table:table-cell table:style-name="ce11" table:formula="of:=([.D426]-0.5)/[.$B$2]" office:value-type="float" office:value="0.994145199063232" calcext:value-type="float">
            <text:p>0,994145199063232</text:p>
          </table:table-cell>
          <table:table-cell table:style-name="ce13" table:formula="of:=-(1/[.$B$6])*LN(1-[.E426])" office:value-type="float" office:value="124.732203485044" calcext:value-type="float">
            <text:p>124,73</text:p>
          </table:table-cell>
          <table:table-cell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6" calcext:value-type="float">
            <text:p>426</text:p>
          </table:table-cell>
          <table:table-cell table:style-name="ce11" table:formula="of:=([.D427]-0.5)/[.$B$2]" office:value-type="float" office:value="0.996487119437939" calcext:value-type="float">
            <text:p>0,996487119437939</text:p>
          </table:table-cell>
          <table:table-cell table:style-name="ce13" table:formula="of:=-(1/[.$B$6])*LN(1-[.E427])" office:value-type="float" office:value="137.12720181722" calcext:value-type="float">
            <text:p>137,13</text:p>
          </table:table-cell>
          <table:table-cell table:formula="of:=2*60+37"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27" calcext:value-type="float">
            <text:p>427</text:p>
          </table:table-cell>
          <table:table-cell table:style-name="ce11" table:formula="of:=([.D428]-0.5)/[.$B$2]" office:value-type="float" office:value="0.998829039812646" calcext:value-type="float">
            <text:p>0,998829039812646</text:p>
          </table:table-cell>
          <table:table-cell table:style-name="ce13" table:formula="of:=-(1/[.$B$6])*LN(1-[.E428])" office:value-type="float" office:value="163.784630208057" calcext:value-type="float">
            <text:p>163,78</text:p>
          </table:table-cell>
          <table:table-cell table:formula="of:=2*60+58" office:value-type="float" office:value="178" calcext:value-type="float">
            <text:p>178</text:p>
          </table:table-cell>
          <table:table-cell table:number-columns-repeated="1017"/>
        </table:table-row>
        <table:table-row table:style-name="ro1" table:number-rows-repeated="740">
          <table:table-cell table:number-columns-repeated="3"/>
          <table:table-cell table:style-name="ce28"/>
          <table:table-cell table:style-name="ce11"/>
          <table:table-cell table:style-name="ce13"/>
          <table:table-cell table:number-columns-repeated="1018"/>
        </table:table-row>
        <table:table-row table:style-name="ro2" table:number-rows-repeated="1047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Sq 3" table:style-name="ta6">
        <table:table-column table:style-name="co1" table:default-cell-style-name="Default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7" table:default-cell-style-name="ce28"/>
        <table:table-column table:style-name="co6" table:default-cell-style-name="ce52"/>
        <table:table-column table:style-name="co6" table:default-cell-style-name="ce28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2" table:number-columns-repeated="10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table:style-name="ce29" office:value-type="string" calcext:value-type="string">
            <text:p>xmin</text:p>
          </table:table-cell>
          <table:table-cell table:style-name="ce29" office:value-type="string" calcext:value-type="string">
            <text:p>xmax</text:p>
          </table:table-cell>
          <table:table-cell table:style-name="ce29" office:value-type="string" calcext:value-type="string">
            <text:p>Expected</text:p>
          </table:table-cell>
          <table:table-cell table:style-name="ce29" office:value-type="string" calcext:value-type="string">
            <text:p>Observed</text:p>
          </table:table-cell>
          <table:table-cell table:style-name="Default"/>
          <table:table-cell table:style-name="ce28" office:value-type="string" calcext:value-type="string">
            <text:p>Next step: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/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lambda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53" table:formula="of:=(COM.MICROSOFT.EXPON.DIST([.F2];[.$D$3];1)-COM.MICROSOFT.EXPON.DIST([.E2];[.$D$3];1))*[.$C$5]" office:value-type="float" office:value="126.982205685549" calcext:value-type="float">
            <text:p>127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/>
          <table:table-cell table:style-name="ce28" office:value-type="string" calcext:value-type="string">
            <text:p>Recompute interval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4.2646370023419" calcext:value-type="float">
            <text:p>24,2646370023419</text:p>
          </table:table-cell>
          <table:table-cell table:style-name="Default" table:formula="of:=1/[.C3]" office:value-type="float" office:value="0.0412122382009459" calcext:value-type="float">
            <text:p>0,041212238200945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53" table:formula="of:=(COM.MICROSOFT.EXPON.DIST([.F3];[.$D$3];1)-COM.MICROSOFT.EXPON.DIST([.E3];[.$D$3];1))*[.$C$5]" office:value-type="float" office:value="84.0931053391978" calcext:value-type="float">
            <text:p>84</text:p>
          </table:table-cell>
          <table:table-cell table:style-name="ce31" office:value-type="float" office:value="83" calcext:value-type="float">
            <text:p>83</text:p>
          </table:table-cell>
          <table:table-cell table:style-name="Default"/>
          <table:table-cell table:style-name="ce28" office:value-type="string" calcext:value-type="string">
            <text:p>Compute chi 0 sqare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n</text:p>
          </table:table-cell>
          <table:table-cell table:style-name="Default"/>
          <table:table-cell table:style-name="ce31" table:formula="of:=[.E3]+10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53" table:formula="of:=(COM.MICROSOFT.EXPON.DIST([.F4];[.$D$3];1)-COM.MICROSOFT.EXPON.DIST([.E4];[.$D$3];1))*[.$C$5]" office:value-type="float" office:value="55.6900892326697" calcext:value-type="float">
            <text:p>56</text:p>
          </table:table-cell>
          <table:table-cell table:style-name="ce3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/>
          <table:table-cell table:style-name="ce34" office:value-type="float" office:value="427" calcext:value-type="float">
            <text:p>427</text:p>
          </table:table-cell>
          <table:table-cell table:style-name="Default"/>
          <table:table-cell table:style-name="ce31" table:formula="of:=[.E4]+10" office:value-type="float" office:value="31" calcext:value-type="float">
            <text:p>31</text:p>
          </table:table-cell>
          <table:table-cell table:style-name="ce31" table:formula="of:=[.F4]+10" office:value-type="float" office:value="40" calcext:value-type="float">
            <text:p>40</text:p>
          </table:table-cell>
          <table:table-cell table:style-name="ce53" table:formula="of:=(COM.MICROSOFT.EXPON.DIST([.F5];[.$D$3];1)-COM.MICROSOFT.EXPON.DIST([.E5];[.$D$3];1))*[.$C$5]" office:value-type="float" office:value="36.8803842625738" calcext:value-type="float">
            <text:p>37</text:p>
          </table:table-cell>
          <table:table-cell table:style-name="ce31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31" table:formula="of:=[.E5]+10" office:value-type="float" office:value="41" calcext:value-type="float">
            <text:p>41</text:p>
          </table:table-cell>
          <table:table-cell table:style-name="ce31" table:formula="of:=[.F5]+10" office:value-type="float" office:value="50" calcext:value-type="float">
            <text:p>50</text:p>
          </table:table-cell>
          <table:table-cell table:style-name="ce53" table:formula="of:=(COM.MICROSOFT.EXPON.DIST([.F6];[.$D$3];1)-COM.MICROSOFT.EXPON.DIST([.E6];[.$D$3];1))*[.$C$5]" office:value-type="float" office:value="24.423784592487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1" table:formula="of:=[.E6]+10" office:value-type="float" office:value="51" calcext:value-type="float">
            <text:p>51</text:p>
          </table:table-cell>
          <table:table-cell table:style-name="ce31" table:formula="of:=[.F6]+10" office:value-type="float" office:value="60" calcext:value-type="float">
            <text:p>60</text:p>
          </table:table-cell>
          <table:table-cell table:style-name="ce53" table:formula="of:=(COM.MICROSOFT.EXPON.DIST([.F7];[.$D$3];1)-COM.MICROSOFT.EXPON.DIST([.E7];[.$D$3];1))*[.$C$5]" office:value-type="float" office:value="16.1744858614597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1" table:formula="of:=[.E7]+10" office:value-type="float" office:value="61" calcext:value-type="float">
            <text:p>61</text:p>
          </table:table-cell>
          <table:table-cell table:style-name="ce31" table:formula="of:=[.F7]+10" office:value-type="float" office:value="70" calcext:value-type="float">
            <text:p>70</text:p>
          </table:table-cell>
          <table:table-cell table:style-name="ce53" table:formula="of:=(COM.MICROSOFT.EXPON.DIST([.F8];[.$D$3];1)-COM.MICROSOFT.EXPON.DIST([.E8];[.$D$3];1))*[.$C$5]" office:value-type="float" office:value="10.7114436704882" calcext:value-type="float">
            <text:p>1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1" table:formula="of:=[.E8]+10" office:value-type="float" office:value="71" calcext:value-type="float">
            <text:p>71</text:p>
          </table:table-cell>
          <table:table-cell table:style-name="ce31" table:formula="of:=[.F8]+10" office:value-type="float" office:value="80" calcext:value-type="float">
            <text:p>80</text:p>
          </table:table-cell>
          <table:table-cell table:style-name="ce53" table:formula="of:=(COM.MICROSOFT.EXPON.DIST([.F9];[.$D$3];1)-COM.MICROSOFT.EXPON.DIST([.E9];[.$D$3];1))*[.$C$5]" office:value-type="float" office:value="7.09358099470905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1" table:formula="of:=[.E9]+10" office:value-type="float" office:value="81" calcext:value-type="float">
            <text:p>81</text:p>
          </table:table-cell>
          <table:table-cell table:style-name="ce31" table:formula="of:=[.F9]+10" office:value-type="float" office:value="90" calcext:value-type="float">
            <text:p>90</text:p>
          </table:table-cell>
          <table:table-cell table:style-name="ce53" table:formula="of:=(COM.MICROSOFT.EXPON.DIST([.F10];[.$D$3];1)-COM.MICROSOFT.EXPON.DIST([.E10];[.$D$3];1))*[.$C$5]" office:value-type="float" office:value="4.6976759507343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1" table:formula="of:=[.E10]+10" office:value-type="float" office:value="91" calcext:value-type="float">
            <text:p>91</text:p>
          </table:table-cell>
          <table:table-cell table:style-name="ce31" table:formula="of:=[.F10]+10" office:value-type="float" office:value="100" calcext:value-type="float">
            <text:p>100</text:p>
          </table:table-cell>
          <table:table-cell table:style-name="ce53" table:formula="of:=(COM.MICROSOFT.EXPON.DIST([.F11];[.$D$3];1)-COM.MICROSOFT.EXPON.DIST([.E11];[.$D$3];1))*[.$C$5]" office:value-type="float" office:value="3.1110040689699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1" table:formula="of:=[.E11]+10" office:value-type="float" office:value="101" calcext:value-type="float">
            <text:p>101</text:p>
          </table:table-cell>
          <table:table-cell table:style-name="ce31" table:formula="of:=[.F11]+10" office:value-type="float" office:value="110" calcext:value-type="float">
            <text:p>110</text:p>
          </table:table-cell>
          <table:table-cell table:style-name="ce53" table:formula="of:=(COM.MICROSOFT.EXPON.DIST([.F12];[.$D$3];1)-COM.MICROSOFT.EXPON.DIST([.E12];[.$D$3];1))*[.$C$5]" office:value-type="float" office:value="2.06024136586829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1" table:formula="of:=[.E12]+10" office:value-type="float" office:value="111" calcext:value-type="float">
            <text:p>111</text:p>
          </table:table-cell>
          <table:table-cell table:style-name="ce31" table:formula="of:=[.F12]+10" office:value-type="float" office:value="120" calcext:value-type="float">
            <text:p>120</text:p>
          </table:table-cell>
          <table:table-cell table:style-name="ce53" table:formula="of:=(COM.MICROSOFT.EXPON.DIST([.F13];[.$D$3];1)-COM.MICROSOFT.EXPON.DIST([.E13];[.$D$3];1))*[.$C$5]" office:value-type="float" office:value="1.36438088524909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1" table:formula="of:=[.E13]+10" office:value-type="float" office:value="121" calcext:value-type="float">
            <text:p>121</text:p>
          </table:table-cell>
          <table:table-cell table:style-name="ce31" table:formula="of:=[.F13]+10" office:value-type="float" office:value="130" calcext:value-type="float">
            <text:p>130</text:p>
          </table:table-cell>
          <table:table-cell table:style-name="ce53" table:formula="of:=(COM.MICROSOFT.EXPON.DIST([.F14];[.$D$3];1)-COM.MICROSOFT.EXPON.DIST([.E14];[.$D$3];1))*[.$C$5]" office:value-type="float" office:value="0.903551996806269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1" table:formula="of:=[.E14]+10" office:value-type="float" office:value="131" calcext:value-type="float">
            <text:p>131</text:p>
          </table:table-cell>
          <table:table-cell table:style-name="ce31" table:formula="of:=[.F14]+10" office:value-type="float" office:value="140" calcext:value-type="float">
            <text:p>140</text:p>
          </table:table-cell>
          <table:table-cell table:style-name="ce53" table:formula="of:=(COM.MICROSOFT.EXPON.DIST([.F15];[.$D$3];1)-COM.MICROSOFT.EXPON.DIST([.E15];[.$D$3];1))*[.$C$5]" office:value-type="float" office:value="0.59837118781059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1" table:formula="of:=[.E15]+10" office:value-type="float" office:value="141" calcext:value-type="float">
            <text:p>141</text:p>
          </table:table-cell>
          <table:table-cell table:style-name="ce31" table:formula="of:=[.F15]+10" office:value-type="float" office:value="150" calcext:value-type="float">
            <text:p>150</text:p>
          </table:table-cell>
          <table:table-cell table:style-name="ce53" table:formula="of:=(COM.MICROSOFT.EXPON.DIST([.F16];[.$D$3];1)-COM.MICROSOFT.EXPON.DIST([.E16];[.$D$3];1))*[.$C$5]" office:value-type="float" office:value="0.396267264825324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1" table:formula="of:=[.E16]+10" office:value-type="float" office:value="151" calcext:value-type="float">
            <text:p>151</text:p>
          </table:table-cell>
          <table:table-cell table:style-name="ce31" table:formula="of:=[.F16]+10" office:value-type="float" office:value="160" calcext:value-type="float">
            <text:p>160</text:p>
          </table:table-cell>
          <table:table-cell table:style-name="ce53" table:formula="of:=(COM.MICROSOFT.EXPON.DIST([.F17];[.$D$3];1)-COM.MICROSOFT.EXPON.DIST([.E17];[.$D$3];1))*[.$C$5]" office:value-type="float" office:value="0.262425311196374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style-name="ce31" table:formula="of:=[.E17]+10" office:value-type="float" office:value="161" calcext:value-type="float">
            <text:p>161</text:p>
          </table:table-cell>
          <table:table-cell table:style-name="ce31" table:formula="of:=[.F17]+10" office:value-type="float" office:value="170" calcext:value-type="float">
            <text:p>170</text:p>
          </table:table-cell>
          <table:table-cell table:style-name="ce53" table:formula="of:=(COM.MICROSOFT.EXPON.DIST([.F18];[.$D$3];1)-COM.MICROSOFT.EXPON.DIST([.E18];[.$D$3];1))*[.$C$5]" office:value-type="float" office:value="0.173789384260277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54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/>
          <table:table-cell table:style-name="ce31" table:formula="of:=[.E18]+10" office:value-type="float" office:value="171" calcext:value-type="float">
            <text:p>171</text:p>
          </table:table-cell>
          <table:table-cell table:style-name="ce31" table:formula="of:=[.F18]+10" office:value-type="float" office:value="180" calcext:value-type="float">
            <text:p>180</text:p>
          </table:table-cell>
          <table:table-cell table:style-name="ce53" table:formula="of:=(COM.MICROSOFT.EXPON.DIST([.F19];[.$D$3];1)-COM.MICROSOFT.EXPON.DIST([.E19];[.$D$3];1))*[.$C$5]" office:value-type="float" office:value="0.115090842205312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1" table:number-columns-repeated="2"/>
          <table:table-cell table:style-name="ce51"/>
          <table:table-cell table:style-name="ce31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9" table:number-columns-repeated="2"/>
          <table:table-cell table:style-name="ce32"/>
          <table:table-cell table:style-name="ce29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formula="of:=60+1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35+60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formula="of:=60+53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formula="of:=2*60+37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formula="of:=2*60+58" office:value-type="float" office:value="178" calcext:value-type="float">
            <text:p>178</text:p>
          </table:table-cell>
          <table:table-cell table:number-columns-repeated="1023"/>
        </table:table-row>
        <table:table-row table:style-name="ro1" table:number-rows-repeated="10481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Sq 6" table:style-name="ta10" table:print-ranges="'ChiSq 6'.A1:'ChiSq 6'.H22">
        <table:table-column table:style-name="co3" table:default-cell-style-name="ce11"/>
        <table:table-column table:style-name="co5" table:default-cell-style-name="ce28"/>
        <table:table-column table:style-name="co6" table:default-cell-style-name="ce28"/>
        <table:table-column table:style-name="co7" table:number-columns-repeated="2" table:default-cell-style-name="ce28"/>
        <table:table-column table:style-name="co6" table:number-columns-repeated="2" table:default-cell-style-name="ce28"/>
        <table:table-column table:style-name="co8" table:default-cell-style-name="ce28"/>
        <table:table-column table:style-name="co2" table:default-cell-style-name="Default"/>
        <table:table-column table:style-name="co10" table:default-cell-style-name="ce27"/>
        <table:table-column table:style-name="co2" table:number-columns-repeated="1014" table:default-cell-style-name="Default"/>
        <table:table-row table:style-name="ro1">
          <table:table-cell table:style-name="ce20"/>
          <table:table-cell table:style-name="ce49" table:number-columns-repeated="2"/>
          <table:table-cell table:style-name="ce29" office:value-type="string" calcext:value-type="string">
            <text:p>xmin</text:p>
          </table:table-cell>
          <table:table-cell table:style-name="ce29" office:value-type="string" calcext:value-type="string">
            <text:p>xmax</text:p>
          </table:table-cell>
          <table:table-cell table:style-name="ce29" office:value-type="string" calcext:value-type="string">
            <text:p>Expected</text:p>
          </table:table-cell>
          <table:table-cell table:style-name="ce29" office:value-type="string" calcext:value-type="string">
            <text:p>Observed</text:p>
          </table:table-cell>
          <table:table-cell table:style-name="ce29" office:value-type="string" calcext:value-type="string">
            <text:p>(Ei-Oi)^2/Ei</text:p>
          </table:table-cell>
          <table:table-cell table:style-name="ce25" table:number-columns-repeated="1016"/>
        </table:table-row>
        <table:table-row table:style-name="ro3">
          <table:table-cell table:style-name="ce21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53" office:value-type="float" office:value="127" calcext:value-type="float">
            <text:p>127</text:p>
          </table:table-cell>
          <table:table-cell table:style-name="ce31" office:value-type="float" office:value="160" calcext:value-type="float">
            <text:p>160</text:p>
          </table:table-cell>
          <table:table-cell table:style-name="ce24" table:formula="of:=([.G2]-[.F2])*([.G2]-[.F2])/[.F2]" office:value-type="float" office:value="8.5748031496063" calcext:value-type="float">
            <text:p>8,57</text:p>
          </table:table-cell>
          <table:table-cell/>
          <table:table-cell table:style-name="ce26" office:value-type="string" calcext:value-type="string">
            <text:p>We accept, so we failed to prove that the data is not exponentially distributed!</text:p>
          </table:table-cell>
          <table:table-cell table:number-columns-repeated="1014"/>
        </table:table-row>
        <table:table-row table:style-name="ro1">
          <table:table-cell table:style-name="ce21"/>
          <table:table-cell table:style-name="ce31" office:value-type="string" calcext:value-type="string">
            <text:p>f</text:p>
          </table:table-cell>
          <table:table-cell table:style-name="ce31" table:formula="of:=18-1-1" office:value-type="float" office:value="16" calcext:value-type="float">
            <text:p>1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53" office:value-type="float" office:value="84" calcext:value-type="float">
            <text:p>84</text:p>
          </table:table-cell>
          <table:table-cell table:style-name="ce31" office:value-type="float" office:value="83" calcext:value-type="float">
            <text:p>83</text:p>
          </table:table-cell>
          <table:table-cell table:style-name="ce24" table:formula="of:=([.G3]-[.F3])*([.G3]-[.F3])/[.F3]" office:value-type="float" office:value="0.0119047619047619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31" office:value-type="string" calcext:value-type="string">
            <text:p>alpha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formula="of:=[.D3]+10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53" office:value-type="float" office:value="56" calcext:value-type="float">
            <text:p>56</text:p>
          </table:table-cell>
          <table:table-cell table:style-name="ce31" office:value-type="float" office:value="63" calcext:value-type="float">
            <text:p>63</text:p>
          </table:table-cell>
          <table:table-cell table:style-name="ce24" table:formula="of:=([.G4]-[.F4])*([.G4]-[.F4])/[.F4]" office:value-type="float" office:value="0.875" calcext:value-type="float">
            <text:p>0,88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31" office:value-type="string" calcext:value-type="string">
            <text:p>chisq</text:p>
          </table:table-cell>
          <table:table-cell table:style-name="ce22" table:formula="of:=LEGACY.CHIINV([.C4];[.C3])" office:value-type="float" office:value="31.9999269088152" calcext:value-type="float">
            <text:p>32,000</text:p>
          </table:table-cell>
          <table:table-cell table:style-name="ce31" table:formula="of:=[.D4]+10" office:value-type="float" office:value="31" calcext:value-type="float">
            <text:p>31</text:p>
          </table:table-cell>
          <table:table-cell table:style-name="ce31" table:formula="of:=[.E4]+10" office:value-type="float" office:value="40" calcext:value-type="float">
            <text:p>40</text:p>
          </table:table-cell>
          <table:table-cell table:style-name="ce53" office:value-type="float" office:value="37" calcext:value-type="float">
            <text:p>37</text:p>
          </table:table-cell>
          <table:table-cell table:style-name="ce31" office:value-type="float" office:value="33" calcext:value-type="float">
            <text:p>33</text:p>
          </table:table-cell>
          <table:table-cell table:style-name="ce24" table:formula="of:=([.G5]-[.F5])*([.G5]-[.F5])/[.F5]" office:value-type="float" office:value="0.432432432432432" calcext:value-type="float">
            <text:p>0,4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1"/>
          <table:table-cell table:style-name="ce31" office:value-type="string" calcext:value-type="string">
            <text:p>Result</text:p>
          </table:table-cell>
          <table:table-cell table:style-name="ce29" table:formula="of:=IF([.H22]&lt;[.C5];&quot;ACCEPT&quot;;&quot;REJECT&quot;)" office:value-type="string" office:string-value="ACCEPT" calcext:value-type="string">
            <text:p>ACCEPT</text:p>
          </table:table-cell>
          <table:table-cell table:style-name="ce31" table:formula="of:=[.D5]+10" office:value-type="float" office:value="41" calcext:value-type="float">
            <text:p>41</text:p>
          </table:table-cell>
          <table:table-cell table:style-name="ce31" table:formula="of:=[.E5]+10" office:value-type="float" office:value="50" calcext:value-type="float">
            <text:p>50</text:p>
          </table:table-cell>
          <table:table-cell table:style-name="ce53" office:value-type="float" office:value="24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ce24" table:formula="of:=([.G6]-[.F6])*([.G6]-[.F6])/[.F6]" office:value-type="float" office:value="2.04166666666667" calcext:value-type="float">
            <text:p>2,0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1"/>
          <table:table-cell table:number-columns-repeated="2"/>
          <table:table-cell table:style-name="ce31" table:formula="of:=[.D6]+10" office:value-type="float" office:value="51" calcext:value-type="float">
            <text:p>51</text:p>
          </table:table-cell>
          <table:table-cell table:style-name="ce31" table:formula="of:=[.E6]+10" office:value-type="float" office:value="60" calcext:value-type="float">
            <text:p>60</text:p>
          </table:table-cell>
          <table:table-cell table:style-name="ce53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24" table:formula="of:=([.G7]-[.F7])*([.G7]-[.F7])/[.F7]" office:value-type="float" office:value="1.5625" calcext:value-type="float">
            <text:p>1,56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7]+10" office:value-type="float" office:value="61" calcext:value-type="float">
            <text:p>61</text:p>
          </table:table-cell>
          <table:table-cell table:style-name="ce31" table:formula="of:=[.E7]+10" office:value-type="float" office:value="70" calcext:value-type="float">
            <text:p>70</text:p>
          </table:table-cell>
          <table:table-cell table:style-name="ce53" office:value-type="float" office:value="11" calcext:value-type="float">
            <text:p>11</text:p>
          </table:table-cell>
          <table:table-cell table:style-name="ce31" office:value-type="float" office:value="11" calcext:value-type="float">
            <text:p>11</text:p>
          </table:table-cell>
          <table:table-cell table:style-name="ce24" table:formula="of:=([.G8]-[.F8])*([.G8]-[.F8])/[.F8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8]+10" office:value-type="float" office:value="71" calcext:value-type="float">
            <text:p>71</text:p>
          </table:table-cell>
          <table:table-cell table:style-name="ce31" table:formula="of:=[.E8]+10" office:value-type="float" office:value="80" calcext:value-type="float">
            <text:p>80</text:p>
          </table:table-cell>
          <table:table-cell table:style-name="ce53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24" table:formula="of:=([.G9]-[.F9])*([.G9]-[.F9])/[.F9]" office:value-type="float" office:value="2.28571428571429" calcext:value-type="float">
            <text:p>2,29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9]+10" office:value-type="float" office:value="81" calcext:value-type="float">
            <text:p>81</text:p>
          </table:table-cell>
          <table:table-cell table:style-name="ce31" table:formula="of:=[.E9]+10" office:value-type="float" office:value="90" calcext:value-type="float">
            <text:p>90</text:p>
          </table:table-cell>
          <table:table-cell table:style-name="ce53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([.G10]-[.F10])*([.G10]-[.F10])/[.F10]" office:value-type="float" office:value="3.2" calcext:value-type="float">
            <text:p>3,20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10]+10" office:value-type="float" office:value="91" calcext:value-type="float">
            <text:p>91</text:p>
          </table:table-cell>
          <table:table-cell table:style-name="ce31" table:formula="of:=[.E10]+10" office:value-type="float" office:value="100" calcext:value-type="float">
            <text:p>100</text:p>
          </table:table-cell>
          <table:table-cell table:style-name="ce53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24" table:formula="of:=([.G11]-[.F11])*([.G11]-[.F11])/[.F11]" office:value-type="float" office:value="1.33333333333333" calcext:value-type="float">
            <text:p>1,33</text:p>
          </table:table-cell>
          <table:table-cell/>
          <table:table-cell>
            <draw:frame draw:z-index="0" draw:name="Chart 2" draw:style-name="gr1" draw:text-style-name="P1" svg:width="14.985cm" svg:height="8.148cm" svg:x="2.272cm" svg:y="0.615cm">
              <draw:object draw:notify-on-update-of-ranges="'ChiSq 6'.D2:'ChiSq 6'.E14 'ChiSq 6'.F1:'ChiSq 6'.F1 'ChiSq 6'.F2:'ChiSq 6'.F14 'ChiSq 6'.G1:'ChiSq 6'.G1 'ChiSq 6'.G2:'ChiSq 6'.G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1"/>
          <table:table-cell table:number-columns-repeated="2"/>
          <table:table-cell table:style-name="ce31" table:formula="of:=[.D11]+10" office:value-type="float" office:value="101" calcext:value-type="float">
            <text:p>101</text:p>
          </table:table-cell>
          <table:table-cell table:style-name="ce31" table:formula="of:=[.E11]+10" office:value-type="float" office:value="110" calcext:value-type="float">
            <text:p>110</text:p>
          </table:table-cell>
          <table:table-cell table:style-name="ce53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([.G12]-[.F12])*([.G12]-[.F12])/[.F12]" office:value-type="float" office:value="0.5" calcext:value-type="float">
            <text:p>0,50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12]+10" office:value-type="float" office:value="111" calcext:value-type="float">
            <text:p>111</text:p>
          </table:table-cell>
          <table:table-cell table:style-name="ce31" table:formula="of:=[.E12]+10" office:value-type="float" office:value="120" calcext:value-type="float">
            <text:p>12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([.G13]-[.F13])*([.G13]-[.F13])/[.F13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13]+10" office:value-type="float" office:value="121" calcext:value-type="float">
            <text:p>121</text:p>
          </table:table-cell>
          <table:table-cell table:style-name="ce31" table:formula="of:=[.E13]+10" office:value-type="float" office:value="130" calcext:value-type="float">
            <text:p>13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4" table:formula="of:=([.G14]-[.F14])*([.G14]-[.F14])/[.F14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14]+10" office:value-type="float" office:value="131" calcext:value-type="float">
            <text:p>131</text:p>
          </table:table-cell>
          <table:table-cell table:style-name="ce31" table:formula="of:=[.E14]+10" office:value-type="float" office:value="140" calcext:value-type="float">
            <text:p>14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([.G15]-[.F15])*([.G15]-[.F15])/[.F15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formula="of:=[.D15]+10" office:value-type="float" office:value="141" calcext:value-type="float">
            <text:p>141</text:p>
          </table:table-cell>
          <table:table-cell table:style-name="ce31" table:formula="of:=[.E15]+10" office:value-type="float" office:value="150" calcext:value-type="float">
            <text:p>15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4" table:formula="of:=([.G16]-[.F16])*([.G16]-[.F16])/[.F16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31" table:formula="of:=[.D16]+10" office:value-type="float" office:value="151" calcext:value-type="float">
            <text:p>151</text:p>
          </table:table-cell>
          <table:table-cell table:style-name="ce31" table:formula="of:=[.E16]+10" office:value-type="float" office:value="160" calcext:value-type="float">
            <text:p>16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([.G17]-[.F17])*([.G17]-[.F17])/[.F17]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31" table:formula="of:=[.D17]+10" office:value-type="float" office:value="161" calcext:value-type="float">
            <text:p>161</text:p>
          </table:table-cell>
          <table:table-cell table:style-name="ce31" table:formula="of:=[.E17]+10" office:value-type="float" office:value="170" calcext:value-type="float">
            <text:p>17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4" table:formula="of:=([.G18]-[.F18])*([.G18]-[.F18])/[.F18]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31" table:formula="of:=[.D18]+10" office:value-type="float" office:value="171" calcext:value-type="float">
            <text:p>171</text:p>
          </table:table-cell>
          <table:table-cell table:style-name="ce31" table:formula="of:=[.E18]+10" office:value-type="float" office:value="180" calcext:value-type="float">
            <text:p>180</text:p>
          </table:table-cell>
          <table:table-cell table:style-name="ce5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4" table:formula="of:=([.G19]-[.F19])*([.G19]-[.F19])/[.F19]" office:value-type="float" office:value="0" calcext:value-type="float">
            <text:p>0,00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7"/>
          <table:table-cell table:style-name="ce24"/>
          <table:table-cell table:number-columns-repeated="1016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sum</text:p>
          </table:table-cell>
          <table:table-cell table:style-name="Default" table:formula="of:=SUM([.H2:.H19])" office:value-type="float" office:value="23.8173546296578" calcext:value-type="float">
            <text:p>23,8173546296578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7"/>
          <table:table-cell table:style-name="ce24"/>
          <table:table-cell table:number-columns-repeated="1016"/>
        </table:table-row>
        <table:table-row table:style-name="ro1">
          <table:table-cell table:style-name="ce21"/>
          <table:table-cell table:style-name="ce31" table:number-columns-repeated="4"/>
          <table:table-cell table:style-name="ce23"/>
          <table:table-cell table:style-name="ce31"/>
          <table:table-cell table:style-name="ce24"/>
          <table:table-cell table:number-columns-repeated="1016"/>
        </table:table-row>
        <table:table-row table:style-name="ro1">
          <table:table-cell table:style-name="ce21"/>
          <table:table-cell table:number-columns-repeated="6"/>
          <table:table-cell table:style-name="ce24"/>
          <table:table-cell table:number-columns-repeated="1016"/>
        </table:table-row>
        <table:table-row table:style-name="ro1">
          <table:table-cell table:style-name="ce21" office:value-type="string" calcext:value-type="string">
            <text:p>With resized buckets:</text:p>
          </table:table-cell>
          <table:table-cell table:number-columns-repeated="6"/>
          <table:table-cell table:style-name="ce24"/>
          <table:table-cell table:number-columns-repeated="1016"/>
        </table:table-row>
        <table:table-row table:style-name="ro1">
          <table:table-cell table:style-name="ce21"/>
          <table:table-cell table:number-columns-repeated="2"/>
          <table:table-cell table:style-name="ce31" table:number-columns-repeated="2"/>
          <table:table-cell table:style-name="ce23"/>
          <table:table-cell table:style-name="ce31"/>
          <table:table-cell table:style-name="ce24"/>
          <table:table-cell table:number-columns-repeated="1016"/>
        </table:table-row>
        <table:table-row table:style-name="ro3">
          <table:table-cell table:style-name="ce21"/>
          <table:table-cell table:number-columns-repeated="2"/>
          <table:table-cell table:style-name="ce29" office:value-type="string" calcext:value-type="string">
            <text:p>xmin</text:p>
          </table:table-cell>
          <table:table-cell table:style-name="ce29" office:value-type="string" calcext:value-type="string">
            <text:p>xmax</text:p>
          </table:table-cell>
          <table:table-cell table:style-name="ce29" office:value-type="string" calcext:value-type="string">
            <text:p>Expected</text:p>
          </table:table-cell>
          <table:table-cell table:style-name="ce29" office:value-type="string" calcext:value-type="string">
            <text:p>Observed</text:p>
          </table:table-cell>
          <table:table-cell table:style-name="ce29" office:value-type="string" calcext:value-type="string">
            <text:p>(Ei-Oi)^2/Ei</text:p>
          </table:table-cell>
          <table:table-cell/>
          <table:table-cell table:style-name="ce26"/>
          <table:table-cell table:number-columns-repeated="1014"/>
        </table:table-row>
        <table:table-row table:style-name="ro3">
          <table:table-cell table:style-name="ce21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53" office:value-type="float" office:value="127" calcext:value-type="float">
            <text:p>127</text:p>
          </table:table-cell>
          <table:table-cell table:style-name="ce31" office:value-type="float" office:value="160" calcext:value-type="float">
            <text:p>160</text:p>
          </table:table-cell>
          <table:table-cell table:style-name="ce24" table:formula="of:=([.G30]-[.F30])*([.G30]-[.F30])/[.F30]" office:value-type="float" office:value="8.5748031496063" calcext:value-type="float">
            <text:p>8,57</text:p>
          </table:table-cell>
          <table:table-cell/>
          <table:table-cell table:style-name="ce26"/>
          <table:table-cell table:style-name="ce31"/>
          <table: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1"/>
          <table:table-cell table:style-name="ce31" office:value-type="string" calcext:value-type="string">
            <text:p>f</text:p>
          </table:table-cell>
          <table:table-cell table:style-name="ce31" table:formula="of:=5-1-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53" office:value-type="float" office:value="84" calcext:value-type="float">
            <text:p>84</text:p>
          </table:table-cell>
          <table:table-cell table:style-name="ce31" office:value-type="float" office:value="83" calcext:value-type="float">
            <text:p>83</text:p>
          </table:table-cell>
          <table:table-cell table:style-name="ce24" table:formula="of:=([.G31]-[.F31])*([.G31]-[.F31])/[.F31]" office:value-type="float" office:value="0.0119047619047619" calcext:value-type="float">
            <text:p>0,01</text:p>
          </table:table-cell>
          <table:table-cell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1"/>
          <table:table-cell table:style-name="ce31" office:value-type="string" calcext:value-type="string">
            <text:p>alpha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formula="of:=[.D31]+10" office:value-type="float" office:value="21" calcext:value-type="float">
            <text:p>21</text:p>
          </table:table-cell>
          <table:table-cell table:style-name="ce31" office:value-type="float" office:value="30" calcext:value-type="float">
            <text:p>30</text:p>
          </table:table-cell>
          <table:table-cell table:style-name="ce53" office:value-type="float" office:value="56" calcext:value-type="float">
            <text:p>56</text:p>
          </table:table-cell>
          <table:table-cell table:style-name="ce31" office:value-type="float" office:value="63" calcext:value-type="float">
            <text:p>63</text:p>
          </table:table-cell>
          <table:table-cell table:style-name="ce24" table:formula="of:=([.G32]-[.F32])*([.G32]-[.F32])/[.F32]" office:value-type="float" office:value="0.875" calcext:value-type="float">
            <text:p>0,88</text:p>
          </table:table-cell>
          <table:table-cell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1"/>
          <table:table-cell table:style-name="ce31" office:value-type="string" calcext:value-type="string">
            <text:p>chisq</text:p>
          </table:table-cell>
          <table:table-cell table:style-name="ce22" table:formula="of:=LEGACY.CHIINV([.C32];[.C31])" office:value-type="float" office:value="11.3448667301444" calcext:value-type="float">
            <text:p>11,34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50" calcext:value-type="float">
            <text:p>50</text:p>
          </table:table-cell>
          <table:table-cell table:style-name="ce53" office:value-type="float" office:value="61" calcext:value-type="float">
            <text:p>61</text:p>
          </table:table-cell>
          <table:table-cell table:style-name="ce31" table:formula="of:=33+31" office:value-type="float" office:value="64" calcext:value-type="float">
            <text:p>64</text:p>
          </table:table-cell>
          <table:table-cell table:style-name="ce24" table:formula="of:=([.G33]-[.F33])*([.G33]-[.F33])/[.F33]" office:value-type="float" office:value="0.147540983606557" calcext:value-type="float">
            <text:p>0,15</text:p>
          </table:table-cell>
          <table:table-cell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1"/>
          <table:table-cell table:style-name="ce31" office:value-type="string" calcext:value-type="string">
            <text:p>Result</text:p>
          </table:table-cell>
          <table:table-cell table:style-name="ce29" table:formula="of:=IF([.H36]&lt;[.C33];&quot;ACCEPT&quot;;&quot;REJECT&quot;)" office:value-type="string" office:string-value="ACCEPT" calcext:value-type="string">
            <text:p>ACCEPT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80" calcext:value-type="float">
            <text:p>180</text:p>
          </table:table-cell>
          <table:table-cell table:style-name="ce53" office:value-type="float" office:value="47" calcext:value-type="float">
            <text:p>47</text:p>
          </table:table-cell>
          <table:table-cell table:style-name="ce31" table:formula="of:=21+11+11+1+5+1+1+2+1+1+1" office:value-type="float" office:value="56" calcext:value-type="float">
            <text:p>56</text:p>
          </table:table-cell>
          <table:table-cell table:style-name="ce24" table:formula="of:=([.G34]-[.F34])*([.G34]-[.F34])/[.F34]" office:value-type="float" office:value="1.72340425531915" calcext:value-type="float">
            <text:p>1,72</text:p>
          </table:table-cell>
          <table:table-cell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1"/>
          <table:table-cell table:number-columns-repeated="6"/>
          <table:table-cell table:style-name="Default"/>
          <table:table-cell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1"/>
          <table:table-cell table:number-columns-repeated="5"/>
          <table:table-cell office:value-type="string" calcext:value-type="string">
            <text:p>sum</text:p>
          </table:table-cell>
          <table:table-cell table:formula="of:=SUM([.H30:.H34])" office:value-type="float" office:value="11.3326531504368" calcext:value-type="float">
            <text:p>11,3326531504368</text:p>
          </table:table-cell>
          <table:table-cell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 table:number-rows-repeated="11">
          <table:table-cell table:style-name="ce21"/>
          <table:table-cell table:number-columns-repeated="8"/>
          <table:table-cell table:style-name="ce31" table:number-columns-repeated="2"/>
          <table:table-cell table:style-name="ce53"/>
          <table:table-cell table:style-name="ce31"/>
          <table:table-cell table:number-columns-repeated="1011"/>
        </table:table-row>
        <table:table-row table:style-name="ro1" table:number-rows-repeated="1121">
          <table:table-cell table:style-name="ce21"/>
          <table:table-cell table:number-columns-repeated="1023"/>
        </table:table-row>
        <table:table-row table:style-name="ro1" table:number-rows-repeated="1047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Hist 0'.$A$1" table:cell-range-address="$'ChiSq 6'.$A$1:.$H$22" table:range-usable-as="print-range"/>
        </table:named-expressions>
      </table:table>
      <table:table table:name="Tabelle11" table:style-name="ta8">
        <table:table-column table:style-name="co1" table:default-cell-style-name="Default"/>
        <table:table-row table:style-name="ro2" table:number-rows-repeated="1048145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'Hist 1'.A1:'Hist 1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50">
      <number:minutes number:style="long"/>
      <number:text>:</number:text>
      <number:seconds number:style="long" number:decimal-places="1"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5P0" style:volatile="true">
      <number:number number:decimal-places="2" number:min-decimal-places="2" number:min-integer-digits="1" number:grouping="true"/>
      <number:text> DM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">
      <number:number number:decimal-places="5" number:min-decimal-places="5" number:min-integer-digits="1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 </number:text>
      <number:fill-character> </number:fill-character>
      <number:text>-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number number:decimal-places="2" number:min-decimal-places="2" number:min-integer-digits="1" number:grouping="true"/>
      <number:text> DM</number:text>
    </number:number-style>
    <number:number-style style:name="N12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22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19">
      <number:number number:decimal-places="3" number:min-decimal-places="3"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DM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7P0"/>
    </number:number-style>
    <number:number-style style:name="N118">
      <number:number number:decimal-places="7" number:min-decimal-places="7" number:min-integer-digits="1"/>
    </number:number-style>
    <number:time-style style:name="N146">
      <number:minutes number:style="long"/>
      <number:text>:</number:text>
      <number:seconds number:style="long"/>
    </number:time-style>
    <number:number-style style:name="N117">
      <number:number number:decimal-places="8" number:min-decimal-places="8" number:min-integer-digits="1"/>
    </number:number-style>
    <number:number-style style:name="N145P0" style:volatile="true">
      <number:number number:decimal-places="0" number:min-decimal-places="0" number:min-integer-digits="1" number:grouping="true"/>
      <number:text> DM</number:text>
    </number:number-style>
    <number:number-style style:name="N14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39P2" style:volatile="true">
      <number:text> </number:text>
      <number:fill-character> </number:fill-character>
      <number:text>- DM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Hist_20_0" style:display-name="PageStyle_Hist 0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1" style:display-name="PageStyle_H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2" style:display-name="PageStyle_H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_20_3" style:display-name="PageStyle_H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Q_20_3" style:display-name="PageStyle_QQ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3" style:display-name="PageStyle_ChiSq 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Sq_20_6" style:display-name="PageStyle_ChiSq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Horton</meta:initial-creator>
    <meta:creation-date>2000-12-14T01:52:24</meta:creation-date>
    <dc:date>2023-06-02T14:59:06.619486667</dc:date>
    <meta:print-date>2001-05-27T17:54:21</meta:print-date>
    <meta:editing-duration>PT2H1M50S</meta:editing-duration>
    <meta:editing-cycles>27</meta:editing-cycles>
    <meta:generator>LibreOffice/7.3.7.2$Linux_X86_64 LibreOffice_project/30$Build-2</meta:generator>
    <meta:document-statistic meta:table-count="8" meta:cell-count="42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2pt" style:font-size-asian="12pt" style:font-family-complex="Arial" style:font-size-complex="12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2pt" style:font-family-complex="Arial" style:font-size-complex="12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2.834cm" svg:height="13.217cm" xlink:href=".." xlink:type="simple" chart:class="chart:bar" chart:column-mapping="1" chart:style-name="ch1">
        <chart:title svg:x="7.087cm" svg:y="0.4cm" chart:style-name="ch2">
          <text:p>Histogram for Braunschweiger Straße East</text:p>
        </chart:title>
        <chart:plot-area chart:style-name="ch3" table:cell-range-address="'Hist 3'.D2:'Hist 3'.E19 'Hist 3'.G2:'Hist 3'.G19" chart:data-source-has-labels="column" svg:x="0.595cm" svg:y="1.516cm" svg:width="21.549cm" svg:height="10.777cm">
          <chart:coordinate-region svg:x="1.56cm" svg:y="1.742cm" svg:width="20.584cm" svg:height="9.4cm"/>
          <chart:axis chart:dimension="x" chart:name="primary-x" chart:style-name="ch4" chartooo:axis-type="auto">
            <chartooo:date-scale/>
            <chart:title svg:x="9.976cm" svg:y="12.557cm" chart:style-name="ch5">
              <text:p>Range in Seconds</text:p>
            </chart:title>
            <chart:categories table:cell-range-address="'Hist 3'.D2:'Hist 3'.E19"/>
          </chart:axis>
          <chart:axis chart:dimension="y" chart:name="primary-y" chart:style-name="ch6">
            <chart:title svg:x="0cm" svg:y="8.588cm" chart:style-name="ch7">
              <text:p>Numbers Encountered</text:p>
            </chart:title>
          </chart:axis>
          <chart:series chart:style-name="ch8" chart:values-cell-range-address="'Hist 3'.G2:'Hist 3'.G19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float" office:value="1">
                <text:p>1 10</text:p>
                <text:list>
                  <text:list-item>
                    <text:p>1</text:p>
                  </text:list-item>
                  <text:list-item>
                    <text:p>10</text:p>
                  </text:list-item>
                </text:list>
                <draw:g>
                  <svg:desc>'Hist 3'.D2:'Hist 3'.E19</svg:desc>
                </draw:g>
              </table:table-cell>
              <table:table-cell office:value-type="float" office:value="160">
                <text:p>160</text:p>
                <draw:g>
                  <svg:desc>'Hist 3'.G2:'Hist 3'.G19</svg:desc>
                </draw:g>
              </table:table-cell>
            </table:table-row>
            <table:table-row>
              <table:table-cell office:value-type="float" office:value="11">
                <text:p>11 20</text:p>
                <text:list>
                  <text:list-item>
                    <text:p>11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">
                <text:p>21 30</text:p>
                <text:list>
                  <text:list-item>
                    <text:p>21</text:p>
                  </text:list-item>
                  <text:list-item>
                    <text:p>30</text:p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">
                <text:p>31 40</text:p>
                <text:list>
                  <text:list-item>
                    <text:p>31</text:p>
                  </text:list-item>
                  <text:list-item>
                    <text:p>40</text:p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">
                <text:p>41 50</text:p>
                <text:list>
                  <text:list-item>
                    <text:p>41</text:p>
                  </text:list-item>
                  <text:list-item>
                    <text:p>50</text:p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1">
                <text:p>51 60</text:p>
                <text:list>
                  <text:list-item>
                    <text:p>51</text:p>
                  </text:list-item>
                  <text:list-item>
                    <text:p>60</text:p>
                  </text:list-item>
                </text:list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">
                <text:p>61 70</text:p>
                <text:list>
                  <text:list-item>
                    <text:p>61</text:p>
                  </text:list-item>
                  <text:list-item>
                    <text:p>70</text:p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">
                <text:p>71 80</text:p>
                <text:list>
                  <text:list-item>
                    <text:p>71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1">
                <text:p>81 90</text:p>
                <text:list>
                  <text:list-item>
                    <text:p>81</text:p>
                  </text:list-item>
                  <text:list-item>
                    <text:p>9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1 100</text:p>
                <text:list>
                  <text:list-item>
                    <text:p>91</text:p>
                  </text:list-item>
                  <text:list-item>
                    <text:p>100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">
                <text:p>101 110</text:p>
                <text:list>
                  <text:list-item>
                    <text:p>101</text:p>
                  </text:list-item>
                  <text:list-item>
                    <text:p>11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 120</text:p>
                <text:list>
                  <text:list-item>
                    <text:p>111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">
                <text:p>121 130</text:p>
                <text:list>
                  <text:list-item>
                    <text:p>121</text:p>
                  </text:list-item>
                  <text:list-item>
                    <text:p>130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1 140</text:p>
                <text:list>
                  <text:list-item>
                    <text:p>131</text:p>
                  </text:list-item>
                  <text:list-item>
                    <text:p>14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1 150</text:p>
                <text:list>
                  <text:list-item>
                    <text:p>141</text:p>
                  </text:list-item>
                  <text:list-item>
                    <text:p>15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 160</text:p>
                <text:list>
                  <text:list-item>
                    <text:p>151</text:p>
                  </text:list-item>
                  <text:list-item>
                    <text:p>16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">
                <text:p>161 170</text:p>
                <text:list>
                  <text:list-item>
                    <text:p>161</text:p>
                  </text:list-item>
                  <text:list-item>
                    <text:p>170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 180</text:p>
                <text:list>
                  <text:list-item>
                    <text:p>171</text:p>
                  </text:list-item>
                  <text:list-item>
                    <text:p>180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09cm" svg:height="10.42cm" xlink:href=".." xlink:type="simple" chart:class="chart:scatter" chart:column-mapping="1 0" chart:style-name="ch1">
        <chart:title svg:x="5.167cm" svg:y="0.344cm" chart:style-name="ch2">
          <text:p>QQ-Plot Braunschweiger Straße East</text:p>
        </chart:title>
        <chart:plot-area chart:style-name="ch3" table:cell-range-address="'QQ 3'.F2:'QQ 3'.G428" svg:x="1.369cm" svg:y="1.331cm" svg:width="16.182cm" svg:height="7.9cm">
          <chart:coordinate-region svg:x="2.176cm" svg:y="1.53cm" svg:width="15.095cm" svg:height="7.054cm"/>
          <chart:axis chart:dimension="x" chart:name="primary-x" chart:style-name="ch4">
            <chart:title svg:x="8.133cm" svg:y="9.439cm" chart:style-name="ch5">
              <text:p>Measured Values</text:p>
            </chart:title>
          </chart:axis>
          <chart:axis chart:dimension="y" chart:name="primary-y" chart:style-name="ch6">
            <chart:title svg:x="0.451cm" svg:y="6.555cm" chart:style-name="ch7">
              <text:p>Expected Values</text:p>
            </chart:title>
            <chart:grid chart:style-name="ch8" chart:class="major"/>
          </chart:axis>
          <chart:series chart:style-name="ch9" chart:values-cell-range-address="'QQ 3'.F2:'QQ 3'.F428" chart:class="chart:scatter">
            <chart:domain table:cell-range-address="'QQ 3'.G2:'QQ 3'.G428"/>
            <chart:data-point chart:repeated="4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Q 3'.G2:'QQ 3'.G428</svg:desc>
                </draw:g>
              </table:table-cell>
              <table:table-cell office:value-type="float" office:value="0.0284295720891921">
                <text:p>0.0284295720891921</text:p>
                <draw:g>
                  <svg:desc>'QQ 3'.F2:'QQ 3'.F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53888400342927">
                <text:p>0.0853888400342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42482129909843">
                <text:p>0.142482129909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99710073895637">
                <text:p>0.199710073895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57073308655022">
                <text:p>0.257073308655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14572475377396">
                <text:p>0.314572475377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72208219821212">
                <text:p>0.372208219821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2998119235749">
                <text:p>0.42998119235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487892048013861">
                <text:p>0.487892048013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45941446519108">
                <text:p>0.545941446519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604130052348277">
                <text:p>0.60413005234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662458534768323">
                <text:p>0.662458534768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720927567884266">
                <text:p>0.720927567884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779537830685965">
                <text:p>0.779537830685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838290007095417">
                <text:p>0.838290007095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89718478601464">
                <text:p>0.89718478601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56222861374155">
                <text:p>0.956222861374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.01540493218201">
                <text:p>1.01540493218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.07473170257349">
                <text:p>1.07473170257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13420388186135">
                <text:p>1.13420388186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19382218458667">
                <text:p>1.19382218458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.25358733057044">
                <text:p>1.25358733057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.31350004496567">
                <text:p>1.31350004496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.37356105831015">
                <text:p>1.37356105831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43377110657995">
                <text:p>1.43377110657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.4941309312435">
                <text:p>1.4941309312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.5546412793164">
                <text:p>1.5546412793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.61530290341687">
                <text:p>1.61530290341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.67611656182191">
                <text:p>1.67611656182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.73708301852422">
                <text:p>1.73708301852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.79820304328972">
                <text:p>1.79820304328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.85947741171595">
                <text:p>1.8594774117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92090690529103">
                <text:p>1.92090690529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.98249231145353">
                <text:p>1.98249231145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.04423442365302">
                <text:p>2.0442344236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.10613404141138">
                <text:p>2.10613404141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.16819197038498">
                <text:p>2.16819197038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.23040902242752">
                <text:p>2.23040902242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2.29278601565381">
                <text:p>2.29278601565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.35532377450432">
                <text:p>2.35532377450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.41802312981052">
                <text:p>2.41802312981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2.48088491886116">
                <text:p>2.48088491886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2.54390998546931">
                <text:p>2.54390998546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.60709918004036">
                <text:p>2.60709918004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2.67045335964083">
                <text:p>2.670453359640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.73397338806817">
                <text:p>2.73397338806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2.79766013592143">
                <text:p>2.79766013592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2.86151448067272">
                <text:p>2.86151448067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.92553730673996">
                <text:p>2.92553730673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.98972950556024">
                <text:p>2.98972950556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3.05409197566435">
                <text:p>3.0540919756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3.11862562275216">
                <text:p>3.11862562275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3.18333135976922">
                <text:p>3.18333135976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3.24821010698419">
                <text:p>3.24821010698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3.31326279206735">
                <text:p>3.31326279206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3.37849035017019">
                <text:p>3.37849035017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3.44389372400612">
                <text:p>3.44389372400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3.5094738639322">
                <text:p>3.5094738639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3.57523172803199">
                <text:p>3.57523172803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.64116828219947">
                <text:p>3.64116828219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3.7072845002243">
                <text:p>3.7072845002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3.77358136387801">
                <text:p>3.77358136387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3.84005986300157">
                <text:p>3.84005986300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3.90672099559386">
                <text:p>3.906720995593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3.97356576790183">
                <text:p>3.97356576790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4.04059519451152">
                <text:p>4.04059519451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4.10781029844032">
                <text:p>4.10781029844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4.17521211123093">
                <text:p>4.17521211123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4.24280167304614">
                <text:p>4.24280167304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4.31058003276526">
                <text:p>4.31058003276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.37854824808163">
                <text:p>4.37854824808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4.44670738560185">
                <text:p>4.44670738560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4.51505852094612">
                <text:p>4.51505852094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4.58360273885009">
                <text:p>4.58360273885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.65234113326805">
                <text:p>4.65234113326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4.72127480747792">
                <text:p>4.72127480747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4.79040487418731">
                <text:p>4.790404874187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4.85973245564138">
                <text:p>4.85973245564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4.92925868373205">
                <text:p>4.92925868373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4.99898470010904">
                <text:p>4.99898470010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5.06891165629222">
                <text:p>5.06891165629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5.13904071378583">
                <text:p>5.13904071378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.20937304419405">
                <text:p>5.209373044194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5.27990982933866">
                <text:p>5.27990982933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5.3506522613781">
                <text:p>5.35065226137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5.42160154292839">
                <text:p>5.421601542928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5.49275888718566">
                <text:p>5.492758887185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5.56412551805086">
                <text:p>5.56412551805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5.63570267025593">
                <text:p>5.63570267025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5.70749158949202">
                <text:p>5.70749158949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5.77949353253946">
                <text:p>5.77949353253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5.85170976739994">
                <text:p>5.85170976739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5.92414157343045">
                <text:p>5.92414157343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.99679024147915">
                <text:p>5.99679024147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6.06965707402357">
                <text:p>6.06965707402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6.14274338531065">
                <text:p>6.14274338531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6.21605050149896">
                <text:p>6.21605050149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6.28957976080304">
                <text:p>6.28957976080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6.3633325136401">
                <text:p>6.36333251364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6.43731012277874">
                <text:p>6.43731012277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6.51151396349011">
                <text:p>6.51151396349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6.58594542370114">
                <text:p>6.58594542370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6.66060590415057">
                <text:p>6.66060590415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6.73549681854692">
                <text:p>6.73549681854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6.81061959372922">
                <text:p>6.81061959372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6.88597566982997">
                <text:p>6.885975669829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6.961566500441">
                <text:p>6.9615665004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7.03739355278156">
                <text:p>7.037393552781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7.1134583078693">
                <text:p>7.1134583078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7.18976226069367">
                <text:p>7.18976226069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7.26630692039241">
                <text:p>7.26630692039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7.34309381043058">
                <text:p>7.34309381043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7.42012446878246">
                <text:p>7.42012446878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7.49740044811635">
                <text:p>7.49740044811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7.57492331598247">
                <text:p>7.574923315982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7.65269465500369">
                <text:p>7.652694655003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7.73071606306932">
                <text:p>7.730716063069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7.80898915353225">
                <text:p>7.80898915353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7.88751555540901">
                <text:p>7.887515555409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7.96629691358325">
                <text:p>7.96629691358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8.04533488901239">
                <text:p>8.045334889012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8.12463115893788">
                <text:p>8.124631158937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8.20418741709865">
                <text:p>8.204187417098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8.28400537394828">
                <text:p>8.284005373948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8.36408675687547">
                <text:p>8.364086756875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8.44443331042858">
                <text:p>8.444433310428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8.52504679654351">
                <text:p>8.525046796543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8.60592899477566">
                <text:p>8.60592899477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8.68708170253542">
                <text:p>8.68708170253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8.7685067353281">
                <text:p>8.768506735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8.8502059269975">
                <text:p>8.8502059269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8.93218112997376">
                <text:p>8.93218112997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">
                <text:p>7</text:p>
              </table:table-cell>
              <table:table-cell office:value-type="float" office:value="9.01443421552525">
                <text:p>9.01443421552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9.09696707401513">
                <text:p>9.09696707401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">
                <text:p>7</text:p>
              </table:table-cell>
              <table:table-cell office:value-type="float" office:value="9.17978161516183">
                <text:p>9.17978161516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9.26287976830427">
                <text:p>9.262879768304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9.34626348267148">
                <text:p>9.346263482671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9.42993472765706">
                <text:p>9.429934727657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9.51389549309827">
                <text:p>9.513895493098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9.59814778955979">
                <text:p>9.598147789559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9.68269364862285">
                <text:p>9.68269364862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9.76753512317903">
                <text:p>9.76753512317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9.85267428772939">
                <text:p>9.852674287729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9.93811323868885">
                <text:p>9.9381132386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10.0238540946958">
                <text:p>10.0238540946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10.1098989969275">
                <text:p>10.1098989969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10.1962501094209">
                <text:p>10.19625010942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0.282909619399">
                <text:p>10.282909619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10.3698797376037">
                <text:p>10.3698797376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10.4571626986336">
                <text:p>10.45716269863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10.5447607612892">
                <text:p>10.54476076128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10.6326762089228">
                <text:p>10.63267620892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10.7209113497965">
                <text:p>10.72091134979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10.8094685174455">
                <text:p>10.80946851744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10.898350071048">
                <text:p>10.898350071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10.987558395803">
                <text:p>10.9875583958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11.0770959033138">
                <text:p>11.07709590331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11.1669650319795">
                <text:p>11.16696503197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11.2571682473935">
                <text:p>11.2571682473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11.3477080427491">
                <text:p>11.3477080427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  <table:table-cell office:value-type="float" office:value="11.4385869392531">
                <text:p>11.43858693925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  <table:table-cell office:value-type="float" office:value="11.5298074865472">
                <text:p>11.5298074865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1.6213722631371">
                <text:p>11.62137226313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11.7132838768298">
                <text:p>11.7132838768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  <table:table-cell office:value-type="float" office:value="11.8055449651793">
                <text:p>11.80554496517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  <table:table-cell office:value-type="float" office:value="11.8981581959407">
                <text:p>11.89815819594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11.9911262675334">
                <text:p>11.9911262675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12.0844519095119">
                <text:p>12.0844519095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">
                <text:p>11</text:p>
              </table:table-cell>
              <table:table-cell office:value-type="float" office:value="12.1781378830481">
                <text:p>12.1781378830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  <table:table-cell office:value-type="float" office:value="12.2721869814202">
                <text:p>12.2721869814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12.366602030513">
                <text:p>12.3666020305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  <table:table-cell office:value-type="float" office:value="12.4613858893274">
                <text:p>12.46138588932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2.5565414504998">
                <text:p>12.5565414504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">
                <text:p>12</text:p>
              </table:table-cell>
              <table:table-cell office:value-type="float" office:value="12.6520716408317">
                <text:p>12.65207164083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12.7479794218299">
                <text:p>12.74797942182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">
                <text:p>12</text:p>
              </table:table-cell>
              <table:table-cell office:value-type="float" office:value="12.8442677902575">
                <text:p>12.84426779025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12.9409397786957">
                <text:p>12.9409397786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">
                <text:p>12</text:p>
              </table:table-cell>
              <table:table-cell office:value-type="float" office:value="13.0379984561168">
                <text:p>13.0379984561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13.1354469284689">
                <text:p>13.13544692846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13.2332883392721">
                <text:p>13.23328833927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">
                <text:p>12</text:p>
              </table:table-cell>
              <table:table-cell office:value-type="float" office:value="13.3315258702273">
                <text:p>13.33152587022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">
                <text:p>13</text:p>
              </table:table-cell>
              <table:table-cell office:value-type="float" office:value="13.4301627418369">
                <text:p>13.43016274183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">
                <text:p>13</text:p>
              </table:table-cell>
              <table:table-cell office:value-type="float" office:value="13.529202214038">
                <text:p>13.5292022140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  <table:table-cell office:value-type="float" office:value="13.6286475868493">
                <text:p>13.62864758684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  <table:table-cell office:value-type="float" office:value="13.7285022010307">
                <text:p>13.72850220103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">
                <text:p>13</text:p>
              </table:table-cell>
              <table:table-cell office:value-type="float" office:value="13.8287694387566">
                <text:p>13.8287694387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  <table:table-cell office:value-type="float" office:value="13.9294527243035">
                <text:p>13.9294527243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">
                <text:p>13</text:p>
              </table:table-cell>
              <table:table-cell office:value-type="float" office:value="14.0305555247515">
                <text:p>14.03055552475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">
                <text:p>13</text:p>
              </table:table-cell>
              <table:table-cell office:value-type="float" office:value="14.1320813507009">
                <text:p>14.13208135070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14.2340337570034">
                <text:p>14.23403375700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">
                <text:p>14</text:p>
              </table:table-cell>
              <table:table-cell office:value-type="float" office:value="14.3364163435093">
                <text:p>14.33641634350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">
                <text:p>14</text:p>
              </table:table-cell>
              <table:table-cell office:value-type="float" office:value="14.4392327558297">
                <text:p>14.4392327558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">
                <text:p>14</text:p>
              </table:table-cell>
              <table:table-cell office:value-type="float" office:value="14.5424866861159">
                <text:p>14.5424866861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">
                <text:p>14</text:p>
              </table:table-cell>
              <table:table-cell office:value-type="float" office:value="14.6461818738546">
                <text:p>14.6461818738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14.750322106681">
                <text:p>14.7503221066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">
                <text:p>14</text:p>
              </table:table-cell>
              <table:table-cell office:value-type="float" office:value="14.8549112212082">
                <text:p>14.85491122120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">
                <text:p>14</text:p>
              </table:table-cell>
              <table:table-cell office:value-type="float" office:value="14.9599531038761">
                <text:p>14.95995310387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">
                <text:p>14</text:p>
              </table:table-cell>
              <table:table-cell office:value-type="float" office:value="15.0654516918175">
                <text:p>15.0654516918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">
                <text:p>14</text:p>
              </table:table-cell>
              <table:table-cell office:value-type="float" office:value="15.1714109737436">
                <text:p>15.1714109737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5.2778349908491">
                <text:p>15.27783499084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">
                <text:p>14</text:p>
              </table:table-cell>
              <table:table-cell office:value-type="float" office:value="15.3847278377369">
                <text:p>15.38472783773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  <table:table-cell office:value-type="float" office:value="15.4920936633633">
                <text:p>15.49209366336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15.5999366720044">
                <text:p>15.5999366720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15.708261124244">
                <text:p>15.7082611242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15.8170713379835">
                <text:p>15.8170713379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15.9263716894748">
                <text:p>15.9263716894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16.0361666143761">
                <text:p>16.0361666143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  <table:table-cell office:value-type="float" office:value="16.1464606088326">
                <text:p>16.14646060883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6.2572582305807">
                <text:p>16.25725823058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6.3685641000785">
                <text:p>16.36856410007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16.4803829016618">
                <text:p>16.4803829016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16.5927193847271">
                <text:p>16.5927193847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16.7055783649419">
                <text:p>16.70557836494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  <table:table-cell office:value-type="float" office:value="16.8189647254838">
                <text:p>16.81896472548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16.9328834183079">
                <text:p>16.93288341830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">
                <text:p>16</text:p>
              </table:table-cell>
              <table:table-cell office:value-type="float" office:value="17.0473394654447">
                <text:p>17.04733946544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">
                <text:p>16</text:p>
              </table:table-cell>
              <table:table-cell office:value-type="float" office:value="17.1623379603284">
                <text:p>17.16233796032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">
                <text:p>16</text:p>
              </table:table-cell>
              <table:table-cell office:value-type="float" office:value="17.2778840691572">
                <text:p>17.27788406915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">
                <text:p>16</text:p>
              </table:table-cell>
              <table:table-cell office:value-type="float" office:value="17.3939830322857">
                <text:p>17.39398303228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">
                <text:p>16</text:p>
              </table:table-cell>
              <table:table-cell office:value-type="float" office:value="17.5106401656513">
                <text:p>17.51064016565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">
                <text:p>16</text:p>
              </table:table-cell>
              <table:table-cell office:value-type="float" office:value="17.6278608622345">
                <text:p>17.62786086223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  <table:table-cell office:value-type="float" office:value="17.7456505935548">
                <text:p>17.74565059355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17.8640149112035">
                <text:p>17.86401491120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">
                <text:p>17</text:p>
              </table:table-cell>
              <table:table-cell office:value-type="float" office:value="17.9829594484137">
                <text:p>17.98295944841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">
                <text:p>17</text:p>
              </table:table-cell>
              <table:table-cell office:value-type="float" office:value="18.1024899216687">
                <text:p>18.10248992166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  <table:table-cell office:value-type="float" office:value="18.2226121323508">
                <text:p>18.22261213235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">
                <text:p>17</text:p>
              </table:table-cell>
              <table:table-cell office:value-type="float" office:value="18.3433319684309">
                <text:p>18.3433319684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18.4646554062002">
                <text:p>18.4646554062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18.5865885120454">
                <text:p>18.58658851204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18.709137444269">
                <text:p>18.7091374442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">
                <text:p>18</text:p>
              </table:table-cell>
              <table:table-cell office:value-type="float" office:value="18.8323084549554">
                <text:p>18.83230845495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">
                <text:p>18</text:p>
              </table:table-cell>
              <table:table-cell office:value-type="float" office:value="18.9561078918853">
                <text:p>18.95610789188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">
                <text:p>18</text:p>
              </table:table-cell>
              <table:table-cell office:value-type="float" office:value="19.080542200498">
                <text:p>19.0805422004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19.2056179259059">
                <text:p>19.2056179259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">
                <text:p>19</text:p>
              </table:table-cell>
              <table:table-cell office:value-type="float" office:value="19.3313417149594">
                <text:p>19.3313417149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">
                <text:p>19</text:p>
              </table:table-cell>
              <table:table-cell office:value-type="float" office:value="19.457720318367">
                <text:p>19.4577203183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">
                <text:p>19</text:p>
              </table:table-cell>
              <table:table-cell office:value-type="float" office:value="19.5847605928703">
                <text:p>19.58476059287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">
                <text:p>19</text:p>
              </table:table-cell>
              <table:table-cell office:value-type="float" office:value="19.7124695034762">
                <text:p>19.71246950347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">
                <text:p>20</text:p>
              </table:table-cell>
              <table:table-cell office:value-type="float" office:value="19.8408541257483">
                <text:p>19.84085412574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19.9699216481591">
                <text:p>19.96992164815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20.0996793745054">
                <text:p>20.09967937450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">
                <text:p>20</text:p>
              </table:table-cell>
              <table:table-cell office:value-type="float" office:value="20.2301347263881">
                <text:p>20.23013472638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">
                <text:p>20</text:p>
              </table:table-cell>
              <table:table-cell office:value-type="float" office:value="20.3612952457599">
                <text:p>20.36129524575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20.4931685975409">
                <text:p>20.49316859754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20.6257625723072">
                <text:p>20.62576257230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0.7590850890521">
                <text:p>20.75908508905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20.8931441980244">
                <text:p>20.89314419802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21.0279480836448">
                <text:p>21.0279480836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21.1635050675047">
                <text:p>21.16350506750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21.2998236114487">
                <text:p>21.29982361144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">
                <text:p>21</text:p>
              </table:table-cell>
              <table:table-cell office:value-type="float" office:value="21.4369123207435">
                <text:p>21.43691232074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">
                <text:p>22</text:p>
              </table:table-cell>
              <table:table-cell office:value-type="float" office:value="21.5747799473385">
                <text:p>21.57477994733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">
                <text:p>22</text:p>
              </table:table-cell>
              <table:table-cell office:value-type="float" office:value="21.7134353932178">
                <text:p>21.7134353932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">
                <text:p>22</text:p>
              </table:table-cell>
              <table:table-cell office:value-type="float" office:value="21.85288771385">
                <text:p>21.852887713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21.9931461217364">
                <text:p>21.99314612173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">
                <text:p>23</text:p>
              </table:table-cell>
              <table:table-cell office:value-type="float" office:value="22.1342199900634">
                <text:p>22.13421999006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">
                <text:p>23</text:p>
              </table:table-cell>
              <table:table-cell office:value-type="float" office:value="22.276118856461">
                <text:p>22.2761188564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">
                <text:p>23</text:p>
              </table:table-cell>
              <table:table-cell office:value-type="float" office:value="22.4188524268724">
                <text:p>22.41885242687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">
                <text:p>23</text:p>
              </table:table-cell>
              <table:table-cell office:value-type="float" office:value="22.5624305795376">
                <text:p>22.56243057953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">
                <text:p>23</text:p>
              </table:table-cell>
              <table:table-cell office:value-type="float" office:value="22.7068633690957">
                <text:p>22.70686336909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">
                <text:p>23</text:p>
              </table:table-cell>
              <table:table-cell office:value-type="float" office:value="22.8521610308103">
                <text:p>22.8521610308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">
                <text:p>23</text:p>
              </table:table-cell>
              <table:table-cell office:value-type="float" office:value="22.9983339849218">
                <text:p>22.99833398492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">
                <text:p>23</text:p>
              </table:table-cell>
              <table:table-cell office:value-type="float" office:value="23.145392841132">
                <text:p>23.1453928411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  <table:table-cell office:value-type="float" office:value="23.2933484032247">
                <text:p>23.29334840322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">
                <text:p>24</text:p>
              </table:table-cell>
              <table:table-cell office:value-type="float" office:value="23.4422116738289">
                <text:p>23.44221167382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">
                <text:p>24</text:p>
              </table:table-cell>
              <table:table-cell office:value-type="float" office:value="23.5919938593289">
                <text:p>23.5919938593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">
                <text:p>24</text:p>
              </table:table-cell>
              <table:table-cell office:value-type="float" office:value="23.7427063749257">
                <text:p>23.74270637492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">
                <text:p>25</text:p>
              </table:table-cell>
              <table:table-cell office:value-type="float" office:value="23.8943608498585">
                <text:p>23.89436084985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">
                <text:p>25</text:p>
              </table:table-cell>
              <table:table-cell office:value-type="float" office:value="24.0469691327889">
                <text:p>24.04696913278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">
                <text:p>25</text:p>
              </table:table-cell>
              <table:table-cell office:value-type="float" office:value="24.200543297356">
                <text:p>24.2005432973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">
                <text:p>25</text:p>
              </table:table-cell>
              <table:table-cell office:value-type="float" office:value="24.3550956479083">
                <text:p>24.3550956479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">
                <text:p>25</text:p>
              </table:table-cell>
              <table:table-cell office:value-type="float" office:value="24.51063872542">
                <text:p>24.510638725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">
                <text:p>25</text:p>
              </table:table-cell>
              <table:table-cell office:value-type="float" office:value="24.6671853135968">
                <text:p>24.66718531359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">
                <text:p>25</text:p>
              </table:table-cell>
              <table:table-cell office:value-type="float" office:value="24.8247484451813">
                <text:p>24.82474844518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">
                <text:p>25</text:p>
              </table:table-cell>
              <table:table-cell office:value-type="float" office:value="24.9833414084637">
                <text:p>24.98334140846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">
                <text:p>25</text:p>
              </table:table-cell>
              <table:table-cell office:value-type="float" office:value="25.1429777540065">
                <text:p>25.14297775400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">
                <text:p>26</text:p>
              </table:table-cell>
              <table:table-cell office:value-type="float" office:value="25.3036713015931">
                <text:p>25.30367130159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">
                <text:p>26</text:p>
              </table:table-cell>
              <table:table-cell office:value-type="float" office:value="25.4654361474063">
                <text:p>25.46543614740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">
                <text:p>26</text:p>
              </table:table-cell>
              <table:table-cell office:value-type="float" office:value="25.6282866714487">
                <text:p>25.62828667144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">
                <text:p>26</text:p>
              </table:table-cell>
              <table:table-cell office:value-type="float" office:value="25.7922375452143">
                <text:p>25.79223754521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">
                <text:p>26</text:p>
              </table:table-cell>
              <table:table-cell office:value-type="float" office:value="25.9573037396195">
                <text:p>25.95730373961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">
                <text:p>27</text:p>
              </table:table-cell>
              <table:table-cell office:value-type="float" office:value="26.1235005332074">
                <text:p>26.12350053320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">
                <text:p>27</text:p>
              </table:table-cell>
              <table:table-cell office:value-type="float" office:value="26.2908435206334">
                <text:p>26.29084352063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">
                <text:p>27</text:p>
              </table:table-cell>
              <table:table-cell office:value-type="float" office:value="26.4593486214472">
                <text:p>26.45934862144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">
                <text:p>27</text:p>
              </table:table-cell>
              <table:table-cell office:value-type="float" office:value="26.62903208918">
                <text:p>26.629032089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">
                <text:p>27</text:p>
              </table:table-cell>
              <table:table-cell office:value-type="float" office:value="26.7999105207536">
                <text:p>26.79991052075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">
                <text:p>27</text:p>
              </table:table-cell>
              <table:table-cell office:value-type="float" office:value="26.9720008662212">
                <text:p>26.97200086622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">
                <text:p>27</text:p>
              </table:table-cell>
              <table:table-cell office:value-type="float" office:value="27.1453204388576">
                <text:p>27.14532043885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">
                <text:p>27</text:p>
              </table:table-cell>
              <table:table-cell office:value-type="float" office:value="27.3198869256121">
                <text:p>27.3198869256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">
                <text:p>27</text:p>
              </table:table-cell>
              <table:table-cell office:value-type="float" office:value="27.4957183979392">
                <text:p>27.4957183979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">
                <text:p>27</text:p>
              </table:table-cell>
              <table:table-cell office:value-type="float" office:value="27.6728333230258">
                <text:p>27.67283332302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">
                <text:p>28</text:p>
              </table:table-cell>
              <table:table-cell office:value-type="float" office:value="27.8512505754304">
                <text:p>27.8512505754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">
                <text:p>28</text:p>
              </table:table-cell>
              <table:table-cell office:value-type="float" office:value="28.0309894491539">
                <text:p>28.03098944915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">
                <text:p>28</text:p>
              </table:table-cell>
              <table:table-cell office:value-type="float" office:value="28.2120696701602">
                <text:p>28.21206967016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">
                <text:p>29</text:p>
              </table:table-cell>
              <table:table-cell office:value-type="float" office:value="28.394511409368">
                <text:p>28.3945114093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28.5783352961348">
                <text:p>28.57833529613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">
                <text:p>29</text:p>
              </table:table-cell>
              <table:table-cell office:value-type="float" office:value="28.7635624322552">
                <text:p>28.76356243225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">
                <text:p>29</text:p>
              </table:table-cell>
              <table:table-cell office:value-type="float" office:value="28.9502144064976">
                <text:p>28.9502144064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">
                <text:p>29</text:p>
              </table:table-cell>
              <table:table-cell office:value-type="float" office:value="29.1383133097049">
                <text:p>29.13831330970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">
                <text:p>29</text:p>
              </table:table-cell>
              <table:table-cell office:value-type="float" office:value="29.3278817504846">
                <text:p>29.32788175048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29.5189428715165">
                <text:p>29.51894287151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29.7115203665081">
                <text:p>29.71152036650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9.9056384978279">
                <text:p>29.90563849782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">
                <text:p>30</text:p>
              </table:table-cell>
              <table:table-cell office:value-type="float" office:value="30.1013221148498">
                <text:p>30.10132211484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30.2985966730433">
                <text:p>30.29859667304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">
                <text:p>30</text:p>
              </table:table-cell>
              <table:table-cell office:value-type="float" office:value="30.4974882538453">
                <text:p>30.49748825384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">
                <text:p>31</text:p>
              </table:table-cell>
              <table:table-cell office:value-type="float" office:value="30.6980235853552">
                <text:p>30.6980235853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">
                <text:p>31</text:p>
              </table:table-cell>
              <table:table-cell office:value-type="float" office:value="30.9002300638899">
                <text:p>30.90023006388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">
                <text:p>31</text:p>
              </table:table-cell>
              <table:table-cell office:value-type="float" office:value="31.1041357764456">
                <text:p>31.10413577644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  <table:table-cell office:value-type="float" office:value="31.3097695241118">
                <text:p>31.3097695241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">
                <text:p>32</text:p>
              </table:table-cell>
              <table:table-cell office:value-type="float" office:value="31.5171608464851">
                <text:p>31.51716084648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">
                <text:p>33</text:p>
              </table:table-cell>
              <table:table-cell office:value-type="float" office:value="31.7263400471359">
                <text:p>31.72634004713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  <table:table-cell office:value-type="float" office:value="31.9373382201824">
                <text:p>31.93733822018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">
                <text:p>33</text:p>
              </table:table-cell>
              <table:table-cell office:value-type="float" office:value="32.1501872780294">
                <text:p>32.15018727802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">
                <text:p>33</text:p>
              </table:table-cell>
              <table:table-cell office:value-type="float" office:value="32.3649199803357">
                <text:p>32.36491998033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">
                <text:p>34</text:p>
              </table:table-cell>
              <table:table-cell office:value-type="float" office:value="32.5815699642742">
                <text:p>32.58156996427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">
                <text:p>34</text:p>
              </table:table-cell>
              <table:table-cell office:value-type="float" office:value="32.8001717761544">
                <text:p>32.80017177615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">
                <text:p>34</text:p>
              </table:table-cell>
              <table:table-cell office:value-type="float" office:value="33.0207609044839">
                <text:p>33.02076090448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33.2433738145449">
                <text:p>33.24337381454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">
                <text:p>35</text:p>
              </table:table-cell>
              <table:table-cell office:value-type="float" office:value="33.468047984573">
                <text:p>33.4680479845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">
                <text:p>35</text:p>
              </table:table-cell>
              <table:table-cell office:value-type="float" office:value="33.6948219436254">
                <text:p>33.69482194362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">
                <text:p>35</text:p>
              </table:table-cell>
              <table:table-cell office:value-type="float" office:value="33.9237353112362">
                <text:p>33.92373531123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">
                <text:p>35</text:p>
              </table:table-cell>
              <table:table-cell office:value-type="float" office:value="34.1548288389601">
                <text:p>34.15482883896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">
                <text:p>36</text:p>
              </table:table-cell>
              <table:table-cell office:value-type="float" office:value="34.3881444539131">
                <text:p>34.38814445391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">
                <text:p>37</text:p>
              </table:table-cell>
              <table:table-cell office:value-type="float" office:value="34.623725304427">
                <text:p>34.6237253044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">
                <text:p>37</text:p>
              </table:table-cell>
              <table:table-cell office:value-type="float" office:value="34.8616158079424">
                <text:p>34.86161580794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">
                <text:p>37</text:p>
              </table:table-cell>
              <table:table-cell office:value-type="float" office:value="35.1018617012723">
                <text:p>35.10186170127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">
                <text:p>37</text:p>
              </table:table-cell>
              <table:table-cell office:value-type="float" office:value="35.3445100933792">
                <text:p>35.34451009337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">
                <text:p>37</text:p>
              </table:table-cell>
              <table:table-cell office:value-type="float" office:value="35.5896095208175">
                <text:p>35.58960952081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">
                <text:p>37</text:p>
              </table:table-cell>
              <table:table-cell office:value-type="float" office:value="35.8372100060056">
                <text:p>35.8372100060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">
                <text:p>38</text:p>
              </table:table-cell>
              <table:table-cell office:value-type="float" office:value="36.0873631185008">
                <text:p>36.08736311850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  <table:table-cell office:value-type="float" office:value="36.3401220394666">
                <text:p>36.34012203946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">
                <text:p>39</text:p>
              </table:table-cell>
              <table:table-cell office:value-type="float" office:value="36.5955416295326">
                <text:p>36.59554162953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">
                <text:p>39</text:p>
              </table:table-cell>
              <table:table-cell office:value-type="float" office:value="36.8536785002646">
                <text:p>36.85367850026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">
                <text:p>40</text:p>
              </table:table-cell>
              <table:table-cell office:value-type="float" office:value="37.1145910894773">
                <text:p>37.11459108947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">
                <text:p>40</text:p>
              </table:table-cell>
              <table:table-cell office:value-type="float" office:value="37.3783397406403">
                <text:p>37.37833974064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">
                <text:p>40</text:p>
              </table:table-cell>
              <table:table-cell office:value-type="float" office:value="37.6449867866467">
                <text:p>37.64498678664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">
                <text:p>40</text:p>
              </table:table-cell>
              <table:table-cell office:value-type="float" office:value="37.9145966382372">
                <text:p>37.91459663823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">
                <text:p>40</text:p>
              </table:table-cell>
              <table:table-cell office:value-type="float" office:value="38.1872358773909">
                <text:p>38.18723587739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  <table:table-cell office:value-type="float" office:value="38.4629733560231">
                <text:p>38.46297335602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">
                <text:p>41</text:p>
              </table:table-cell>
              <table:table-cell office:value-type="float" office:value="38.7418803003557">
                <text:p>38.74188030035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">
                <text:p>42</text:p>
              </table:table-cell>
              <table:table-cell office:value-type="float" office:value="39.0240304213567">
                <text:p>39.02403042135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">
                <text:p>42</text:p>
              </table:table-cell>
              <table:table-cell office:value-type="float" office:value="39.3095000316755">
                <text:p>39.30950003167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">
                <text:p>42</text:p>
              </table:table-cell>
              <table:table-cell office:value-type="float" office:value="39.5983681695395">
                <text:p>39.59836816953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">
                <text:p>42</text:p>
              </table:table-cell>
              <table:table-cell office:value-type="float" office:value="39.8907167301158">
                <text:p>39.8907167301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">
                <text:p>43</text:p>
              </table:table-cell>
              <table:table-cell office:value-type="float" office:value="40.1866306048817">
                <text:p>40.18663060488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  <table:table-cell office:value-type="float" office:value="40.4861978296004">
                <text:p>40.4861978296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">
                <text:p>44</text:p>
              </table:table-cell>
              <table:table-cell office:value-type="float" office:value="40.7895097415446">
                <text:p>40.78950974154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">
                <text:p>44</text:p>
              </table:table-cell>
              <table:table-cell office:value-type="float" office:value="41.0966611466734">
                <text:p>41.09666114667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">
                <text:p>44</text:p>
              </table:table-cell>
              <table:table-cell office:value-type="float" office:value="41.4077504975247">
                <text:p>41.40775049752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41.7228800826613">
                <text:p>41.72288008266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">
                <text:p>45</text:p>
              </table:table-cell>
              <table:table-cell office:value-type="float" office:value="42.0421562285807">
                <text:p>42.04215622858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">
                <text:p>45</text:p>
              </table:table-cell>
              <table:table-cell office:value-type="float" office:value="42.3656895150877">
                <text:p>42.36568951508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">
                <text:p>45</text:p>
              </table:table-cell>
              <table:table-cell office:value-type="float" office:value="42.6935950052198">
                <text:p>42.69359500521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">
                <text:p>46</text:p>
              </table:table-cell>
              <table:table-cell office:value-type="float" office:value="43.0259924909223">
                <text:p>43.0259924909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">
                <text:p>46</text:p>
              </table:table-cell>
              <table:table-cell office:value-type="float" office:value="43.3630067557857">
                <text:p>43.36300675578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">
                <text:p>46</text:p>
              </table:table-cell>
              <table:table-cell office:value-type="float" office:value="43.7047678562884">
                <text:p>43.70476785628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44.0514114231294">
                <text:p>44.05141142312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">
                <text:p>47</text:p>
              </table:table-cell>
              <table:table-cell office:value-type="float" office:value="44.4030789843986">
                <text:p>44.40307898439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">
                <text:p>47</text:p>
              </table:table-cell>
              <table:table-cell office:value-type="float" office:value="44.7599183125124">
                <text:p>44.75991831251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">
                <text:p>47</text:p>
              </table:table-cell>
              <table:table-cell office:value-type="float" office:value="45.122083797044">
                <text:p>45.1220837970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">
                <text:p>48</text:p>
              </table:table-cell>
              <table:table-cell office:value-type="float" office:value="45.4897368457992">
                <text:p>45.48973684579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">
                <text:p>48</text:p>
              </table:table-cell>
              <table:table-cell office:value-type="float" office:value="45.8630463167497">
                <text:p>45.86304631674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">
                <text:p>48</text:p>
              </table:table-cell>
              <table:table-cell office:value-type="float" office:value="46.2421889837141">
                <text:p>46.24218898371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">
                <text:p>48</text:p>
              </table:table-cell>
              <table:table-cell office:value-type="float" office:value="46.6273500390028">
                <text:p>46.62735003900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  <table:table-cell office:value-type="float" office:value="47.0187236366036">
                <text:p>47.01872363660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">
                <text:p>50</text:p>
              </table:table-cell>
              <table:table-cell office:value-type="float" office:value="47.4165134798959">
                <text:p>47.4165134798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">
                <text:p>50</text:p>
              </table:table-cell>
              <table:table-cell office:value-type="float" office:value="47.8209334583485">
                <text:p>47.82093345834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">
                <text:p>50</text:p>
              </table:table-cell>
              <table:table-cell office:value-type="float" office:value="48.2322083381822">
                <text:p>48.23220833818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">
                <text:p>50</text:p>
              </table:table-cell>
              <table:table-cell office:value-type="float" office:value="48.6505745125801">
                <text:p>48.65057451258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">
                <text:p>51</text:p>
              </table:table-cell>
              <table:table-cell office:value-type="float" office:value="49.0762808177162">
                <text:p>49.07628081771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">
                <text:p>51</text:p>
              </table:table-cell>
              <table:table-cell office:value-type="float" office:value="49.509589421654">
                <text:p>49.5095894216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">
                <text:p>51</text:p>
              </table:table-cell>
              <table:table-cell office:value-type="float" office:value="49.9507767940684">
                <text:p>49.9507767940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">
                <text:p>51</text:p>
              </table:table-cell>
              <table:table-cell office:value-type="float" office:value="50.4001347657696">
                <text:p>50.40013476576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">
                <text:p>51</text:p>
              </table:table-cell>
              <table:table-cell office:value-type="float" office:value="50.8579716881997">
                <text:p>50.85797168819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">
                <text:p>51</text:p>
              </table:table-cell>
              <table:table-cell office:value-type="float" office:value="51.3246137044405">
                <text:p>51.32461370444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">
                <text:p>52</text:p>
              </table:table-cell>
              <table:table-cell office:value-type="float" office:value="51.8004061448502">
                <text:p>51.80040614485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">
                <text:p>52</text:p>
              </table:table-cell>
              <table:table-cell office:value-type="float" office:value="52.2857150622925">
                <text:p>52.28571506229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4">
                <text:p>54</text:p>
              </table:table-cell>
              <table:table-cell office:value-type="float" office:value="52.7809289240511">
                <text:p>52.7809289240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">
                <text:p>54</text:p>
              </table:table-cell>
              <table:table-cell office:value-type="float" office:value="53.2864604800238">
                <text:p>53.28646048002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">
                <text:p>54</text:p>
              </table:table-cell>
              <table:table-cell office:value-type="float" office:value="53.8027488297013">
                <text:p>53.8027488297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">
                <text:p>55</text:p>
              </table:table-cell>
              <table:table-cell office:value-type="float" office:value="54.3302617138696">
                <text:p>54.33026171386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">
                <text:p>56</text:p>
              </table:table-cell>
              <table:table-cell office:value-type="float" office:value="54.8694980610039">
                <text:p>54.86949806100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">
                <text:p>56</text:p>
              </table:table-cell>
              <table:table-cell office:value-type="float" office:value="55.4209908230988">
                <text:p>55.42099082309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">
                <text:p>56</text:p>
              </table:table-cell>
              <table:table-cell office:value-type="float" office:value="55.9853101413282">
                <text:p>55.98531014132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">
                <text:p>57</text:p>
              </table:table-cell>
              <table:table-cell office:value-type="float" office:value="56.5630668886718">
                <text:p>56.56306688867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">
                <text:p>57</text:p>
              </table:table-cell>
              <table:table-cell office:value-type="float" office:value="57.1549166446891">
                <text:p>57.15491664468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7">
                <text:p>57</text:p>
              </table:table-cell>
              <table:table-cell office:value-type="float" office:value="57.7615641672893">
                <text:p>57.76156416728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">
                <text:p>59</text:p>
              </table:table-cell>
              <table:table-cell office:value-type="float" office:value="58.3837684379796">
                <text:p>58.38376843797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">
                <text:p>59</text:p>
              </table:table-cell>
              <table:table-cell office:value-type="float" office:value="59.0223483711796">
                <text:p>59.02234837117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">
                <text:p>60</text:p>
              </table:table-cell>
              <table:table-cell office:value-type="float" office:value="59.6781892953276">
                <text:p>59.67818929532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">
                <text:p>61</text:p>
              </table:table-cell>
              <table:table-cell office:value-type="float" office:value="60.352250334469">
                <text:p>60.3522503344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  <table:table-cell office:value-type="float" office:value="61.0455728447567">
                <text:p>61.04557284475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">
                <text:p>63</text:p>
              </table:table-cell>
              <table:table-cell office:value-type="float" office:value="61.7592900921162">
                <text:p>61.75929009211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4">
                <text:p>64</text:p>
              </table:table-cell>
              <table:table-cell office:value-type="float" office:value="62.4946383968493">
                <text:p>62.49463839684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">
                <text:p>65</text:p>
              </table:table-cell>
              <table:table-cell office:value-type="float" office:value="63.2529700203763">
                <text:p>63.25297002037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5">
                <text:p>65</text:p>
              </table:table-cell>
              <table:table-cell office:value-type="float" office:value="64.0357681314842">
                <text:p>64.03576813148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">
                <text:p>66</text:p>
              </table:table-cell>
              <table:table-cell office:value-type="float" office:value="64.8446642682348">
                <text:p>64.84466426823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">
                <text:p>67</text:p>
              </table:table-cell>
              <table:table-cell office:value-type="float" office:value="65.6814588122004">
                <text:p>65.68145881220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">
                <text:p>69</text:p>
              </table:table-cell>
              <table:table-cell office:value-type="float" office:value="66.5481451209594">
                <text:p>66.5481451209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">
                <text:p>70</text:p>
              </table:table-cell>
              <table:table-cell office:value-type="float" office:value="67.4469381323885">
                <text:p>67.44693813238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">
                <text:p>70</text:p>
              </table:table-cell>
              <table:table-cell office:value-type="float" office:value="68.3803084735051">
                <text:p>68.38030847350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">
                <text:p>71</text:p>
              </table:table-cell>
              <table:table-cell office:value-type="float" office:value="69.3510233960636">
                <text:p>69.35102339606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1">
                <text:p>71</text:p>
              </table:table-cell>
              <table:table-cell office:value-type="float" office:value="70.3621962471321">
                <text:p>70.36219624713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">
                <text:p>71</text:p>
              </table:table-cell>
              <table:table-cell office:value-type="float" office:value="71.4173467033564">
                <text:p>71.41734670335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">
                <text:p>72</text:p>
              </table:table-cell>
              <table:table-cell office:value-type="float" office:value="72.5204747075934">
                <text:p>72.52047470759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3">
                <text:p>73</text:p>
              </table:table-cell>
              <table:table-cell office:value-type="float" office:value="73.6761520274473">
                <text:p>73.67615202744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">
                <text:p>75</text:p>
              </table:table-cell>
              <table:table-cell office:value-type="float" office:value="74.8896367290258">
                <text:p>74.88963672902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">
                <text:p>76</text:p>
              </table:table-cell>
              <table:table-cell office:value-type="float" office:value="76.167017812498">
                <text:p>76.1670178124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77.5154000790435">
                <text:p>77.51540007904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">
                <text:p>77</text:p>
              </table:table-cell>
              <table:table-cell office:value-type="float" office:value="78.9431434531361">
                <text:p>78.94314345313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">
                <text:p>77</text:p>
              </table:table-cell>
              <table:table-cell office:value-type="float" office:value="80.4601772205448">
                <text:p>80.46017722054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8">
                <text:p>78</text:p>
              </table:table-cell>
              <table:table-cell office:value-type="float" office:value="82.0784192139429">
                <text:p>82.07841921394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1">
                <text:p>81</text:p>
              </table:table-cell>
              <table:table-cell office:value-type="float" office:value="83.8123450355328">
                <text:p>83.81234503553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">
                <text:p>91</text:p>
              </table:table-cell>
              <table:table-cell office:value-type="float" office:value="85.6797767620231">
                <text:p>85.67977676202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">
                <text:p>93</text:p>
              </table:table-cell>
              <table:table-cell office:value-type="float" office:value="87.7030012356002">
                <text:p>87.70300123560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4">
                <text:p>94</text:p>
              </table:table-cell>
              <table:table-cell office:value-type="float" office:value="89.9103984112203">
                <text:p>89.91039841122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5">
                <text:p>95</text:p>
              </table:table-cell>
              <table:table-cell office:value-type="float" office:value="92.3388872030442">
                <text:p>92.33888720304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6">
                <text:p>96</text:p>
              </table:table-cell>
              <table:table-cell office:value-type="float" office:value="95.0377368643485">
                <text:p>95.03773686434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3">
                <text:p>103</text:p>
              </table:table-cell>
              <table:table-cell office:value-type="float" office:value="98.0747750941992">
                <text:p>98.07477509419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3">
                <text:p>113</text:p>
              </table:table-cell>
              <table:table-cell office:value-type="float" office:value="101.54706511987">
                <text:p>101.547065119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2">
                <text:p>122</text:p>
              </table:table-cell>
              <table:table-cell office:value-type="float" office:value="105.60057184398">
                <text:p>105.600571843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8">
                <text:p>128</text:p>
              </table:table-cell>
              <table:table-cell office:value-type="float" office:value="110.469773426376">
                <text:p>110.4697734263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0">
                <text:p>130</text:p>
              </table:table-cell>
              <table:table-cell office:value-type="float" office:value="116.567826802065">
                <text:p>116.5678268020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2">
                <text:p>132</text:p>
              </table:table-cell>
              <table:table-cell office:value-type="float" office:value="124.732203485044">
                <text:p>124.7322034850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">
                <text:p>157</text:p>
              </table:table-cell>
              <table:table-cell office:value-type="float" office:value="137.12720181722">
                <text:p>137.127201817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8">
                <text:p>178</text:p>
              </table:table-cell>
              <table:table-cell office:value-type="float" office:value="163.784630208057">
                <text:p>163.784630208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0.1000003814697pt" style:font-size-asian="10.1000003814697pt" style:font-family-complex="Arial" style:font-size-complex="10.1000003814697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1pt" style:font-size-asian="11pt" style:font-family-complex="Arial" style:font-size-complex="11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1pt" style:font-size-asian="11pt" style:font-family-complex="Arial" style:font-size-complex="11pt"/>
    </style:style>
    <style:style style:name="ch7" style:family="chart" style:data-style-name="N0">
      <style:chart-properties chart:link-data-style-to-source="true"/>
      <style:graphic-properties svg:stroke-width="0.035cm" draw:fill-color="#ff00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0000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4.986cm" svg:height="8.149cm" xlink:href=".." xlink:type="simple" chart:class="chart:bar" chart:style-name="ch1">
        <chart:subtitle svg:x="0cm" svg:y="0cm" chart:style-name="ch2">
          <text:p/>
        </chart:subtitle>
        <chart:legend chart:legend-position="end" svg:x="12.318cm" svg:y="2.77cm" style:legend-expansion="custom" svg:width="2.293cm" svg:height="1.235cm" style:legend-expansion-aspect-ratio="1.85668016194332" chart:style-name="ch3"/>
        <chart:plot-area chart:style-name="ch4" table:cell-range-address="'ChiSq 6'.D2:'ChiSq 6'.G14 'ChiSq 6'.F1:'ChiSq 6'.G1" chart:data-source-has-labels="both" svg:x="0.187cm" svg:y="0.396cm" svg:width="11.957cm" svg:height="7.489cm">
          <chart:coordinate-region svg:x="1.073cm" svg:y="0.622cm" svg:width="11.071cm" svg:height="6.112cm"/>
          <chart:axis chart:dimension="x" chart:name="primary-x" chart:style-name="ch5" chartooo:axis-type="auto">
            <chartooo:date-scale/>
            <chart:categories table:cell-range-address="'ChiSq 6'.D2:'ChiSq 6'.E14"/>
          </chart:axis>
          <chart:axis chart:dimension="y" chart:name="primary-y" chart:style-name="ch6"/>
          <chart:series chart:style-name="ch7" chart:values-cell-range-address="'ChiSq 6'.F2:'ChiSq 6'.F14" chart:label-cell-address="'ChiSq 6'.F1:'ChiSq 6'.F1" chart:class="chart:bar">
            <chart:data-point chart:repeated="13"/>
          </chart:series>
          <chart:series chart:style-name="ch8" chart:values-cell-range-address="'ChiSq 6'.G2:'ChiSq 6'.G14" chart:label-cell-address="'ChiSq 6'.G1:'ChiSq 6'.G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'ChiSq 6'.F1:'ChiSq 6'.F1</svg:desc>
                </draw:g>
              </table:table-cell>
              <table:table-cell office:value-type="string">
                <text:p>Observed</text:p>
                <draw:g>
                  <svg:desc>'ChiSq 6'.G1:'ChiSq 6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10</text:p>
                <text:list>
                  <text:list-item>
                    <text:p>1</text:p>
                  </text:list-item>
                  <text:list-item>
                    <text:p>10</text:p>
                  </text:list-item>
                </text:list>
                <draw:g>
                  <svg:desc>'ChiSq 6'.D2:'ChiSq 6'.E14</svg:desc>
                </draw:g>
              </table:table-cell>
              <table:table-cell office:value-type="float" office:value="127">
                <text:p>127</text:p>
                <draw:g>
                  <svg:desc>'ChiSq 6'.F2:'ChiSq 6'.F14</svg:desc>
                </draw:g>
              </table:table-cell>
              <table:table-cell office:value-type="float" office:value="160">
                <text:p>160</text:p>
                <draw:g>
                  <svg:desc>'ChiSq 6'.G2:'ChiSq 6'.G14</svg:desc>
                </draw:g>
              </table:table-cell>
            </table:table-row>
            <table:table-row>
              <table:table-cell office:value-type="float" office:value="11">
                <text:p>11 20</text:p>
                <text:list>
                  <text:list-item>
                    <text:p>11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1">
                <text:p>21 30</text:p>
                <text:list>
                  <text:list-item>
                    <text:p>21</text:p>
                  </text:list-item>
                  <text:list-item>
                    <text:p>30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">
                <text:p>31 40</text:p>
                <text:list>
                  <text:list-item>
                    <text:p>31</text:p>
                  </text:list-item>
                  <text:list-item>
                    <text:p>40</text:p>
                  </text:list-item>
                </text:list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">
                <text:p>41 50</text:p>
                <text:list>
                  <text:list-item>
                    <text:p>41</text:p>
                  </text:list-item>
                  <text:list-item>
                    <text:p>50</text:p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1">
                <text:p>51 60</text:p>
                <text:list>
                  <text:list-item>
                    <text:p>51</text:p>
                  </text:list-item>
                  <text:list-item>
                    <text:p>60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">
                <text:p>61 70</text:p>
                <text:list>
                  <text:list-item>
                    <text:p>61</text:p>
                  </text:list-item>
                  <text:list-item>
                    <text:p>70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">
                <text:p>71 80</text:p>
                <text:list>
                  <text:list-item>
                    <text:p>71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1">
                <text:p>81 90</text:p>
                <text:list>
                  <text:list-item>
                    <text:p>81</text:p>
                  </text:list-item>
                  <text:list-item>
                    <text:p>90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1 100</text:p>
                <text:list>
                  <text:list-item>
                    <text:p>91</text:p>
                  </text:list-item>
                  <text:list-item>
                    <text:p>100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1">
                <text:p>101 110</text:p>
                <text:list>
                  <text:list-item>
                    <text:p>101</text:p>
                  </text:list-item>
                  <text:list-item>
                    <text:p>110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1 120</text:p>
                <text:list>
                  <text:list-item>
                    <text:p>111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">
                <text:p>121 130</text:p>
                <text:list>
                  <text:list-item>
                    <text:p>121</text:p>
                  </text:list-item>
                  <text:list-item>
                    <text:p>130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